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25.934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in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_science_job</text:p>
          </table:table-cell>
        </table:table-row>
        <table:table-row table:style-name="ro1">
          <table:table-cell office:value-type="string" calcext:value-type="string">
            <text:p>Projektleiter Data Science / Marktforschung (w/m/d)</text:p>
          </table:table-cell>
          <table:table-cell office:value-type="string" calcext:value-type="string">
            <text:p>Das Team Marktforschung im Ressort Produktmanagement beschäftigt sich mit Daten rund um unsere Kunden – von der Befragung bis hin zur Analyse von quantitativ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I Data Scientist / Signal Processing (f/m/d)</text:p>
          </table:table-cell>
          <table:table-cell office:value-type="string" calcext:value-type="string">
            <text:p>You have solid practical and/or theoretical experience in data analysis, pattern recognition and artificial intelligence.Then you are at the right place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keting Data Scientist (m/w/d)</text:p>
          </table:table-cell>
          <table:table-cell office:value-type="string" calcext:value-type="string">
            <text:p>Dieser Satz steht in seiner Kürze für einen inhabergeführten Handwerksbetrieb mit Tradition, der für die Herstellung von bemerkenswerten Bieren leidenschaftlic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Scientist (f/m/d) - Visual Data Science</text:p>
          </table:table-cell>
          <table:table-cell office:value-type="string" calcext:value-type="string">
            <text:p>In addition, you are responsible for the supervision of data science students.AI and data science change the world for industry - get on board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Warehouse Engineer</text:p>
          </table:table-cell>
          <table:table-cell office:value-type="string" calcext:value-type="string">
            <text:p>Responsible for extracting data from various sources, transforming the data as required and loading it to various target (ETL) database(s) and/or structur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ctor of Data Management (m/f/x)</text:p>
          </table:table-cell>
          <table:table-cell office:value-type="string" calcext:value-type="string">
            <text:p>Drive KPIs for catalog data accuracy.Drive KPIs for pricing data timeliness.You have 5+ years of experience in leading and building data centric team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Quantum Computing Algorithm</text:p>
          </table:table-cell>
          <table:table-cell office:value-type="string" calcext:value-type="string">
            <text:p>PhD in physics, computer science, mathematics or similar.Implement and test new algorithm paradigms with real-world data sets from the above applica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M.178.20b Scientific Research Assistant (f/m/d)</text:p>
          </table:table-cell>
          <table:table-cell office:value-type="string" calcext:value-type="string">
            <text:p>Solid basic experience in scientific data handling, documentation and management is of advantage.Die Charité – Universitätsmedizin Berlin ist eine gemeinsam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Was ist das für eine Stelle?*.Wir sind verantwortlich für den Teamausbau eines führenden Anbieters von Lösungsansätzen in den Bereichen Data Science, Busin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toral Fellow in Bioinformatics</text:p>
          </table:table-cell>
          <table:table-cell office:value-type="string" calcext:value-type="string">
            <text:p>You are interested in data science, statistics, scientific computing, and cancer.You are excited by pushing science forward with your own idea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STS (M/F/D) ARTIFICIAL INTELLIGENCE ENGINEERING</text:p>
          </table:table-cell>
          <table:table-cell office:value-type="string" calcext:value-type="string">
            <text:p>Enthusiasm for developing and applying AI and data-driven software technologies with industrial partners in a beneficial and responsible wa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SPECIALIST (INFOSEC)</text:p>
          </table:table-cell>
          <table:table-cell office:value-type="string" calcext:value-type="string">
            <text:p>Comprehensive knowledge of national, defense and Air Force laws, directives, policies and regulations pertaining to unique communication and data process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isk Analyst</text:p>
          </table:table-cell>
          <table:table-cell office:value-type="string" calcext:value-type="string">
            <text:p>Utilise your expertise to support review and update of uRA on study-based data.Our client is a leading patient motivated global pharmaceutical organisation wh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IT &amp; Data Services (m/f/d)</text:p>
          </table:table-cell>
          <table:table-cell office:value-type="string" calcext:value-type="string">
            <text:p>Oversee and manage the company´s technical data strategy and setup including data warehouses, data lakes and data services.What your tasks will b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/ Data Analyst – Controlling national (m/w/d)</text:p>
          </table:table-cell>
          <table:table-cell office:value-type="string" calcext:value-type="string">
            <text:p>Bei Lidl arbeiten heißt: die Zukunft des Handels mitgestalten.Dabei das große Ganze ebenso im Blick haben wie die Details.Für dein Team – und für dich selbs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(m/f/x)</text:p>
          </table:table-cell>
          <table:table-cell office:value-type="string" calcext:value-type="string">
            <text:p>Communicate data heavy analysis in a digestible manner to business stakeholder teams.Illustrate key business trends and drivers through effective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/Data Analyst in Offenburg (m/w/d)</text:p>
          </table:table-cell>
          <table:table-cell office:value-type="string" calcext:value-type="string">
            <text:p>Mit unserer cloudbasierten Softwarelösung krempeln wir den verstaubten Buchhaltungsbereich von Kleinunternehmern und Selbstständigen um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Experience with established data manipulation and data science languages (SQL and Python / R).Employ advanced analytics and statistical methods to prepare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Scientist (f/m/d) - Cell Therapy</text:p>
          </table:table-cell>
          <table:table-cell office:value-type="string" calcext:value-type="string">
            <text:p>Manage quality assurance and timely delivery of data.Analyze data and present research findings to our partners.Research Scientist (f/m/d) – Cell Therap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Scientist (m/f/d) – In Vivo Pharmacology / Metabolic Diseases</text:p>
          </table:table-cell>
          <table:table-cell office:value-type="string" calcext:value-type="string">
            <text:p>Leveraging these skills and expertise the Company intends to deliver superior science-driven discovery alliances with pharmaceutical and biotechnology compan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fic Programmer (f/m/d) - Bioinformatics</text:p>
          </table:table-cell>
          <table:table-cell office:value-type="string" calcext:value-type="string">
            <text:p>Develop an interactive platform and applications for multi-omics data analysis.Master’s degree or higher in a natural or formal science disciplin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string" calcext:value-type="string">
            <text:p>Experience in science/research related to food and beverage.Innovative, data-driven, analytical thinker with strong interpersonal communication skill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pplication Expert (m/f/d) - PanHunter</text:p>
          </table:table-cell>
          <table:table-cell office:value-type="string" calcext:value-type="string">
            <text:p>Master or PhD in bioinformatics, statistics, physics, chemistry, data science or mathematics.PanHunter is an innovative software for omics data analytics tha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Data Engineering (m/w/d)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Kernel/Hypervisor Engineer</text:p>
          </table:table-cell>
          <table:table-cell office:value-type="string" calcext:value-type="string">
            <text:p>Protecting your privacy and the security of your data is a longstanding top priority for Amazon.Please consult our Privacy Notice to know more about how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Scientist (f/m/d) - Image Analysis &amp; AI</text:p>
          </table:table-cell>
          <table:table-cell office:value-type="string" calcext:value-type="string">
            <text:p>Perform research with a focus on high dimensional data processing, overseeing related big-data workflows and contribute significantly to the complex assessm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fic Programmer (f/m/d)</text:p>
          </table:table-cell>
          <table:table-cell office:value-type="string" calcext:value-type="string">
            <text:p>Support life science researchers in interdisciplinary project teams in various research areas with Bioinformatics and data analysis expertis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ociate (f/m/d) - HD Models &amp; HTT Profiling</text:p>
          </table:table-cell>
          <table:table-cell office:value-type="string" calcext:value-type="string">
            <text:p>Deliver and report high quality data in an efficient and cost-effective manner with a strong sense of customer service.Research Associate (f/m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um Ingenieur_in im Bereich Digitalisierung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_in / Praktikum Softwareentwicklung Industrie 4.0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ystem-Architekt/in (m/w/d)</text:p>
          </table:table-cell>
          <table:table-cell office:value-type="string" calcext:value-type="string">
            <text:p>Wir sind eine der jüngsten Universitäten Deutschlands und denken in Möglichkeiten statt in Grenzen.Mitten in der Ruhrmetropole entwickeln wir an 11 Fakultät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artner Sales Engineer, Google Cloud</text:p>
          </table:table-cell>
          <table:table-cell office:value-type="string" calcext:value-type="string">
            <text:p>Experience with data and information management and how it relates to big data trends and challenges within businesses, and experience in using and/or manag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Research Engineer, Neural Text-to-Speech (TTS)</text:p>
          </table:table-cell>
          <table:table-cell office:value-type="string" calcext:value-type="string">
            <text:p>Our diverse team of engineers, UX/UI designers, writers, data scientists and linguists are all passionate about creating a world with more conversa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Engineer, Infrastructure Modernization, Google Cloud</text:p>
          </table:table-cell>
          <table:table-cell office:value-type="string" calcext:value-type="string">
            <text:p>Experience in data center architectures and components.The Google Cloud Platform team helps customers transform and evolve their business through the use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eveloper - Cloud Platform - Private Account Connectivity (f/m/d)</text:p>
          </table:table-cell>
          <table:table-cell office:value-type="string" calcext:value-type="string">
            <text:p>The Account Connectivity Team is responsible for creating a service that creates private networks between different IaaS accounts to ensure secure data transf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(Secure) Software Development Specialist with Threat Modelling Skills (m/f/d)</text:p>
          </table:table-cell>
          <table:table-cell office:value-type="string" calcext:value-type="string">
            <text:p>Master’s degree or equivalent in computer science, natural science or a related discipline.Strong background in application security, data protection, secu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m/f/d) - Microsoft Dynamics NAV</text:p>
          </table:table-cell>
          <table:table-cell office:value-type="string" calcext:value-type="string">
            <text:p>Creating APIs to expose NAV/BC and/or other data sources.University degree (computer science or business administration) and/or equivalent exper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niversity Graduate Data Analytics international (m/f/x)</text:p>
          </table:table-cell>
          <table:table-cell office:value-type="string" calcext:value-type="string">
            <text:p>First internships with data-analytics project experience, knowledge in Python, pandas, scikit-learn or similar.Interested in this exciting opportunity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ce &amp; Management Consultant (m/f/x)</text:p>
          </table:table-cell>
          <table:table-cell office:value-type="string" calcext:value-type="string">
            <text:p>In doing so, you are involved in projects with process data of varying extent and complexity.Thereby, you help make digital business processes more transpar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Data Science (m/w/d)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disciplinary PhD Positions in Data Science (f/m/d)</text:p>
          </table:table-cell>
          <table:table-cell office:value-type="string" calcext:value-type="string">
            <text:p>Interested to work on data-driven research projects in physics, chemistry, applied mathematics, engineering, computer science or structural biolog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onsultant Data Science (m/w/d)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Analyst / Scientist (m/w/d)</text:p>
          </table:table-cell>
          <table:table-cell office:value-type="string" calcext:value-type="string">
            <text:p>In erster Linie bist Du wie wir: ein positives Monster.Bei uns geht es nicht nur um die Arbeit alleine, auch die Gemeinschaft wird bei uns groß geschrieb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(w/m/x) - Elevator Ventures</text:p>
          </table:table-cell>
          <table:table-cell office:value-type="string" calcext:value-type="string">
            <text:p>Currently ongoing studies at a university or college, preferably within business, computer science, data science or studies related to innovation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ject Engineer - Medical Treatment Planning Applications</text:p>
          </table:table-cell>
          <table:table-cell office:value-type="string" calcext:value-type="string">
            <text:p>Education in natural sciences, medical computer science, medical engineering, or a related discipline.Interest in working with medical image data in order to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Scientist (f/m/d) - Bioinformatics</text:p>
          </table:table-cell>
          <table:table-cell office:value-type="string" calcext:value-type="string">
            <text:p>Experience in analyzing multi-omics data and correlating such data with corresponding clinical data.PhD in bioinformatics, computational biology, compu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Scientist (m/f/d) - Intellectual Property Analyst</text:p>
          </table:table-cell>
          <table:table-cell office:value-type="string" calcext:value-type="string">
            <text:p>Contribute to the analysis of in-house experimental data.Leveraging these skills and expertise the Company intends to deliver superior science-driven discover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Expert (m/f/d) - PanHunter</text:p>
          </table:table-cell>
          <table:table-cell office:value-type="string" calcext:value-type="string">
            <text:p>Master or PhD in biology, (bio-) informatics, -physics, chemistry, data science or mathematics.PanHunter is an innovative software for omics data analytic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Owner KI/ Machine Learning (w/m/d)</text:p>
          </table:table-cell>
          <table:table-cell office:value-type="string" calcext:value-type="string">
            <text:p>Wenn es darum geht, zukünftig Millionen Fahrgäste und tausende Züge auch digital auf den Weg zu bringen, braucht es die besten IT-Expert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ociate</text:p>
          </table:table-cell>
          <table:table-cell office:value-type="string" calcext:value-type="string">
            <text:p>Provide high-quality data on time and document results within electronic lab notebook.For the long-standing collaboration on Huntington’s Disease, the team i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ield System Engineer</text:p>
          </table:table-cell>
          <table:table-cell office:value-type="string" calcext:value-type="string">
            <text:p>High School diploma and 10+ years of related experience; OR Bachelor’s Degree from a regionally accredited institution in computer science, mathematic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Lead</text:p>
          </table:table-cell>
          <table:table-cell office:value-type="string" calcext:value-type="string">
            <text:p>Apply and install integrative approach to each project and contribute to data architecture.Proven record in IT strategy and planning (infrastructur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uality Manager (m/w/d) Medical Devices</text:p>
          </table:table-cell>
          <table:table-cell office:value-type="string" calcext:value-type="string">
            <text:p>We are building up a strong team with a start-up mindset to execute multiple projects around computer vision, sensing technologies, data science, artifici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-Developer (m/f/d) - PanHunter</text:p>
          </table:table-cell>
          <table:table-cell office:value-type="string" calcext:value-type="string">
            <text:p>Master or PhD in computer science, physics, bioinformatics, mathematics or similar.As part of the PanHunter Software Development Team you will help to develop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33479 - W 1 Tenure-Track Professorship (m / f / d) "Environmentally Compatible Animal Nutrition"</text:p>
          </table:table-cell>
          <table:table-cell office:value-type="string" calcext:value-type="string">
            <text:p>The use of digital technologies for high-resolution data collection and automated evaluation of data can thereby offer advantag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inigungskraft (m/w/d)</text:p>
          </table:table-cell>
          <table:table-cell office:value-type="string" calcext:value-type="string">
            <text:p>In Festanstellung in Geislingen an der Steige ganz in der Nähe von Ulm &amp; Göppingen*.Was passiert, wenn Erfahrung auf Zukunft trifft und Leidenschaft au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uantitative Java Developer (m/f/d) for Financial Markets</text:p>
          </table:table-cell>
          <table:table-cell office:value-type="string" calcext:value-type="string">
            <text:p>Live-set up of indices and coordinating their publication with data vendors.Solactive AG is a FinTech company operating globally and growing at a fast pace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deo Producer (m/f/d)</text:p>
          </table:table-cell>
          <table:table-cell office:value-type="string" calcext:value-type="string">
            <text:p>Numerous site-related campus events from the worlds of art, culture, business and science.He will be responsible for monitoring our live sessions and ensur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ktmanager Data Products &amp; Tools (m/w/d)</text:p>
          </table:table-cell>
          <table:table-cell office:value-type="string" calcext:value-type="string">
            <text:p>Wir glauben daran, dass die Zukunft denen gehört, die Innovation antreiben, die Wandel gestalten und die durch Zusammenarbeit vernetz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Lead - Checkout &amp; Data Search *</text:p>
          </table:table-cell>
          <table:table-cell office:value-type="string" calcext:value-type="string">
            <text:p>We are on an exciting journey, as we plan to implement new state of the art technology for our Checkout and for our product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Web/.Net Developer (f/m/d)</text:p>
          </table:table-cell>
          <table:table-cell office:value-type="string" calcext:value-type="string">
            <text:p>Completed computer science studies or comparable qualifications.With our big-data-driven, forensic approach we create transparency of costs, processe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/r Koordinator/in SFB 1187 "Medien der Kooperation"</text:p>
          </table:table-cell>
          <table:table-cell office:value-type="string" calcext:value-type="string">
            <text:p>Bereich: Fakultät I - Philosophische Fakultät | Stellenumfang: Vollzeit | Beschäftigungsdauer: befristet | Ausschreibungs-ID: 267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Engineer (m/f/d) Financial Market Data</text:p>
          </table:table-cell>
          <table:table-cell office:value-type="string" calcext:value-type="string">
            <text:p>Experience in modern microservice architecture with specific focus on data integration, data provisioning and data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FD Software Developer (f/m/d)</text:p>
          </table:table-cell>
          <table:table-cell office:value-type="string" calcext:value-type="string">
            <text:p>Degree in mechanical engineering, computer science or comparable studies.Our vision is to transform customer decision making with data analytics, simulation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rchitect (m/f/d)</text:p>
          </table:table-cell>
          <table:table-cell office:value-type="string" calcext:value-type="string">
            <text:p>You have 5+ years of professional data or backend engineering experience in building reliable and scalable data platforms.Then send us your applicatio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-Experte Digitalisierung / Industrie 4.0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 - Candidate Insights Team</text:p>
          </table:table-cell>
          <table:table-cell office:value-type="string" calcext:value-type="string">
            <text:p>Advocacy: Lead data initiatives and foster a data culture, encourage and advocate for a team-wide data-first mindset by connecting data projects to busin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IC Verification Engineer</text:p>
          </table:table-cell>
          <table:table-cell office:value-type="string" calcext:value-type="string">
            <text:p>The sensors enable devices to recognize their surroundings and to transmit the data collected.Education: Degree (Dipl. / M.Sc.) of electrical engineering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oinformatic Scientist NGS - GENEWIZ Europe</text:p>
          </table:table-cell>
          <table:table-cell office:value-type="string" calcext:value-type="string">
            <text:p>This is a bioinformatics position that works closely with Production and Study Management to evaluate our customers' sequencing data and then deliver on tim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er/ Associate - Cloud Platform - Privat Account Connectivity (f/m/d)</text:p>
          </table:table-cell>
          <table:table-cell office:value-type="string" calcext:value-type="string">
            <text:p>The Account Connectivity Team is responsible for creating a service that creates private networks between different IaaS accounts to ensure secure data transf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Digitalisierung / Industrie 4.0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/ Abschlussarbeit Informatik für Industrie 4.0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am Lead - Data Science (Remote)</text:p>
          </table:table-cell>
          <table:table-cell office:value-type="string" calcext:value-type="string">
            <text:p>Use NLP and statistical models to classify data.5+ years of experience as a data scientist.Develop machine learning models to structure and analyze scientific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ata Scientist (m/w/d) zur Erstellung von Lerninhalten</text:p>
          </table:table-cell>
          <table:table-cell office:value-type="string" calcext:value-type="string">
            <text:p>In den letzten drei Jahren hat sich StackFuel zu einem der führenden innovativen Anbieter für praxisnahe Online-Trainings im Bereich Data Analytics und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in User Experience &amp; Design (m/f/d)</text:p>
          </table:table-cell>
          <table:table-cell office:value-type="string" calcext:value-type="string">
            <text:p>Collaboration with sales, business developers, industry, data and IT experts.Bilfinger Digital Next GmbH is a startup of more than 35 experts headquarter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Data Integrity (w/m/d), Pharma Quality</text:p>
          </table:table-cell>
          <table:table-cell office:value-type="string" calcext:value-type="string">
            <text:p>Sie suchen eine anspruchsvolle und spannende Aufgabe in der Pharmabranche.Zudem verfügen Sie über ausgezeichnete Expertise im Bereich Datenintegrität (DI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ser Experience Researcher</text:p>
          </table:table-cell>
          <table:table-cell office:value-type="string" calcext:value-type="string">
            <text:p>Behavioral Usability Testing (Monitored) — You are expected to have a neat knowledge on how to plan, design and execute research relating task-driven Us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rchitect (m/w/d)</text:p>
          </table:table-cell>
          <table:table-cell office:value-type="string" calcext:value-type="string">
            <text:p>Erfolgreiche Landwirtschaft braucht die richtige Balance.Eine Balance, die entscheidend ist - auch für den Bereich Agricultural Solu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side Sales Representative</text:p>
          </table:table-cell>
          <table:table-cell office:value-type="string" calcext:value-type="string">
            <text:p>Keep your data accessible and actionable with a single solution that ensures your data is always available — no matter wha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 wiss. Mitarbeiter/innen / Doktoranden/-innen (bei Vorliegen der persönlichen Voraussetzungen E 13 TV-L)</text:p>
          </table:table-cell>
          <table:table-cell office:value-type="string" calcext:value-type="string">
            <text:p>Reference to data protection: Your data protection rights, the purpose for which your data will be.FMRI/EEG data; writing scientific papers; presen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 wiss. Mitarbeiter/innen / Doktoranden/-innnen (bei Vorliegen der persönlichen Voraussetzungen E 13 TV-L)</text:p>
          </table:table-cell>
          <table:table-cell office:value-type="string" calcext:value-type="string">
            <text:p>Reference to data protection: Your data protection rights, the purpose for which your data will be.FMRI/EEG data; writing scientific papers; presen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R Business Partner (f/m/d)</text:p>
          </table:table-cell>
          <table:table-cell office:value-type="string" calcext:value-type="string">
            <text:p>While having detail oriented analytical skills in guiding conclusions out of HR data, you are able to keep the big picture in mind.HR Business Partner (f/m/d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roup Leader (f/m/d) - Antibody / Large Molecule Drug Discovery</text:p>
          </table:table-cell>
          <table:table-cell office:value-type="string" calcext:value-type="string">
            <text:p>Work and deliver towards challenging timelines, assuring high speed and quality data turnaround.You are a solution oriented individual, driven by curiosity, 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Product Management and Marketing (m/f/d) - PanHunter</text:p>
          </table:table-cell>
          <table:table-cell office:value-type="string" calcext:value-type="string">
            <text:p>Basic knowledge in data science and knowledge on cloud services and subscription business models is a plus.Evotec is a leader in the discovery and develop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/ Abschlussarbeit Data Science &amp; Modellierung Industrie 4.0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rainee Data Science im Transport national (m/w/d)</text:p>
          </table:table-cell>
          <table:table-cell office:value-type="string" calcext:value-type="string">
            <text:p>GESUCHT IN BONN, AB 01.04.2021 UND FÜR 18 MONATE, MIT DEM ZIEL DER ÜBERNAHME NACH PROGRAMMENDE.TRAINEE OPERATIONS (M/W/D) NATIONAL MIT SCHWERPUNKT DATA SCIE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um Data Science in der Digitalisierung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OS Developer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Systems Administrator (m/f/d)</text:p>
          </table:table-cell>
          <table:table-cell office:value-type="string" calcext:value-type="string">
            <text:p>While doing so, you support our people to excel within the medical data and app industry.At Temedica, we combine digital technologies with medical science -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er (m/f/d)</text:p>
          </table:table-cell>
          <table:table-cell office:value-type="string" calcext:value-type="string">
            <text:p>Data science knowledge as an advantage.Expertise in current data base technologies SQL/NoSQL.Experience with highly scalable systems and processing hug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ustomer Success Manager - Global (m/f/x)</text:p>
          </table:table-cell>
          <table:table-cell office:value-type="string" calcext:value-type="string">
            <text:p>We strive to help industrial companies improve their maintenance and performance decision making in a data-driven world.Don´t Apply If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im Bereich Werkstoffmechanik (m/w/d)</text:p>
          </table:table-cell>
          <table:table-cell office:value-type="string" calcext:value-type="string">
            <text:p>Jedes dritte Flugzeug fliegt mit unserer Technologie.Wir gestalten die Zukunft der Luftfahrt.Unser Team in München sucht Sie als:Wir freuen uns auf Sie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position in Plant Systematics</text:p>
          </table:table-cell>
          <table:table-cell office:value-type="string" calcext:value-type="string">
            <text:p>Knowledge and experience with bioinformatics analysis of target capture sequencing (Hyb-Seq) data are beneficial.PhD position in Plant Systematic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ata / Search Engineer (w/m/d)</text:p>
          </table:table-cell>
          <table:table-cell office:value-type="string" calcext:value-type="string">
            <text:p>You have at least 4+ years’ experience as a data engineer / data science.You are an experienced data engineer who wants to dive deeper into data science &amp; ML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Market Segment Manager (all genders)</text:p>
          </table:table-cell>
          <table:table-cell office:value-type="string" calcext:value-type="string">
            <text:p>Experience in pharma/Biopharm/life science sector and vaccine industry.Your role will be to contribute to the development of focus markets strategy through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im Bereich Werkstoffdatenbanken (m/w/d)</text:p>
          </table:table-cell>
          <table:table-cell office:value-type="string" calcext:value-type="string">
            <text:p>Jedes dritte Flugzeug fliegt mit unserer Technologie.Wir gestalten die Zukunft der Luftfahrt.Unser Team in München sucht Sie als:Wir freuen uns auf Sie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nforderungsmanager (m/w/x)</text:p>
          </table:table-cell>
          <table:table-cell office:value-type="string" calcext:value-type="string">
            <text:p>Wir bei infoteam realisieren seit fast 40 Jahren spezifische Softwarelösungen für unsere Kunden aus den Märkten Industry, Infrastructure, Life Science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Software Engineer</text:p>
          </table:table-cell>
          <table:table-cell office:value-type="string" calcext:value-type="string">
            <text:p>Integration of scalable data processing frameworks to create analysis-ready spatio-temporal data for ML and AI, based on cloud and HPC technologi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Architect (m/f/d) Data Solutions</text:p>
          </table:table-cell>
          <table:table-cell office:value-type="string" calcext:value-type="string">
            <text:p>Experience in integrating new applications with processes and data flows of existing system landscape.Master’s degree in computer science, mathematics, physic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(m/w/d) - HR Management im Smart Energy Startup</text:p>
          </table:table-cell>
          <table:table-cell office:value-type="string" calcext:value-type="string">
            <text:p>Als agiles Startup im dynamischen Wachstumsmarkt für Smart-Energy-Software begleiten wir weltweit Energieversorger und Unternehmenskunden bei der Realisier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igital Analyst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ckend Developer (m/f/d)</text:p>
          </table:table-cell>
          <table:table-cell office:value-type="string" calcext:value-type="string">
            <text:p>Completed degree in computer science or comparable qualifications.Working with agile methods (SCRUM) in an international team of software developers, designer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ad Marketing - Growth (m/f/d)</text:p>
          </table:table-cell>
          <table:table-cell office:value-type="string" calcext:value-type="string">
            <text:p>Driving a cost-efficient, data-driven marketing approach.A new team member for one of our portfolio companies which was founded with the aim of providing urba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er ELO (m/w/d)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ython Developer (d/m/f)</text:p>
          </table:table-cell>
          <table:table-cell office:value-type="string" calcext:value-type="string">
            <text:p>Being part in the development of a new data processing service.We are passionate gamers at heart—an agile team of esports enthusiasts building a trul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r. Full Stack Engineer (Python/Node.js) - IoT Cloud (m/f/x)</text:p>
          </table:table-cell>
          <table:table-cell office:value-type="string" calcext:value-type="string">
            <text:p>Create production setup for data analytics for the ventures.Experience with big data technologies and stream processing (Spark, Kafka etc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ndroid Developer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Technical Product Designer (Remote)</text:p>
          </table:table-cell>
          <table:table-cell office:value-type="string" calcext:value-type="string">
            <text:p>They leverage state of the art data science &amp; ML technologies to optimize the performance of today’s dynamic applications.Fluent in written and spoken English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Software Development (m/w/d)</text:p>
          </table:table-cell>
          <table:table-cell office:value-type="string" calcext:value-type="string">
            <text:p>Proven track record as a CTO, development head or in a similar functionExcellent communication skillsFluent German and English speakerLeadership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r Solutions Engineer</text:p>
          </table:table-cell>
          <table:table-cell office:value-type="string" calcext:value-type="string">
            <text:p>Founded by the original creators of Apache Spark™, Databricks provides a Unified Analytics Platform for data science teams to collaborate with data engineer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Scientist, Postdoctoral Researcher or Ph.D. Student (f/m/d) HSWT-Chair of Bioinformatics TUM Campus Straubing</text:p>
          </table:table-cell>
          <table:table-cell office:value-type="string" calcext:value-type="string">
            <text:p>You will develop novel computational and machine-learning based methods for analyzing multiple types of biological data, including sequencing and imaging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lobal Medical Affairs – CNS/Psychiatry</text:p>
          </table:table-cell>
          <table:table-cell office:value-type="string" calcext:value-type="string">
            <text:p>Ability to interpret scientific and clinical trial data.Successful track record in planning, conducting and publishing basic science and/or clinical research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lobal Medical Affairs Manager – CNS</text:p>
          </table:table-cell>
          <table:table-cell office:value-type="string" calcext:value-type="string">
            <text:p>Ability to interpret scientific and clinical trial data.Successful track record in planning, conducting and publishing basic science and/or clinical research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Engineer - DACH</text:p>
          </table:table-cell>
          <table:table-cell office:value-type="string" calcext:value-type="string">
            <text:p>Only Contrast has intelligent agents that work actively inside applications to prevent data breaches, defeat hackers and secure the entire enterprise fro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oud Alliance &amp; Partner Business Manager</text:p>
          </table:table-cell>
          <table:table-cell office:value-type="string" calcext:value-type="string">
            <text:p>We deliver top-ranked client, server and cloud-based security that fits our customers' and partners' needs, stops new threats faster, and protects data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intenance Specialist / Wartungstechniker/in (m/f/d)</text:p>
          </table:table-cell>
          <table:table-cell office:value-type="string" calcext:value-type="string">
            <text:p>Infarm definiert Wachstum neu – 2013 von Osnat Michaeli and den Brüdern Erez and Guy Galonska gegründet, versammelt infarm heute ein stetig wachsendes Team v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usiness Intelligence Analyst - Growth (m/f/d)</text:p>
          </table:table-cell>
          <table:table-cell office:value-type="string" calcext:value-type="string">
            <text:p>Empower the different departments in data understanding and mastery to make better decisions.As Spryker’s Senior Business Intelligence Analyst - Growth you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Frontend Engineer for Web UIs</text:p>
          </table:table-cell>
          <table:table-cell office:value-type="string" calcext:value-type="string">
            <text:p>To extract value from this data, we provide extensive analysis and visualization tools.Our localization system produces three-dimensional position data both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inux System Architect (m/w/d)</text:p>
          </table:table-cell>
          <table:table-cell office:value-type="string" calcext:value-type="string">
            <text:p>Werde 'Linux System Architect (m/w/d)' bei \*um in Berlin, Frankfurt am Main und Wien!*.Wir suchen Verstärkung für unser außergewöhnliches Team bei „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d/m/f)</text:p>
          </table:table-cell>
          <table:table-cell office:value-type="string" calcext:value-type="string">
            <text:p>As the name suggests, we see ourselves primarily as a data-driven company and data scientists have a lot of impact in our day to day busines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itarbeiter Data Mining/Data Science (m/w/d)</text:p>
          </table:table-cell>
          <table:table-cell office:value-type="string" calcext:value-type="string">
            <text:p>Sie führen komplexe Analysen durch und sind für die Aufbereitung großer, strukturierter und unstrukturierter Datenbestände zuständi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Data Scientist (M/W/D).Verstärken Sie unser Team und werden Sie Teil eines jungen erfolgreich wachsenden Unternehmens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(m/w/d) Advanced Analytics &amp; Data Science, befristet 1</text:p>
          </table:table-cell>
          <table:table-cell office:value-type="string" calcext:value-type="string">
            <text:p>Standort: München, Düsseldorf, Berlin (Teltow), Nürnberg, Hamburg.Nach erfolgreichem Bewerbungsprozess, hast Du die Möglichkeit deutschlandweit zu arbeit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novative Data Scientist - Pharmceuticals (m/f/d)</text:p>
          </table:table-cell>
          <table:table-cell office:value-type="string" calcext:value-type="string">
            <text:p>Experience in data modeling, wrangling and visualization.Develop and optimize ML models based on wearable, real-time, and historical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- Stuttgart, Germany</text:p>
          </table:table-cell>
          <table:table-cell office:value-type="string" calcext:value-type="string">
            <text:p>Build data solutions, tools, and capabilities to enable self-service frameworks for data consumers to monitor and report on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Intern (m/f/d)</text:p>
          </table:table-cell>
          <table:table-cell office:value-type="string" calcext:value-type="string">
            <text:p>Provide product teams with access to data by creating dashboards.Alongside our Head of Data Analytics and Senior Data Analysts, you will work closely wit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main Data Steward (m/f/d)</text:p>
          </table:table-cell>
          <table:table-cell office:value-type="string" calcext:value-type="string">
            <text:p>Organize and lead working groups with data consumers and data producers to standardize definitions, business rules, business usage for critical data element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with Deep Learning proficiency (m/w/d)</text:p>
          </table:table-cell>
          <table:table-cell office:value-type="string" calcext:value-type="string">
            <text:p>You provide insights from data to business users.You create monitoring models for the existing and future data processing pipelin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ead of Data Science &amp; Analytics (m/w/d)</text:p>
          </table:table-cell>
          <table:table-cell office:value-type="string" calcext:value-type="string">
            <text:p>Werde Teil unserer internationalen Erfolgsgeschichte.Im Zuge der Umsetzung unserer Zukunftsstrategie „Fressnapf Challenge“, möchte sich Fressnapf noch stärk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- Biology, Chemistry, Biochemistry, Microbiology, Plant Sciences, Genetics (m/f/d)</text:p>
          </table:table-cell>
          <table:table-cell office:value-type="string" calcext:value-type="string">
            <text:p>You have in-depth knowledge of instrument control and data processing software.The future belongs to those who drive innovation, inspire transformation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Research Team Lead - Life Sciences</text:p>
          </table:table-cell>
          <table:table-cell office:value-type="string" calcext:value-type="string">
            <text:p>Report throughput and data quality.M.Sc. in a medical or science-related discipline.Highly organized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hD Student - Medical Informatics (m/f/d)</text:p>
          </table:table-cell>
          <table:table-cell office:value-type="string" calcext:value-type="string">
            <text:p>A university degree in computer science, mathematics, physics or engineering science (diploma/master's degree) or an equivalent degree is requir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18099 - Payload Data Ground Segment Systems Engineer (m/w/d)</text:p>
          </table:table-cell>
          <table:table-cell office:value-type="string" calcext:value-type="string">
            <text:p>You will support a mission-critical payload data ground system providing satellite data products to meteorological services world-wid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trategist (m/w/d)</text:p>
          </table:table-cell>
          <table:table-cell office:value-type="string" calcext:value-type="string">
            <text:p>Rpc – The Retail Performance Company ist eine Beratung, die Unternehmen bei vertrieblichen Fragestellungen unterstützt.Folgen Sie uns auf LinkedIn und XING 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Engineer - Product Intelligence &amp; Machine Learning</text:p>
          </table:table-cell>
          <table:table-cell office:value-type="string" calcext:value-type="string">
            <text:p>Computer science or related engineering degree and 5 years professional experience as data engineer.Very strong skills in the Python data stack, especiall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Network Engineer III</text:p>
          </table:table-cell>
          <table:table-cell office:value-type="string" calcext:value-type="string">
            <text:p>Standardization: Develop and maintain standard configurations, procedures and guidelines for installing and operating data networks.EOE/M/F/V/D.EOE/M/F/V/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/ Internship Market Intelligence</text:p>
          </table:table-cell>
          <table:table-cell office:value-type="string" calcext:value-type="string">
            <text:p>Kärcher ist Weltmarktführer für Reinigungssysteme, -produkte und -dienstleistungen und steht für Qualität, Innovation und Nachhaltigkei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Machine Learning - AI Solutions (m/f/d)</text:p>
          </table:table-cell>
          <table:table-cell office:value-type="string" calcext:value-type="string">
            <text:p>You have profound software development/data science experience (preferably in an engineering or technology role).Pullach nearby Munich, Germany (req1706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itiative application</text:p>
          </table:table-cell>
          <table:table-cell office:value-type="string" calcext:value-type="string">
            <text:p>Believes that technology, data and science are the essential means to make a true impact on global health.Haven't found the right position in our listing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lobal Planner</text:p>
          </table:table-cell>
          <table:table-cell office:value-type="string" calcext:value-type="string">
            <text:p>Corning is one of the world’s leading innovators in materials science.The carrier network product group consists primarily of products and solutions f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mputer Scientist - Postdoc (m/f/d)</text:p>
          </table:table-cell>
          <table:table-cell office:value-type="string" calcext:value-type="string">
            <text:p>A university degree in computer science, mathematics, physics or engineering science (diploma/master's degree) or an equivalent degree and a PhD in med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(m/w/d)</text:p>
          </table:table-cell>
          <table:table-cell office:value-type="string" calcext:value-type="string">
            <text:p>Wir suchen für unser IT-Team in Pforzheim einen:Data Engineer (m/w/d).Hierbei werden Sie Teil eines personell expandierenden Fachgebiets mit steigend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Reviewer (m/w/d) Abteilung Bioassay</text:p>
          </table:table-cell>
          <table:table-cell office:value-type="string" calcext:value-type="string">
            <text:p>Eurofins ist ein internationales Life-Science-Unternehmen, das Kunden aus verschiedenen Branchen ein einzigartiges Angebot an Analytik-Dienstleistungen anbiete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Center Technician (m/f/d)</text:p>
          </table:table-cell>
          <table:table-cell office:value-type="string" calcext:value-type="string">
            <text:p>AVANTGARDE Experts places Software Engineering Experts (m/f/d) all over Germany in the fields of web development, mobile, data science, AI and a lot mo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ship Pricing &amp; Monetization Consulting</text:p>
          </table:table-cell>
          <table:table-cell office:value-type="string" calcext:value-type="string">
            <text:p>Identify market trends, carry out market research, develop new products, analyze customer and competitor data, prepare presentations, and determine the impac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versity Graduate Innovation &amp; Commercial Development international (m/f/x)</text:p>
          </table:table-cell>
          <table:table-cell office:value-type="string" calcext:value-type="string">
            <text:p>First international and/or practical experiences in logistics, innovation, data or new technologies of advantage.Fluent English skills, embrace ambiguit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rporate Controller m/w/d</text:p>
          </table:table-cell>
          <table:table-cell office:value-type="string" calcext:value-type="string">
            <text:p>Zur Verstärkung unseres Teams im Werkscontrolling suchen wir einen kommunikationsstarken Controller m/w/d.Zusätzlich unterstützen Sie bei der Durchführung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ologies for Navigation Systems for Space Applications</text:p>
          </table:table-cell>
          <table:table-cell office:value-type="string" calcext:value-type="string">
            <text:p>Practical experience in methods of sensor data fusion and state estimation (Kalman-Filter).Successfully completed university degree on master's level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inancial Crime Compliance AML Optimization Officer</text:p>
          </table:table-cell>
          <table:table-cell office:value-type="string" calcext:value-type="string">
            <text:p>Strong data analytics capabilities, demonstrated experience in analytics platforms (SAS, R etc.).For data mining and statistical analysis and substanti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Scientist - Biochemistry</text:p>
          </table:table-cell>
          <table:table-cell office:value-type="string" calcext:value-type="string">
            <text:p>Combine science with a commercial application in an impact area.Rigorous documentation, reporting, and presentation of data.What you will be working on *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lobal Labeling Manager - fixed term</text:p>
          </table:table-cell>
          <table:table-cell office:value-type="string" calcext:value-type="string">
            <text:p>Degree in pharmaceutics, natural science or medicine.Global Labeling Manager - fixed term-208115.At Boehringer Ingelheim we develop breakthrough therapie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Vehicle Connectivity Resident Engineer</text:p>
          </table:table-cell>
          <table:table-cell office:value-type="string" calcext:value-type="string">
            <text:p>Able to perform 1st analysis of technical problems and able to collect necessary data and system traces to engage the experts in Ital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istant - salary grade E13 TV-L Berliner Hochschulen</text:p>
          </table:table-cell>
          <table:table-cell office:value-type="string" calcext:value-type="string">
            <text:p>Please find our data protection notice acc.Integration of these methods in data flow models for the processes.A PhD would be appreciated.MA 4-5, Str. des 17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m/f/d) – Data Analytics, Part- / Full-time</text:p>
          </table:table-cell>
          <table:table-cell office:value-type="string" calcext:value-type="string">
            <text:p>Expertise in relevant software for data analysis, e.g. ArgGIS.Software development related to the Microsoft Office applications and in the field of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istant - 0.66 working time - salary grade E13 TV-L Berliner Hochschule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pplication Solutions Specialist (m/f/d)</text:p>
          </table:table-cell>
          <table:table-cell office:value-type="string" calcext:value-type="string">
            <text:p>Ability to translate data into meaningful information.Good knowledge of innovative processes and data technologies.Varied tasks in a renowned compan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w/d) Machine Learning</text:p>
          </table:table-cell>
          <table:table-cell office:value-type="string" calcext:value-type="string">
            <text:p>Data Engineer (m/w/d) Machine Learning.Zur Direktvermittlung in Festanstellung suchen wir zum nächstmöglichen Zeitpunkt einen Data Engineer (m/w/d) Machin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 Senior ) Consultant Actuarial Services und Data Science (w/m/d)</text:p>
          </table:table-cell>
          <table:table-cell office:value-type="string" calcext:value-type="string">
            <text:p>Wir sind ein internationales Netzwerk aus 276.000 Mitarbeiterinnen und Mitarbeitern, die ihr Wissen, ihre Erfahrungen und ihre Ideen miteinander teil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istant (PhD candidate) - 0.75 working time - salary grade E13 TV-L Berliner Hochschulen</text:p>
          </table:table-cell>
          <table:table-cell office:value-type="string" calcext:value-type="string">
            <text:p>Please find our data protection notice acc.Successfully completed scientific university degree (Master, Diplom or equivalent) in materials science, mechan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gineering Manager / Tech &amp; People Lead (f/m/d)</text:p>
          </table:table-cell>
          <table:table-cell office:value-type="string" calcext:value-type="string">
            <text:p>To enrich the lives of our customers, we collaborate in cross-functional teams, in which product owners, product designers, frontend and backend engineers,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fic Programmer - Bioinformatics</text:p>
          </table:table-cell>
          <table:table-cell office:value-type="string" calcext:value-type="string">
            <text:p>Develop an interactive platform and applications for multi-omics data analysis.Master's degree or higher in a natural or formal science disciplin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Business Intelligence (m/w/d)</text:p>
          </table:table-cell>
          <table:table-cell office:value-type="string" calcext:value-type="string">
            <text:p>Du möchtest Dein erworbenes Wissen, eigene Ideen und Deine Kreativität in spannende IT-Projekte einbringen und in einem Umfeld arbeiten, dass Dich inspirier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eloper Relations Manager - Automotive</text:p>
          </table:table-cell>
          <table:table-cell office:value-type="string" calcext:value-type="string">
            <text:p>This role is for an experienced leader with a strong technical background who believes that deep learning, data science, and artificial intelligence is a new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Javascript (Web) Engineer (m/f/x) onsite</text:p>
          </table:table-cell>
          <table:table-cell office:value-type="string" calcext:value-type="string">
            <text:p>It is a super challenging product, with great UX, real-time data, graphical visualizations.A university degree in a relevant field of study (e.g. compu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:in dualer Studiengänge – Bachelor of Science Informatik 2021 (m/w/divers)</text:p>
          </table:table-cell>
          <table:table-cell office:value-type="string" calcext:value-type="string">
            <text:p>Mache dich mit uns auf den Weg zu einem echten digitalen Technologieunternehmen.Entwickle mit uns innovative Strategien zur Steigerung von Effizienzen um d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r. Specialist, Risk Management - Central Monitoring</text:p>
          </table:table-cell>
          <table:table-cell office:value-type="string" calcext:value-type="string">
            <text:p>Knowledge of basic statistical concepts and data science principles.We pursue the most promising science, wherever it might be foun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X Designer</text:p>
          </table:table-cell>
          <table:table-cell office:value-type="string" calcext:value-type="string">
            <text:p>Solid technical understanding about a data science workflow.This allows data scientists to analyse third-party data without direct access to i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incipal Service Design Engineer</text:p>
          </table:table-cell>
          <table:table-cell office:value-type="string" calcext:value-type="string">
            <text:p>On a day-to-day basis, Intelsat supplies video, data and voice connectivity in approximately 200 countries and territories for approximately 1,800 customer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of Software Engineering</text:p>
          </table:table-cell>
          <table:table-cell office:value-type="string" calcext:value-type="string">
            <text:p>Familiar with healthcare data exchange protocols such as HL7, DICOM, FHIR.Experienced with IoT development, familiar with system integration in the surgical/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ustomer Operations Manager (m/f/d) Cell &amp; Gene Therapy</text:p>
          </table:table-cell>
          <table:table-cell office:value-type="string" calcext:value-type="string">
            <text:p>Where you’re given opportunities to explore the power of digital and data.105,000 unique individuals work at Novartis, all with different needs and aspiration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roduct Support Engineer</text:p>
          </table:table-cell>
          <table:table-cell office:value-type="string" calcext:value-type="string">
            <text:p>We are time series data; if the data has a value at a given time, we collect it, store it, and show it to our customers whenever they need it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Quality Expert / Quality Manager / Quality Assurance (m/w/d)</text:p>
          </table:table-cell>
          <table:table-cell office:value-type="string" calcext:value-type="string">
            <text:p>Wir glauben daran, dass die Zukunft denen gehört, die Innovation antreiben, die Wandel gestalten und die durch Zusammenarbeit vernetz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 / PhD student (f/m/d) - Department of Computer Science and Automation - Complexity and Efficient Algorithms group - Kz. 107/2020</text:p>
          </table:table-cell>
          <table:table-cell office:value-type="string" calcext:value-type="string">
            <text:p>Teaching: The research associate is to support the teaching in the complete spectrum offered by the research group (algorithms and data structures, cryptograph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Scientific Liaison Manager (m/f/d)</text:p>
          </table:table-cell>
          <table:table-cell office:value-type="string" calcext:value-type="string">
            <text:p>PhD in natural sciences, medical science or pharmaceutical science.A proven track record indealing with KOLs in medical scientific face to face discussions 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iengang Wirtschaftsinformatik (B.Sc.) 2021</text:p>
          </table:table-cell>
          <table:table-cell office:value-type="string" calcext:value-type="string">
            <text:p>Du begeisterst dich für betriebswirtschaftliche Themen, IT-Prozesse sowie die digitale Welt an sich?Du hast Lust, in einem kreativen Team innovative Lösung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Business Insights (m/w/d)</text:p>
          </table:table-cell>
          <table:table-cell office:value-type="string" calcext:value-type="string">
            <text:p>Werde Teil unserer internationalen Erfolgsgeschichte.Im Zuge der Umsetzung unserer Zukunftsstrategie „Fressnapf Challenge“, möchte sich Fressnapf noch stärk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munity Leverage Technician</text:p>
          </table:table-cell>
          <table:table-cell office:value-type="string" calcext:value-type="string">
            <text:p>Four (4) years of data analysis or database development experience.Data analysis or database development experience: 4 years (Preferre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fessor/in Qualifikationsprofessur deutsche Ausschreibung englische Ausschreibung</text:p>
          </table:table-cell>
          <table:table-cell office:value-type="string" calcext:value-type="string">
            <text:p>Die Philipps Universität Marburg stärkt den Bereich der theoretischen und computationalen Neurowissenschaften durch.Die Professur soll dabei an de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of Technical Solutions Automotive (m/f/d)</text:p>
          </table:table-cell>
          <table:table-cell office:value-type="string" calcext:value-type="string">
            <text:p>NetApp has an exciting opportunity to join its Global Automotive Vertical Organization as a Director of Technical Solutions (DTS) in the Automotive Vertica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fessor/in Qualifikationsprofessur deutsche Ausschreibung englische Ausschreibung</text:p>
          </table:table-cell>
          <table:table-cell office:value-type="string" calcext:value-type="string">
            <text:p>Science, data science, or a similar subject, and must have experience as a postdoc.Potential for a successful future career in science at the highe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nsultant Business Intelligence (m/w/d)</text:p>
          </table:table-cell>
          <table:table-cell office:value-type="string" calcext:value-type="string">
            <text:p>Du unterstützt bei der Realisierung von IT-Projekten aus dem Umfeld von Industrie 4.0, Mobility und Connectivity bei führenden Kunden aus den Bereich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IT Configuration Manager (Cloud and On-Prem)</text:p>
          </table:table-cell>
          <table:table-cell office:value-type="string" calcext:value-type="string">
            <text:p>Establish and refine metadata structure/taxonomy for configuration management information and data.Identify configuration items, related information and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-Stack Developer Associate (f/m/d) for Strategic Projects</text:p>
          </table:table-cell>
          <table:table-cell office:value-type="string" calcext:value-type="string">
            <text:p>Very good programming skills (e.g. in TypeScript, Python, Go, Swift, Kotlin …) and strong competencies in computer science including data structures, algorithm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formatiker/ Mathematiker (m/w/d) im Bereich Data Science</text:p>
          </table:table-cell>
          <table:table-cell office:value-type="string" calcext:value-type="string">
            <text:p>Kurzbeschreibung: Informatiker/ Mathematiker (m/w/d) im Bereich Data Science.Start: Anfang Dezember 2020 Ende: Ende September 2022 Option auf Verlängerung | 40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-Entwickler für Computer Vision (w/m/d)</text:p>
          </table:table-cell>
          <table:table-cell office:value-type="string" calcext:value-type="string">
            <text:p>Wir möchten die Elektromobilität vorantreiben - sei dabei!Unsere offene Unternehmenskultur bietet Dir die Möglichkeit, Dein persönliches und auch fachliche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perations Administrator</text:p>
          </table:table-cell>
          <table:table-cell office:value-type="string" calcext:value-type="string">
            <text:p>Entering data onto the company database.Managing outgoing post and recording data on special deliveries.2020 has been a year of growth for Barrington Jame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Student (m/f/d) in the field of computer science, software development, bioinformatics, mathematics, physics, data e</text:p>
          </table:table-cell>
          <table:table-cell office:value-type="string" calcext:value-type="string">
            <text:p>Knowledge of data science with machine learning tools.Processing of experimental data and integration of simulation data as well as development and selecti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System Administrator</text:p>
          </table:table-cell>
          <table:table-cell office:value-type="string" calcext:value-type="string">
            <text:p>Educational background in network or computer science or any relevant domain, with.Strengthen our local IT Team in Duisburg with your technical expertise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er</text:p>
          </table:table-cell>
          <table:table-cell office:value-type="string" calcext:value-type="string">
            <text:p>Zoals kunstmatige intelligentie, deep learning en data science.Zodat zij sneller betere beslissingen kunnen nemen op basis van betrouwbare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ata Analyst (m/w/d) Amazon</text:p>
          </table:table-cell>
          <table:table-cell office:value-type="string" calcext:value-type="string">
            <text:p>Kärcher ist Weltmarktführer für Reinigungssysteme, -produkte und -dienstleistungen und steht für Qualität, Innovation und Nachhaltigkei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Data) Science Consultant (m/w/d)</text:p>
          </table:table-cell>
          <table:table-cell office:value-type="string" calcext:value-type="string">
            <text:p>Sie haben gerade erfolgreich Ihr Studium in Chemie, Biochemie, Bioinformatik oder ähnlichem absolviert und suchen einen attraktiven Einstieg in die Berufswel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ata Engineer (m/w/d)</text:p>
          </table:table-cell>
          <table:table-cell office:value-type="string" calcext:value-type="string">
            <text:p>Wir sind ein junges Unternehmen mit Sitz in Kempten, das auf Data Science und Künstliche Intelligenz spezialisiert ist und spannende Projekte für Unternehm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örderung von KI- Nachwuchswissenschaftlerinnen: Seismologie und Artifizielle Intelligenz</text:p>
          </table:table-cell>
          <table:table-cell office:value-type="string" calcext:value-type="string">
            <text:p>The project focuses on developing and applying an innovative computational framework based on novel techniques of Deep Learning and Machine Learning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chine learning scientist (m/w/d)</text:p>
          </table:table-cell>
          <table:table-cell office:value-type="string" calcext:value-type="string">
            <text:p>3+ years experience working with images or physical signals (tabular data \\ recommendation systems \\ clustering not relevant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/ ML engineer</text:p>
          </table:table-cell>
          <table:table-cell office:value-type="string" calcext:value-type="string">
            <text:p>\+2 years working experience with industry data science and machine learning projects.A solid understanding of data science and machine learning concepts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gronomic Data Specialist with focus on North and South America (m/f/d)</text:p>
          </table:table-cell>
          <table:table-cell office:value-type="string" calcext:value-type="string">
            <text:p>High affinity for IT and interest in the field of electronic data processing.Together with experts from different teams, you will gather necessary informati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ales Studium - Wirtschaftsinformatik - Data Science</text:p>
          </table:table-cell>
          <table:table-cell office:value-type="string" calcext:value-type="string">
            <text:p>Was Du nach Deinem dualen Studium kannst: Als Experte im Bereich Data Science* kennst Du unsere Daten ganz genau: Wer, wenn nicht Du, könnte unsere Daten-Pool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rchitect (gn)</text:p>
          </table:table-cell>
          <table:table-cell office:value-type="string" calcext:value-type="string">
            <text:p>Optimization of the data science infrastructure.Responsibility for data architecture, data quality, master data management and data lifecycle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ython Developer (f/m/d)</text:p>
          </table:table-cell>
          <table:table-cell office:value-type="string" calcext:value-type="string">
            <text:p>Combine your data knowledge with our business expertise to interpret and contextualize data for our different stakeholder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pplication Developer .NET ‏ (d/f/m)</text:p>
          </table:table-cell>
          <table:table-cell office:value-type="string" calcext:value-type="string">
            <text:p>Collaborate closely with data analysts defining future R&amp;D data structures for a global team.HENKEL IS FOR THOSE WHO STEP UP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Account Manager Location: Munich or Berlin</text:p>
          </table:table-cell>
          <table:table-cell office:value-type="string" calcext:value-type="string">
            <text:p>A technical background in engineering, computer science, or MIS.Protecting your privacy and the security of your data is a longstanding top priority for Amaz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ite Reliability Engineer</text:p>
          </table:table-cell>
          <table:table-cell office:value-type="string" calcext:value-type="string">
            <text:p>A BS/MS degree in computer science or similar discipline.As the demand for unicast TV delivery is constantly growing, we are scaling out our custom buil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*r Mitarbeiter*in / PhD position Institut für Allgemeine Mikrobiologie</text:p>
          </table:table-cell>
          <table:table-cell office:value-type="string" calcext:value-type="string">
            <text:p>Knowledge and experience in the analysis of genomic data.Motivation to learn and research topics in basic science.Wissenschaftlichen Mitarbeiter*in (m/w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Manager - Berlin</text:p>
          </table:table-cell>
          <table:table-cell office:value-type="string" calcext:value-type="string">
            <text:p>Conduct user research and data analysis to assess opportunities, risks, and business plans.Set adoption targets and continuously analyze data to assess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incipal Software Engineer R&amp;D Synthesis (f/m/d)</text:p>
          </table:table-cell>
          <table:table-cell office:value-type="string" calcext:value-type="string">
            <text:p>Desire to master complex algorithms and data structures.University Degree in computer science or electrical engineering.We’re doing work that matter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 1 Tenure-Track Professorship (m / f / d) "Environmentally Compatible Animal Nutrition"</text:p>
          </table:table-cell>
          <table:table-cell office:value-type="string" calcext:value-type="string">
            <text:p>The use of digital technologies for high-resolution data collection and automated evaluation of data can thereby offer advantag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4 university professorships for: Human-Robot Interaction, Mathematics of Machine Learning, Natural Language Processing, Theory of Machine Learning id48868</text:p>
          </table:table-cell>
          <table:table-cell office:value-type="string" calcext:value-type="string">
            <text:p>For computer science or mathematics.Home to over 28,000 students, Julius-Maximilians-Universität Würzburg (JMU) is one of the largest universities in German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Manager (Vendor Portal) (f/m/d)</text:p>
          </table:table-cell>
          <table:table-cell office:value-type="string" calcext:value-type="string">
            <text:p>University degree in either business, engineering or natural science studies or equivalent practical experience.Product Manager (Vendor Portal) (f/m/d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xperienced Professional SAP Enterprise Architect m/f/t DE, Essen Permanent 28.09.2020</text:p>
          </table:table-cell>
          <table:table-cell office:value-type="string" calcext:value-type="string">
            <text:p>Give guidance to domain and technical architects to develop detailed solution-specific application, data and infrastructure designs whilst adhering to agre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oktorand*in (m/w/d) in einer quantitativen Fachrichtung (Informatik, Softwareentwicklung, Bioinformatik, Mathematik, Ph</text:p>
          </table:table-cell>
          <table:table-cell office:value-type="string" calcext:value-type="string">
            <text:p>Gesucht wird zur Verstärkung unseres Teams im Referat „eScience“ in Berlin-Steglitz zum 01.11.2020 ein*e.Doktorand*in (m/w/d) in einer quantitativ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house BI-Architect (m/w/d)</text:p>
          </table:table-cell>
          <table:table-cell office:value-type="string" calcext:value-type="string">
            <text:p>Inhouse BI-Architect (m/w/d).Zur Direktvermittlung in Festanstellung suchen wir für unseren Auftraggeber zum nächstmöglichen Zeitpunkt einen Inhouse BI-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Technical Lead</text:p>
          </table:table-cell>
          <table:table-cell office:value-type="string" calcext:value-type="string">
            <text:p>This AI start-up develops anomaly detection tools to help maximise data insights for analysts, engineers and managers, giving them the ability to make fast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ystems Engineer (w/m/d) Physik Elektrotechnik Informatik</text:p>
          </table:table-cell>
          <table:table-cell office:value-type="string" calcext:value-type="string">
            <text:p>University degree in computer science or comparable qualification.In Service Support to customer mission data preparation and aircraft operati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ite Reliability Engineer</text:p>
          </table:table-cell>
          <table:table-cell office:value-type="string" calcext:value-type="string">
            <text:p>Some tasks are better solved with different tools, and thus we use Python for the data science parts of the system.This is how your day will look lik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ata Scientist</text:p>
          </table:table-cell>
          <table:table-cell office:value-type="string" calcext:value-type="string">
            <text:p>Was ist das für eine Stelle?*.Wir verantworten den Teamausbau eines der führen Familienunternehmen in der Elektronik-Branche.38,5 H/ Woche, 30 Tage Urlaub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E Data Scientist - Stuttgart, H/F</text:p>
          </table:table-cell>
          <table:table-cell office:value-type="string" calcext:value-type="string">
            <text:p>Vous transmettrez vos connaissances en programmation et en science des données (langue, technique, documentation, etc).VIE Data Scientist - Stuttgart, H/F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E DATA SCIENTIST - STUTTGART, H/F</text:p>
          </table:table-cell>
          <table:table-cell office:value-type="string" calcext:value-type="string">
            <text:p>Vous transmettrez vos connaissances en programmation et en science des données (langue, technique, documentation, etc).VIE Data Scientist - Stuttgart, H/F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Analyst Commercial Pricing</text:p>
          </table:table-cell>
          <table:table-cell office:value-type="string" calcext:value-type="string">
            <text:p>Passion to find data-driven answers to complex issues and challenging questions with limited guidance from start to finish.WHERE YOUR EXPERTISE IS NEEDED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fessur (W2) für Praktische Philosophie (mit Tenure-Track auf W3)</text:p>
          </table:table-cell>
          <table:table-cell office:value-type="string" calcext:value-type="string">
            <text:p>Reference to data protection: Your data protection rights, the purpose for which your data will be.Processed, as well as further information about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eloper (f/m/d) for Mobility Solutions and Applications</text:p>
          </table:table-cell>
          <table:table-cell office:value-type="string" calcext:value-type="string">
            <text:p>Advanced experience with object-oriented programming, common data structures and algorithms.Good degree in computer science, software engineering or a relat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er (m/w/d)</text:p>
          </table:table-cell>
          <table:table-cell office:value-type="string" calcext:value-type="string">
            <text:p>Knowledge and hands-on experience working with relational databases, complex data models and confident creating and working with database queri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Project Manager (f/m/d)</text:p>
          </table:table-cell>
          <table:table-cell office:value-type="string" calcext:value-type="string">
            <text:p>Ensures all necessary engineering documentation and data is generated and maintained to ensure traceability and compliance to company procedures (e.g. Process -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inux System Engineer - Infrastructure Engineering</text:p>
          </table:table-cell>
          <table:table-cell office:value-type="string" calcext:value-type="string">
            <text:p>Software Engineering - Computer Science fundamentals (algorithms and data structures) and proficiency in at least one high-level programming languag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roduct Manager- Berlin</text:p>
          </table:table-cell>
          <table:table-cell office:value-type="string" calcext:value-type="string">
            <text:p>Conduct user research and data analysis to assess opportunities, risks, and business plans.Set adoption targets and continuously analyze data to assess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ata Engineer Azure, ETL, ELT, T-SQL, Data Factory (m/f/x)</text:p>
          </table:table-cell>
          <table:table-cell office:value-type="string" calcext:value-type="string">
            <text:p>(Senior) Data Engineer Azure (m/w/d)*.Mein Kunde ist in unterschiedlichen Branchen vertreten und betreut Großkunden in Hamburg als Data Spezialist seit rund 10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/ Thesis Student (f/m/d): Software developer for SAP Analytics Cloud</text:p>
          </table:table-cell>
          <table:table-cell office:value-type="string" calcext:value-type="string">
            <text:p>Knowledge of data structures, algorithms and principles of OO design.Work Area: Software-Design and Development.Employment Type: Limited Full Tim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20067 - Business Development Director – ICT (m/w/d)</text:p>
          </table:table-cell>
          <table:table-cell office:value-type="string" calcext:value-type="string">
            <text:p>Telespazio VEGA Deutschland is the first choice European aerospace company for ICT and engineering solutions and services.Data Centre Networking and Securit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datory Internship (m/f/d) Data/ Business Intelligence</text:p>
          </table:table-cell>
          <table:table-cell office:value-type="string" calcext:value-type="string">
            <text:p>Collaborate with both data science and data engineering teams to develop common approaches for solving exciting business questions.We don’t wear ti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ckend Developer/Data Engineer (m/f/d)</text:p>
          </table:table-cell>
          <table:table-cell office:value-type="string" calcext:value-type="string">
            <text:p>We tackle challenging problems in the fields of data engineering, data science, and machine learning research to develop solutions from early prototypes to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 Job: Data Analysis for Process Modeling (f/m/div)*</text:p>
          </table:table-cell>
          <table:table-cell office:value-type="string" calcext:value-type="string">
            <text:p>Develop and implement Python scripts to read and prepare data from different sources (process and analysis data)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: Application Engineering Radar Sensing (f/m/div)*</text:p>
          </table:table-cell>
          <table:table-cell office:value-type="string" calcext:value-type="string">
            <text:p>Bring along knowledge in data processing including algorithms, filters;As first point of contact in technical consulting, Application Engineers help customer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346: Dualer Master (m/w/d) als Junior Change Manager im Bereich Business Intelligence und Data Warehousing</text:p>
          </table:table-cell>
          <table:table-cell office:value-type="string" calcext:value-type="string">
            <text:p>Bei unserem Partnerunternehmen der Rietzler Gruppe GmbH verantworten Sie eigenständig ein Studienprojekt im Bereich Change Management und werden während de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LS ACE (Research and Strategy) (all genders)</text:p>
          </table:table-cell>
          <table:table-cell office:value-type="string" calcext:value-type="string">
            <text:p>Good numerical and data analytics skills to combine, prepare, and analyze data.Good ability to program basic dashboards on our data platfor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ROGRAMME MANAGEMENT OFFICER</text:p>
          </table:table-cell>
          <table:table-cell office:value-type="string" calcext:value-type="string">
            <text:p>Member States and a broad range of partners and stakeholders, including civil society, the private sector, parliamentarians and the science and technolog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position – Machine Learning, Causal Inference</text:p>
          </table:table-cell>
          <table:table-cell office:value-type="string" calcext:value-type="string">
            <text:p>Ideally, experience in the domain of bioinformatics, especially analysis of high-throughput data.Moreover methods for the inference in larger, relation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- Sales</text:p>
          </table:table-cell>
          <table:table-cell office:value-type="string" calcext:value-type="string">
            <text:p>Protecting your privacy and the security of your data is a longstanding top priority for Amazon.Please consult our Privacy Notice (https://www.amazon.jobs/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 Position – Machine Learning, Causal Inference</text:p>
          </table:table-cell>
          <table:table-cell office:value-type="string" calcext:value-type="string">
            <text:p>Ideally, experience in the domain of bioinformatics, especially analysis of high-throughput data.Moreover methods for the inference in larger, relation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Administrator</text:p>
          </table:table-cell>
          <table:table-cell office:value-type="string" calcext:value-type="string">
            <text:p>To perform data backup and recovery processes.Possessing or pursuing a university degree in an IT, Computer science, computer engineering or related fiel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 Job: Computer Science (f/m/div)*</text:p>
          </table:table-cell>
          <table:table-cell office:value-type="string" calcext:value-type="string">
            <text:p>Provide alternative visual representation of other data types.Are comfortable with analyzing complex datasets and relational data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toral position (m/f/d) in protein engineering</text:p>
          </table:table-cell>
          <table:table-cell office:value-type="string" calcext:value-type="string">
            <text:p>A willingness to master challenges in data analysis is furthermore important for success.Postdoctoral position (m/f/d) in protein engineerin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TL ENTWICKLER (M/W/X)</text:p>
          </table:table-cell>
          <table:table-cell office:value-type="string" calcext:value-type="string">
            <text:p>The conception and implementation of ETL data routes to connect various data sources (both structured and unstructured data) to a data warehouse and a data lak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onsultant/Project Manager (m/w/d) Data Analytics</text:p>
          </table:table-cell>
          <table:table-cell office:value-type="string" calcext:value-type="string">
            <text:p>Unterstützen Sie unsere Kunden verschiedener Branchen bei der Interpretation von Daten und erarbeiten gemeinsam mit ihnen Lösungen für eine strategisc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iter/in Data: Insights &amp; Analytics (m/w/d)</text:p>
          </table:table-cell>
          <table:table-cell office:value-type="string" calcext:value-type="string">
            <text:p>Ganzheitliche Gestaltung der Vision, Strategie und Umsetzung aller Data Analytics- &amp; Research-Aktivitäten für RTLZWEI und El CARTEL MEDI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ead of Data Science (m/w/d)</text:p>
          </table:table-cell>
          <table:table-cell office:value-type="string" calcext:value-type="string">
            <text:p>Unsere Recruiting Policy während Corona: M2 stellt weiterhin Talente ein.Bewerbungen werden bearbeitet und Interviews finden bis auf weiteres per Video stat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cademic research assistant (m/f/x) The Chair of Systems Modeling and Simulation Reference number W1771</text:p>
          </table:table-cell>
          <table:table-cell office:value-type="string" calcext:value-type="string">
            <text:p>Computer science and in the life sciences and nanosciences.For information on how we collect and process personal data in accordance with Ar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Manager/Analyst – Bioscience (m|f|d)</text:p>
          </table:table-cell>
          <table:table-cell office:value-type="string" calcext:value-type="string">
            <text:p>You will be part of interdisciplinary teams and work in close cooperation with other R&amp;D departments, data management teams, bioinformaticians and I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 (m/f/d)</text:p>
          </table:table-cell>
          <table:table-cell office:value-type="string" calcext:value-type="string">
            <text:p>A university degree in computer science or a comparable course of studies.Experience with software development in the regulated life science industry is a plu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Research Business Partner</text:p>
          </table:table-cell>
          <table:table-cell office:value-type="string" calcext:value-type="string">
            <text:p>We combine innovative advanced analytics and data science expertise with a thorough understanding of consumers and marketing challenges to help our client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&amp;C Partner DACH</text:p>
          </table:table-cell>
          <table:table-cell office:value-type="string" calcext:value-type="string">
            <text:p>Let's push the boundaries together and make the most of your talents!Help us transform patients' lives.At UCB, we put our heart, soul, and skills into mak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- Trust &amp; Identity (m/f/d)</text:p>
          </table:table-cell>
          <table:table-cell office:value-type="string" calcext:value-type="string">
            <text:p>Together, we bring innovative ideas forward in a data-driven environment.Scout24 is a listed tech company that has been revolutionising digital marketplac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rketing Manager-Transportation Sealing (m/f/d)</text:p>
          </table:table-cell>
          <table:table-cell office:value-type="string" calcext:value-type="string">
            <text:p>Solvay is a science company whose technologies bring benefits to many aspects of daily life.Synthesize market data from multiple sources to form strong marke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ystem Administrator</text:p>
          </table:table-cell>
          <table:table-cell office:value-type="string" calcext:value-type="string">
            <text:p>Ensure data safety and availability.Basic knowledge in data security and firewall.A subsidiary of Enghouse Systems Limited, Enghouse Interactive is a lead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ief Operating Officer (COO)</text:p>
          </table:table-cell>
          <table:table-cell office:value-type="string" calcext:value-type="string">
            <text:p>Evaluate performance by analyzing and interpreting data and metrics.The company is a global leading manufacturer of life science research instrumentatio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ource Manager</text:p>
          </table:table-cell>
          <table:table-cell office:value-type="string" calcext:value-type="string">
            <text:p>Constantly monitor resource assignments and timesheet data to ensure accuracy of forecast; Compile and analyze resource management reports (available resources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lobal Operations Strategy Manager (f/m/d)</text:p>
          </table:table-cell>
          <table:table-cell office:value-type="string" calcext:value-type="string">
            <text:p>Advance knowledge in data analysis and modelling.You have a university degree, preferably in science or industrial engineer (MBA is a plus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Lead - EMEA</text:p>
          </table:table-cell>
          <table:table-cell office:value-type="string" calcext:value-type="string">
            <text:p>Apply and install integrative approach to each project and contribute to data architecture.Proven record in IT strategy and planning (infrastructur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ademic research assistant (m/f/x) The Chair for Coordination Chemistry Reference number W1773</text:p>
          </table:table-cell>
          <table:table-cell office:value-type="string" calcext:value-type="string">
            <text:p>For information on how we collect and process personal data in accordance with Art.When you submit a job application to Saarland University you will b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Specialist (m/w/d)</text:p>
          </table:table-cell>
          <table:table-cell office:value-type="string" calcext:value-type="string">
            <text:p>Supporting the development of a data management system with various databases and operating systems.Degree in computer science, business informatics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- Pricing</text:p>
          </table:table-cell>
          <table:table-cell office:value-type="string" calcext:value-type="string">
            <text:p>You will enable the company to take data-driven decisions by optimizing our algorithm day by day!We are currently looking for an Intern Pricing to support 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in Medical Machine Learning (m/f/x)</text:p>
          </table:table-cell>
          <table:table-cell office:value-type="string" calcext:value-type="string">
            <text:p>Experience with medical data analysis is a plus.A master or equivalent degree in computer science, biomedical engineering or other relevant field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cademic research assistant (m/f/x) The Chair for Coordination Chemistry Reference number W1772</text:p>
          </table:table-cell>
          <table:table-cell office:value-type="string" calcext:value-type="string">
            <text:p>For information on how we collect and process personal data in accordance with Art.When you submit a job application to Saarland University you will b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rtificial Intelligence Expert</text:p>
          </table:table-cell>
          <table:table-cell office:value-type="string" calcext:value-type="string">
            <text:p>An understanding of mult-omics data, bioinfomratics Life Sciences in general.This company is dedicated to utilizing AI and Data Science to transform clinical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elopment Engineer (m/w/d) for Audio Signal Processing...</text:p>
          </table:table-cell>
          <table:table-cell office:value-type="string" calcext:value-type="string">
            <text:p>Completed university studies in the field of electrical engineering or computer science with a focus on information or telecommunications technolog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lasticsearch Engineer (m/w/t)</text:p>
          </table:table-cell>
          <table:table-cell office:value-type="string" calcext:value-type="string">
            <text:p>Ability to perform data-driven benchmarking and performance testing.Hands on experience with administrative tasks such as monitoring of search health whil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niversity Graduate Analytics &amp; Reporting international (m/f/x)</text:p>
          </table:table-cell>
          <table:table-cell office:value-type="string" calcext:value-type="string">
            <text:p>All analytics projects take a data driven approach using up-to-date statistical and machine learning methods.As one of the planet’s largest employers operat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 in Test (Video Squad)</text:p>
          </table:table-cell>
          <table:table-cell office:value-type="string" calcext:value-type="string">
            <text:p>A BS/MS degree in computer science or similar discipline.You will be working together closely with the core video, middleware, data and SRE/Ops teams to buil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Development Executive</text:p>
          </table:table-cell>
          <table:table-cell office:value-type="string" calcext:value-type="string">
            <text:p>An interest in data science, machine learning and AI.We bring all this together to design, implement and deploy data science projects that work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Backend Developer</text:p>
          </table:table-cell>
          <table:table-cell office:value-type="string" calcext:value-type="string">
            <text:p>Work in close contact with our product and data science teams to discover the best solutions to our customer’s problems.4+ years of professional exper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rontend Developer:in [m/w/d] | Expert for next level &amp; data driven user experiences</text:p>
          </table:table-cell>
          <table:table-cell office:value-type="string" calcext:value-type="string">
            <text:p>Du machst unsere nächste Software zur Brand.Du gibst deinem Code den Style, den er verdient hat.Du hast das Multitalent, das alle woll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Backend Engineer (m/f/d)</text:p>
          </table:table-cell>
          <table:table-cell office:value-type="string" calcext:value-type="string">
            <text:p>At Coya, we are a team of passionate professionals, engineers, and data scientists from around the world who have assembled in Berlin to reboot the insura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st in Fisheries Assessment and Modelling (m/f/d)</text:p>
          </table:table-cell>
          <table:table-cell office:value-type="string" calcext:value-type="string">
            <text:p>Desirable: GIS and related skills of spatial data visualization and data base management.Stock assessments of the Rügen pike stock using data-poor assessm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-Commerce &amp; Business Development - Werkstudent (m/w/d)</text:p>
          </table:table-cell>
          <table:table-cell office:value-type="string" calcext:value-type="string">
            <text:p>Wir sind ein junges Digitalunternehmen mit Fokus auf die Premium und Luxus Modebranche mit Office in München.Neben online Marktplatz-Lösungen bieten wir Onlin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fic Software Engineers auf dem Gebiet des Forschungsdatenmanagements (m/w/d)</text:p>
          </table:table-cell>
          <table:table-cell office:value-type="string" calcext:value-type="string">
            <text:p>Scientific Software Engineers auf dem Gebiet des Forschungsdatenmanagements (m/w/d).Die Nationale Forschungsdateninfrastruktur (NFDI) ist eine herausragend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Data Engineering (m/w/d)</text:p>
          </table:table-cell>
          <table:table-cell office:value-type="string" calcext:value-type="string">
            <text:p>Wir sind ein junges Unternehmen mit Sitz in Kempten, das auf Data Science und Künstliche Intelligenz spezialisiert ist und spannende Projekte für Unternehm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mmunologist (m|f|d) as a Scientist for Clinical Immuno-monitoring</text:p>
          </table:table-cell>
          <table:table-cell office:value-type="string" calcext:value-type="string">
            <text:p>You analyze and present your results in internal and external meetings, develop SOPs, and publish your data in scientific journal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toral Researcher (m/w/d)</text:p>
          </table:table-cell>
          <table:table-cell office:value-type="string" calcext:value-type="string">
            <text:p>An international environment characterized by a strong focus on science and research.The successful candidate will actively participate in study design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ython Developer (m/f/d)</text:p>
          </table:table-cell>
          <table:table-cell office:value-type="string" calcext:value-type="string">
            <text:p>With our expert team of application developers and data scientists we work closely together with our customers to always be ahead of the game and to creat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Development</text:p>
          </table:table-cell>
          <table:table-cell office:value-type="string" calcext:value-type="string">
            <text:p>Expertise and experience in processing heterogeneous data sources, applying statistical methods and writing scientific articl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ketplace Development &amp; Growth - Parktikant (m/w/d)</text:p>
          </table:table-cell>
          <table:table-cell office:value-type="string" calcext:value-type="string">
            <text:p>Wir sind ein junges Digitalunternehmen mit Fokus auf die Premium und Luxus Modebranche mit Büros in München und am Bodensee.Wir freuen uns auf deine Bewerbu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Stack Developer (m/w/d)</text:p>
          </table:table-cell>
          <table:table-cell office:value-type="string" calcext:value-type="string">
            <text:p>Understanding and implementation of security and data protection.Solid foundation in data structures, algorithms, and system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(w/m/d)</text:p>
          </table:table-cell>
          <table:table-cell office:value-type="string" calcext:value-type="string">
            <text:p>Unterstütze das Team Lumen ihre Arbeitsweise zur Erstellung von Artikelabsatzprognosen zu optimieren und die Anforderungen effizient zu präsentier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Student Biology, Microbiology - Analysis (m/f/d)</text:p>
          </table:table-cell>
          <table:table-cell office:value-type="string" calcext:value-type="string">
            <text:p>Competences and experience in microbiological techniques and statistical data analysis.PhD Position on Antibiotic Resistance Evolutio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HBW-Student Informatik (m/w/d)</text:p>
          </table:table-cell>
          <table:table-cell office:value-type="string" calcext:value-type="string">
            <text:p>Gemeinsam gestalten wir die Welt um uns herum und entwickeln so die Zukunft – hier und heute!Leidenschaft für Innovationen und bahnbrechende Technologien i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ctice Manager, Healthcare</text:p>
          </table:table-cell>
          <table:table-cell office:value-type="string" calcext:value-type="string">
            <text:p>Bachelor’s degree in information technology or computer science or equivalent experience.Deep understanding of data center, cloud computing, adoption strateg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Project Consultant (f/m/d) for SAP Graph</text:p>
          </table:table-cell>
          <table:table-cell office:value-type="string" calcext:value-type="string">
            <text:p>Very good university degree in computer science or a related field.It provides an easy to use entity model that can be used to build new extension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WS Solutions Architect, Startups (CEE)</text:p>
          </table:table-cell>
          <table:table-cell office:value-type="string" calcext:value-type="string">
            <text:p>Technical Degree (Computer Science, Maths, Engineering or equivalent) and/or relevant tech experience.CTO/co-founder/architect experience for a VC-back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 Manager (w/m/d) Smart Energy-Software</text:p>
          </table:table-cell>
          <table:table-cell office:value-type="string" calcext:value-type="string">
            <text:p>Als agiles Startup im dynamischen Wachstumsmarkt für Smart-Energy-Software begleiten wir weltweit Energieversorger und Unternehmenskunden bei der Realisier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fic Software Engineers auf dem Gebiet des Forschungsdatenmanagements (m/w/d)</text:p>
          </table:table-cell>
          <table:table-cell office:value-type="string" calcext:value-type="string">
            <text:p>Technische Informationsbibliothek (TIB) - Programmbereich C, Forschung und Entwicklung, Lab Linked Scientific Knowledge.Wir freuen uns auf Ihre Bewerbu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ava Big Data Developer</text:p>
          </table:table-cell>
          <table:table-cell office:value-type="string" calcext:value-type="string">
            <text:p>We are transforming the data science landscape by developing - together with our community - the open source KNIME Analytics Platform that lets data scientist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ustomer Success Manager - Germany (m/f/x)</text:p>
          </table:table-cell>
          <table:table-cell office:value-type="string" calcext:value-type="string">
            <text:p>We strive to help industrial companies improve their maintenance and performance decision making in a data-driven world.Don´t Apply If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rontend Developer / Web Developer (m/f/d)</text:p>
          </table:table-cell>
          <table:table-cell office:value-type="string" calcext:value-type="string">
            <text:p>Together we are shaping the future of digital identification!We are an award-winning start-up based in Hamburg and well on the way to becoming the marke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.Net Developer</text:p>
          </table:table-cell>
          <table:table-cell office:value-type="string" calcext:value-type="string">
            <text:p>A degree in computer science or equivalent.Understand the business to manage the functionalities and service needs (especially the data process: accounting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ront-End developer (m/w/d)</text:p>
          </table:table-cell>
          <table:table-cell office:value-type="string" calcext:value-type="string">
            <text:p>Development, implementation and testing of a product that involves user registration of sensitive data, data management in a database and an Email/SMS serve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rontend Developer:in [m/w/d] | Expert for next level &amp; data driven user experiences</text:p>
          </table:table-cell>
          <table:table-cell office:value-type="string" calcext:value-type="string">
            <text:p>Du machst unsere nächste Software zur Brand.Du gibst deinem Code den Style, den er verdient hat.Du hast das Multitalent, das alle woll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8139: Dualer Bachelor Wirtschaftsinformatik (m/w/d) als Junior Salesforce Consultant (München)</text:p>
          </table:table-cell>
          <table:table-cell office:value-type="string" calcext:value-type="string">
            <text:p>Bei unserem Partnerunternehmen NTT DATA verantworten Sie eigenständig ein Studienprojekt im Bereich Salesforce Consulting und werden während des gesamt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irector, EMEA Therapeutic Area Lead Infectious Diseases and Vaccines, Janssen Medical Affairs EMEA</text:p>
          </table:table-cell>
          <table:table-cell office:value-type="string" calcext:value-type="string">
            <text:p>In-depth knowledge of study methodology, study data review and analysis.J&amp;J embraces research and science – bringing innovative ideas, products and services t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Developer with AWS and Python</text:p>
          </table:table-cell>
          <table:table-cell office:value-type="string" calcext:value-type="string">
            <text:p>Apply your knowledge of data engineering and design data flow.A university degree in computer science, business informatics, natural science, mathematics or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 (m/w/d) JAVA Frameworks</text:p>
          </table:table-cell>
          <table:table-cell office:value-type="string" calcext:value-type="string">
            <text:p>Working knowledge of RDBMS and data access technologies and understanding of NoSQL DBs (e.g. couchbase).Growing technology adept participating in all phases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ava Backend Developer (m/w/d)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Data Scientist</text:p>
          </table:table-cell>
          <table:table-cell office:value-type="string" calcext:value-type="string">
            <text:p>7Learnings helps online retail companies to improve profit margins and increase revenues by optimizing and automating their forecasting and pricing process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gronomy Specialist Healthy Fields (m/f/d)</text:p>
          </table:table-cell>
          <table:table-cell office:value-type="string" calcext:value-type="string">
            <text:p>PhD or Master in agronomy, agricultural science, plant production, or an equivalent field.Moreover, you coordinate development activities of the product fro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(f/m/d): Restructuring of the Calculation Engine Interface</text:p>
          </table:table-cell>
          <table:table-cell office:value-type="string" calcext:value-type="string">
            <text:p>A key aspect of the HANA database is the option to push computations down into the data base.Employment Type: Limited Part Time.Tasks for the student (f/m/d)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 Assistant - Learning and Development</text:p>
          </table:table-cell>
          <table:table-cell office:value-type="string" calcext:value-type="string">
            <text:p>Your tasks will include presenting data evaluations and analyses, data maintenance, and other back office activities.You’ll report directly to the Head of L&amp;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xpert Agronomy Modeling (m/f/d)</text:p>
          </table:table-cell>
          <table:table-cell office:value-type="string" calcext:value-type="string">
            <text:p>Last but not least, you are responsible for the data preparation and data cleaning in close alignment with the Data Competency Center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intenance Engineer</text:p>
          </table:table-cell>
          <table:table-cell office:value-type="string" calcext:value-type="string">
            <text:p>The incumbent will have superior ability and skills in the following areas: working independently with minimal supervision from the Senior Operations Engineer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Wirtschafts-) Mathematiker, Physiker und weitere Natur- oder Ingenieurwissenschaftler (w/m/d) Business Modeling und Data Analytics – Transaction Advisory (Financial Services)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twickler KI/Machine-Learning (w/m/d)</text:p>
          </table:table-cell>
          <table:table-cell office:value-type="string" calcext:value-type="string">
            <text:p>Du wolltest schon immer an Software der nächsten Generation mitarbeiten?Du hast bereits Erfahrung mit Python und entsprechenden Frameworks gesammel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Engineer - Data Hub and Connectivity</text:p>
          </table:table-cell>
          <table:table-cell office:value-type="string" calcext:value-type="string">
            <text:p>A central and powerful data hub will connect and manage data streams within a hospital IT environment, escorting the patient data journe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ktorand/in (m/w/d) in der Arbeitsgruppe Pflanzenphysiologie</text:p>
          </table:table-cell>
          <table:table-cell office:value-type="string" calcext:value-type="string">
            <text:p>Scientific university degree (master's, diploma or comparable) in a natural science subject.With your application you agree to the further internal process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(f/m/d) eDiscovery</text:p>
          </table:table-cell>
          <table:table-cell office:value-type="string" calcext:value-type="string">
            <text:p>A degree in a science-related field (e.g., computer science, mathematics or business information technology).Support our team in identifying information with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SV manager (f/m/d)</text:p>
          </table:table-cell>
          <table:table-cell office:value-type="string" calcext:value-type="string">
            <text:p>In the Data Science unit, we are right now spearheading the transition into a paperless lab to match our future ambitions within the field of data scie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um AI startup (gerne remote)</text:p>
          </table:table-cell>
          <table:table-cell office:value-type="string" calcext:value-type="string">
            <text:p>Wolltest du schon immer mal in einem AI startup arbeiten?Weißt aber noch nicht in welchem Bereich?Oder ob deine Expertise ausreich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ce Chemistry - Project Manager, Protein Crystallography (m/f/d)</text:p>
          </table:table-cell>
          <table:table-cell office:value-type="string" calcext:value-type="string">
            <text:p>Processing diffraction data, including phasing (mainly MR), collecting X-ray diffraction data (synchrotron beamlines), interpretation and report generation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Backend Engineer (m/f/d)</text:p>
          </table:table-cell>
          <table:table-cell office:value-type="string" calcext:value-type="string">
            <text:p>Degree in computer science or comparable qualifications.Working with agile methods (SCRUM) in an international team of software developers, designer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aborant (m/w/d)</text:p>
          </table:table-cell>
          <table:table-cell office:value-type="string" calcext:value-type="string">
            <text:p>We are in science, but there is no magic formula for how we approach work.This role at Lonza in Visp requires a willingness to move to the Visp region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Owner Agronomic Data Creation (m/f/d)</text:p>
          </table:table-cell>
          <table:table-cell office:value-type="string" calcext:value-type="string">
            <text:p>You will take overall responsibility for the strategy to ensure a differentiating, broader and further automated access to agronomically relevant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ioniere gesucht (m|w|d)</text:p>
          </table:table-cell>
          <table:table-cell office:value-type="string" calcext:value-type="string">
            <text:p>Du hast noch nicht die passende Herausforderung für dich gefunden?Dann schick uns jetzt deine Initiativbewerbung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*r Mitarbeiter*in am Zoologischen Institut</text:p>
          </table:table-cell>
          <table:table-cell office:value-type="string" calcext:value-type="string">
            <text:p>Competences and experience in microbiological techniques and statistical data analysis.Am Zoologischen Institut der Mathematisch-Naturwissenschaftlich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Manager (w/m/d) Data &amp; Analytics – Consulting (Financial Services)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/r Mitarbeiter/in (w/m/d)</text:p>
          </table:table-cell>
          <table:table-cell office:value-type="string" calcext:value-type="string">
            <text:p>Zu (1) foundations of process mining, (2) dealing with large/distributed/streaming/uncertain event data, (3) automated operational process improvement, and (4)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/r Mitarbeiter/in (w/m/d)</text:p>
          </table:table-cell>
          <table:table-cell office:value-type="string" calcext:value-type="string">
            <text:p>Als eine der zentralen IT-Einrichtung der RWTH Aachen University steht das IT Center seit über 60 Jahren für Qualität in verschiedensten Bereich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(w/m/d) - Process Mining - Advisory (Financial Services)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P Engineering (m/f/d)</text:p>
          </table:table-cell>
          <table:table-cell office:value-type="string" calcext:value-type="string">
            <text:p>Proficiency in strategic thinking and data driven decision making.With our expert team of application developers and data scientists we are working closel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Marketing Manager (m/w/d) AI-Health-Startup</text:p>
          </table:table-cell>
          <table:table-cell office:value-type="string" calcext:value-type="string">
            <text:p>Linderas Vision ist es, weltweite Standards in Mobility Assessment und Mobility Decision Intelligence zu setzen.Und hier kommst du ins Spiel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entwickler/in (m/w/d) / Development Engineer Software (m/f/d)</text:p>
          </table:table-cell>
          <table:table-cell office:value-type="string" calcext:value-type="string">
            <text:p>Experience in troubleshooting mechatronic equipment/ devices and proficiency in using measuring equipment (eg. data logger, oscilloscope, Logic analyzer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(f/m/d) eDiscovery</text:p>
          </table:table-cell>
          <table:table-cell office:value-type="string" calcext:value-type="string">
            <text:p>A degree in a science-related field (e.g., computer science, mathematics or business information technology).Support our team in identifying information with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ntract Migration Expert (f/m/d) Revenue Recognition</text:p>
          </table:table-cell>
          <table:table-cell office:value-type="string" calcext:value-type="string">
            <text:p>We care about your data privacy and take compliance with GDPR as well as other data protection legislation seriously.Change is a constant aspect of our work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M.176.20 Wissenschaftliche*r Mitarbeiter*in / Doktorand*in / Medizininformatik</text:p>
          </table:table-cell>
          <table:table-cell office:value-type="string" calcext:value-type="string">
            <text:p>Die Charité – Universitätsmedizin Berlin ist eine gemeinsame Einrichtung der Freien Universität Berlin und der Humboldt-Universität zu Berli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 (Fullstack) @ Kausa</text:p>
          </table:table-cell>
          <table:table-cell office:value-type="string" calcext:value-type="string">
            <text:p>Our mission is to empower businesses to make data-driven decisions faster and more effortlessly than ever before.Architect and implement multi-tenancy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(m/w/d) PR und Kommunikation</text:p>
          </table:table-cell>
          <table:table-cell office:value-type="string" calcext:value-type="string">
            <text:p>Wir starten durch und dafür suchen wir die Besten!Du suchst ein Praktikum ab dem 01.12.2020 bei dem Du selbstständig und eigenverantwortlich arbeiten, Dein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curity Consultant</text:p>
          </table:table-cell>
          <table:table-cell office:value-type="string" calcext:value-type="string">
            <text:p>Application Security - Experience with the design of security controls for multi-tier business solutions including the design of application-level acces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Stack SDE II</text:p>
          </table:table-cell>
          <table:table-cell office:value-type="string" calcext:value-type="string">
            <text:p>We offer top tier tech &amp; data science colleagues, along with opportunities to push your own limits.You believe data-driven decision making is the nor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onsultant (w/m/d) Data &amp; Analytics – Consulting (Financial Services)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 MITARBEIT IM PROJEKT "VERFAHRENSTECHNIK 4.0"</text:p>
          </table:table-cell>
          <table:table-cell office:value-type="string" calcext:value-type="string">
            <text:p>Wir suchen zum nächstmöglichen Zeitpunkt eine Person für die.WISSENSCHAFTLICHE MITARBEIT IM PROJEKT "VERFAHRENSTECHNIK 4.0".EG 13 TV-L, KENNZIFFER 131/20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X/UI Designer (m/f/x)</text:p>
          </table:table-cell>
          <table:table-cell office:value-type="string" calcext:value-type="string">
            <text:p>At Temedica, we combine digital technologies with medical science - two areas that for us are inseparable.It means you get the opportunity to craft the futu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Frontend Web/ App Developer (m/w/d)</text:p>
          </table:table-cell>
          <table:table-cell office:value-type="string" calcext:value-type="string">
            <text:p>„Handmade Software“ – wir leben unser Handwerk, unsere Werkstücke sind digital.Wir sind auf die Entwicklung komplexer Individualsoftware und Data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gramme Director “Global markets and social justice” (m/f/o)</text:p>
          </table:table-cell>
          <table:table-cell office:value-type="string" calcext:value-type="string">
            <text:p>Your data will be treated in accordance with the data protection regulations.Our general data protection information in accordance with articles 12, 13, 14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-End developer (m/w/d)</text:p>
          </table:table-cell>
          <table:table-cell office:value-type="string" calcext:value-type="string">
            <text:p>Development, implementation and testing of a product that that involves user registration of sensitive data, data management in a database and an Email/SM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ndroid Engineer</text:p>
          </table:table-cell>
          <table:table-cell office:value-type="string" calcext:value-type="string">
            <text:p>Experience with resource optimization like data-usage and battery consumption.We are a brand new start-up made of VR enthusiasts, evangelists, and engineer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nalyst Hotels &amp; Resorts (m/w/d)</text:p>
          </table:table-cell>
          <table:table-cell office:value-type="string" calcext:value-type="string">
            <text:p>Für Dich ist data driven nicht nur ein Buzzwort?Für die TUI InfoTec GmbH in Hannover suchen wir zum nächstmöglichen Eintrittstermin einen: Data Analyst Hotels 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ata Scientist (f/m/d)</text:p>
          </table:table-cell>
          <table:table-cell office:value-type="string" calcext:value-type="string">
            <text:p>Experience in using big data platforms (Spark, Hadoop) for large amounts of data.Several years of professional experience in the field of data engineering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Design internship</text:p>
          </table:table-cell>
          <table:table-cell office:value-type="string" calcext:value-type="string">
            <text:p>Legendairy Foods is Europe’s first cellular agriculture startup focusing on the production of clean dairy products.Support sensory testing of our product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 postions - Research Assistant - salary grade E 13 TV-L Berliner Hochschule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istant (PostDoc) - salary grade E 13 or 14 TV-L Berliner Hochschule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Social Media (m/f/d)</text:p>
          </table:table-cell>
          <table:table-cell office:value-type="string" calcext:value-type="string">
            <text:p>Collecting and analyzing organic social media data.We are on an exciting mission to make a real difference in science and healthcar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 Worker, Sales Strategy &amp; Operations Central Europe</text:p>
          </table:table-cell>
          <table:table-cell office:value-type="string" calcext:value-type="string">
            <text:p>You will help to drive quarterly business reviews, strategic projects and transformational initiatives through pulling &amp; analysing data and summarising ke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tforms and Solutions Architect Research (f/m/d)</text:p>
          </table:table-cell>
          <table:table-cell office:value-type="string" calcext:value-type="string">
            <text:p>A MSc in computer science and minimal 5 years working experience in the area of AI and big data.Strong architectural knowledge and proven experience on digit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istant - salary grade E 13 TV-L Berliner Hochschule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Data Management / Big Data (f/m/d)</text:p>
          </table:table-cell>
          <table:table-cell office:value-type="string" calcext:value-type="string">
            <text:p>Maintenance of the data catalogue required for data management within the Advanced Analytics Lab.You will assist in the implementation of the central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fic coordinator - Scientist (m/f/d)</text:p>
          </table:table-cell>
          <table:table-cell office:value-type="string" calcext:value-type="string">
            <text:p> Experience with working at the science-policy interface.ZALF. Your data will be deleted after six months.If you apply, we collect and process your person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 at Photoemission Beamline P22</text:p>
          </table:table-cell>
          <table:table-cell office:value-type="string" calcext:value-type="string">
            <text:p>Develop and support data acquisition and data analysis software.Ph.D. in physics, materials science, chemistry or related fields.Phone: +49 40 8998-3392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Machine Learning Research Scientist (m/f/d)</text:p>
          </table:table-cell>
          <table:table-cell office:value-type="string" calcext:value-type="string">
            <text:p>Strong background in optimization theory, statistics and data analysis.Our office is located directly in the heart of the science park Berlin Adlershof,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upervisor Hazardous Waste Operations (m/w/d) – Gigafactory Berlin-Brandenburg</text:p>
          </table:table-cell>
          <table:table-cell office:value-type="string" calcext:value-type="string">
            <text:p>Collect, analyze, and interpret hazardous waste data to assess risk, evaluate compliance, and submittal of reports in support of the Environmental Statistic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ustainability Consultant</text:p>
          </table:table-cell>
          <table:table-cell office:value-type="string" calcext:value-type="string">
            <text:p>Develop energy and greenhouse gas/ carbon emissions inventories, water/ waste footprints and other environmental inventories including data analysis, emissi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edical Expert (m/f/d)</text:p>
          </table:table-cell>
          <table:table-cell office:value-type="string" calcext:value-type="string">
            <text:p>Reliable and authentic personality with the ability to understand and communicate complex science.To ensure customer awareness you will design and organiz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tellite Systems Engineer (m/f/d)</text:p>
          </table:table-cell>
          <table:table-cell office:value-type="string" calcext:value-type="string">
            <text:p>Internal customer for spacecraft data bases and simulators.These include low-orbiting and geostationary satellites for earth observation, navigation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Research Scientist (m/f/d)</text:p>
          </table:table-cell>
          <table:table-cell office:value-type="string" calcext:value-type="string">
            <text:p>Strong background in optimization theory, statistics and data analysis.Our office is located directly in the heart of the science park Berlin Adlershof,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ull Stack Java Script Developer</text:p>
          </table:table-cell>
          <table:table-cell office:value-type="string" calcext:value-type="string">
            <text:p>Knowledge of computer science fundamental (algorithm, data structure, object oriented programming).We.CONECT Global Leaders is a young, owner-managed, mediu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yber Security Architect (Cloud, IAM, or PKI) (f/m/d)</text:p>
          </table:table-cell>
          <table:table-cell office:value-type="string" calcext:value-type="string">
            <text:p>You successfully completed your master’s degree in computer science or similar, preferably with a focus on IT security, cyber security or information securit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</text:p>
          </table:table-cell>
          <table:table-cell office:value-type="string" calcext:value-type="string">
            <text:p>Provide input on data models and analytical tasks from a data handling perspective.Be responsible for connecting data to the data warehouse from differ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&amp;D Engineers - LiDAR, Sensor Fusion, Deep Learning and SLAM (INTERNS &amp; WORK STUDENTS)</text:p>
          </table:table-cell>
          <table:table-cell office:value-type="string" calcext:value-type="string">
            <text:p>Experience with Deep Learning on LiDAR data.We are an early stage start-up (stealth mode), with a passion to revolutionize the $10+ Trillion global AEC 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ead of Data (m/f/x)</text:p>
          </table:table-cell>
          <table:table-cell office:value-type="string" calcext:value-type="string">
            <text:p>5+ years experience with data pipelines, data warehouse, data analytics management.2+ years data science and/or machine learning management experie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rontend Architect (m/f/d)</text:p>
          </table:table-cell>
          <table:table-cell office:value-type="string" calcext:value-type="string">
            <text:p>Data-driven mindset: you act on the insights from error- and usage-data.As a Frontend Architect (m/f/d) at SimScale in Munich or remote, you will drive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Vice President IT Full-Time (f/m/d)</text:p>
          </table:table-cell>
          <table:table-cell office:value-type="string" calcext:value-type="string">
            <text:p>Direct and manage IT planning, schedules, policies and programs for the organisation's data processing, network communications, business operations, comput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Ruby on Rails Developer (m/f/d)</text:p>
          </table:table-cell>
          <table:table-cell office:value-type="string" calcext:value-type="string">
            <text:p>DataGuard is re-inventing data protection across Europe with our “Privacy as a Service” (PaaS) approach and helps customers on their journey to comply with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Web Frontend) @ Kausa</text:p>
          </table:table-cell>
          <table:table-cell office:value-type="string" calcext:value-type="string">
            <text:p>Our mission is to empower businesses to make data-driven decisions faster and more effortlessly than ever before.Love what you do (and own it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Financial Controller Marketing (w/m/d)</text:p>
          </table:table-cell>
          <table:table-cell office:value-type="string" calcext:value-type="string">
            <text:p>Wie sich Mobilität morgen auf Schienen, Straßen und Luftweg anfühlen wird, das entscheidet sich schon heute an Deinem Arbeitsplatz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Data Analytics</text:p>
          </table:table-cell>
          <table:table-cell office:value-type="string" calcext:value-type="string">
            <text:p>RID1.4 is a department dedicated for big data and data analytics.Studies in statistics, mathematics, computer science, physics, econometrics, data science 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ce Analyst</text:p>
          </table:table-cell>
          <table:table-cell office:value-type="string" calcext:value-type="string">
            <text:p>2+ years of experience as a data analyst/data engineer/data science analyst with background in a technical/quantitative field (e.g. mathematics, economics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Hotels &amp; Resorts (m/w/d)</text:p>
          </table:table-cell>
          <table:table-cell office:value-type="string" calcext:value-type="string">
            <text:p>Für Dich ist data driven nicht nur ein Buzzwort?Für die TUI InfoTec GmbH in Hannover suchen wir zum nächstmöglichen Eintrittstermin einen: Data Engineer Hotel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Hotels &amp; Resorts (m/f/d)</text:p>
          </table:table-cell>
          <table:table-cell office:value-type="string" calcext:value-type="string">
            <text:p>Develop the data warehouse in terms of architecture, data model and integration processes.Cooperate in an interdisciplinary team with data scientists and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f/m/d): Development of XML Module to Simplify Working with XML Data in ABAP</text:p>
          </table:table-cell>
          <table:table-cell office:value-type="string" calcext:value-type="string">
            <text:p>Bachelor/Master student (f/m/d) of computer science, natural science or mathematics.Design and implementation of APIs for working with XML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Analyst (m/f/d)</text:p>
          </table:table-cell>
          <table:table-cell office:value-type="string" calcext:value-type="string">
            <text:p>Several years of professional experience in the field of analytics and/or business intelligence and/or data science in the e-commerce environ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um Data Science</text:p>
          </table:table-cell>
          <table:table-cell office:value-type="string" calcext:value-type="string">
            <text:p>Eine gute Idee war der Ursprung, ein erfolgreiches Konzept ist das Ergebnis.Qualität zum guten Preis möglichst vielen Menschen anbieten zu können treibt uns a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ierende (m/w/d) Wirtschaftsinformatik Schwerpunkt Data Science an der DHBW Mannheim für 2021</text:p>
          </table:table-cell>
          <table:table-cell office:value-type="string" calcext:value-type="string">
            <text:p>Unsere erfolgreiche Geschäftsentwicklung wird von Menschen gemacht: Es sind die Mitarbeiterinnen und Mitarbeiter der GIZ, die mit ihrem Engagement und ihr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Business Services Consultant (f/m/d) - SOC SECURITY ANALYST</text:p>
          </table:table-cell>
          <table:table-cell office:value-type="string" calcext:value-type="string">
            <text:p>Our Incident Analysts are responsible for triaging security alerts detected by Enterprise Detection and SIEM, analyzing all available data to determine if 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I Solution Engineer (w/m/d)</text:p>
          </table:table-cell>
          <table:table-cell office:value-type="string" calcext:value-type="string">
            <text:p>Metafinanz. Wir transformieren das Business unserer Kunden in neue Modelle für die Wirtschaft 4.0.Dabei überzeugen wir durch ganzheitliche Betrachtung v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Architekt (m/w/d)</text:p>
          </table:table-cell>
          <table:table-cell office:value-type="string" calcext:value-type="string">
            <text:p>Ihre aktuelle Position erlaubt es Ihnen nicht, Ihre Fähigkeiten effektiv einzusetzen und starke Ideen erfolgreich umzusetzen?Wir suchen Sie daher al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twickler (m/w/d) Java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yber Security Architect (f/m/d) - (SAP) Business Applications</text:p>
          </table:table-cell>
          <table:table-cell office:value-type="string" calcext:value-type="string">
            <text:p>Additionally, it is acting as the trusted partner &amp; advisor for IT and data security matters and is handling Security Incidents.WHAT YOU GET FROM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Software Engineer for advanced image annotation tools for Surgical Data Science</text:p>
          </table:table-cell>
          <table:table-cell office:value-type="string" calcext:value-type="string">
            <text:p>Master's degree in informatics or a related scientific discipline (e.g. computer science, mathematics, physics or statistics).Possibility to work part-tim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/Working Student (f/m/d)- Data Science and Machine Learning - SAP Intelligent Data &amp; Analytics</text:p>
          </table:table-cell>
          <table:table-cell office:value-type="string" calcext:value-type="string">
            <text:p>Tasks will include working on and driving data science projects via the creation of mathematical models, statistical analyses as well as their computation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Analyst</text:p>
          </table:table-cell>
          <table:table-cell office:value-type="string" calcext:value-type="string">
            <text:p>Extracting data from various external sources to supplement data pipelines.Transform data ingested so it is available downstrea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Scientist / Postdoc in applied hydrological science</text:p>
          </table:table-cell>
          <table:table-cell office:value-type="string" calcext:value-type="string">
            <text:p>Research Scientist / Postdoc in applied hydrological science.Knowledge in data assimilation is a clear advantage.We are looking to recruit severa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Web Analyst</text:p>
          </table:table-cell>
          <table:table-cell office:value-type="string" calcext:value-type="string">
            <text:p>Develop data visualizations, including reports, dashboards, and analyses to distribute data insights in an easily digestible manner to over 10,000 glob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ckend Developer</text:p>
          </table:table-cell>
          <table:table-cell office:value-type="string" calcext:value-type="string">
            <text:p>Experience with cloud technologies, AI or large scale geospatial data is a plus.Planblue is a diverse team of visionary entrepreneurs and engineers whos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&amp; Lead Data Scientist - Retail - Munich</text:p>
          </table:table-cell>
          <table:table-cell office:value-type="string" calcext:value-type="string">
            <text:p>Strong commercial awareness, always thinking about the 'value add' of data science projects.Maintenance of the portfolio which includes all current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upervisory Program Specialist (CYS Services) NF-03</text:p>
          </table:table-cell>
          <table:table-cell office:value-type="string" calcext:value-type="string">
            <text:p>The ability to plan and organize work, analyze problems to identify significant factors, gather pertinent data and recognize solutions.This job is open to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.91.20 Wiss. Mitarbeiter*in im Bereich Forschungsdatenmanagement</text:p>
          </table:table-cell>
          <table:table-cell office:value-type="string" calcext:value-type="string">
            <text:p>Die Charité – Universitätsmedizin Berlin ist eine gemeinsame Einrichtung der Freien Universität Berlin und der Humboldt-Universität zu Berli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ktmanager (m/w/d) im Data Management</text:p>
          </table:table-cell>
          <table:table-cell office:value-type="string" calcext:value-type="string">
            <text:p>Reizen Sie spannende IT-Projekte für namhafte Kunden?Spannende Aufgaben am Limit des technisch Machbaren?Dann kommen Sie jetzt zu FERCHAU, dem Marktführer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Koordinatorin (w/m/d)</text:p>
          </table:table-cell>
          <table:table-cell office:value-type="string" calcext:value-type="string">
            <text:p>Das Deutsche Elektronen-Synchrotron DESY mit seinen 2700 Mitarbeiterinnen und Mitarbeitern an den Standorten Hamburg und Zeuthen zählt zu den weltweit führend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U Sourcing Manager</text:p>
          </table:table-cell>
          <table:table-cell office:value-type="string" calcext:value-type="string">
            <text:p>Business Analytics and data story telling: combine data visualization with narrative techniques to deliver insights in a way that engages decision makers in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Account Manager (all gender)</text:p>
          </table:table-cell>
          <table:table-cell office:value-type="string" calcext:value-type="string">
            <text:p>In love with technical setups or have a background in computer science or engineering.Using data of millions of patient-years and best preventive practices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ad Clinical Data Manager</text:p>
          </table:table-cell>
          <table:table-cell office:value-type="string" calcext:value-type="string">
            <text:p>Review clinical data management documents.Provide data management support, oversight and accountability for one or more clinical trial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arment Database Specialist (m/f/d)</text:p>
          </table:table-cell>
          <table:table-cell office:value-type="string" calcext:value-type="string">
            <text:p>If no legal retention period exists, the data will be deleted as soon as storage is no longer required or the legitimate interest in storage of this data ha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Risk Data Manager (m/w/divers)</text:p>
          </table:table-cell>
          <table:table-cell office:value-type="string" calcext:value-type="string">
            <text:p>Als (Senior) Risk Data Manager und Teil des Risk Management Teams bist Du verantwortlich für den Betrieb sowie die (Weiter)Entwicklung der Risikodatenbank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for Space Systems</text:p>
          </table:table-cell>
          <table:table-cell office:value-type="string" calcext:value-type="string">
            <text:p>Bachelor's degree or higher in computer science, engineering, math, or science discipline and 3+ years of experience in professional C/Cpp software develop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side Sales Specialist</text:p>
          </table:table-cell>
          <table:table-cell office:value-type="string" calcext:value-type="string">
            <text:p>A science degree (e.g., chemistry, biology, engineering) is required.TA Instruments is seeking a dynamic individual for the role of Inside Sales Speciali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curity Services Specialist (m/f/d)</text:p>
          </table:table-cell>
          <table:table-cell office:value-type="string" calcext:value-type="string">
            <text:p>University degree (primarily in computer science or natural sciences) or similar experience.Ensure that IT security architecture, controls, processes, polic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cess Oversight Expert (m/f/d)</text:p>
          </table:table-cell>
          <table:table-cell office:value-type="string" calcext:value-type="string">
            <text:p>University degree preferred (ideally relating to IT, Business Administration, Data science or Insurance).Based in London or Munich and reporting to the Head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P of Engineering @ Kausa</text:p>
          </table:table-cell>
          <table:table-cell office:value-type="string" calcext:value-type="string">
            <text:p>Our mission is to empower businesses to make data-driven decisions faster and more effortlessly than ever before.Maintain high standards and reward excellence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QA Manager</text:p>
          </table:table-cell>
          <table:table-cell office:value-type="string" calcext:value-type="string">
            <text:p>Collect and evaluate on a regular basis KPI data.While we work in science, there's no magic formula to how we do i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rainee (m/w/d) Produktmanagement und Digitalisierung</text:p>
          </table:table-cell>
          <table:table-cell office:value-type="string" calcext:value-type="string">
            <text:p>Gemeinsam gewinnt - in einer Kultur der Wertschätzung, Vertrauen und Transparenz.Kompetenz entscheidet - nicht die Hierarchie.Young Professionals NON-IT 2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Technology</text:p>
          </table:table-cell>
          <table:table-cell office:value-type="string" calcext:value-type="string">
            <text:p>Unsere Recruiting Policy während Corona: M2 stellt weiterhin Talente ein.Bewerbungen werden bearbeitet und Interviews finden bis auf weiteres per Video stat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 (Backend) @ Kausa</text:p>
          </table:table-cell>
          <table:table-cell office:value-type="string" calcext:value-type="string">
            <text:p>Develop and operate a distributed data processing pipeline for streams and tables, including a modern, columnar query engine, to connect our analytics platfor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Owner (m/f/d)</text:p>
          </table:table-cell>
          <table:table-cell office:value-type="string" calcext:value-type="string">
            <text:p>A university degree in a relevant area plus at least 3-5 years professional experience in a field with a strong emphasis on computer science, engineering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MEA Professional Services Manager</text:p>
          </table:table-cell>
          <table:table-cell office:value-type="string" calcext:value-type="string">
            <text:p>The Ephesoft Platform turns flat data into context-rich information to fuel data scientists, business users, and customers with meaningful data to automate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Lead KPI Platform &amp; Test (f/m/d)</text:p>
          </table:table-cell>
          <table:table-cell office:value-type="string" calcext:value-type="string">
            <text:p>Experience in big data solutions and KPI tool development.Ensure any required cross-functional design reviews or data sharing is complete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Intelligence Manager ( M / W / D )</text:p>
          </table:table-cell>
          <table:table-cell office:value-type="string" calcext:value-type="string">
            <text:p>Wir sind BEARPAW PRODUCTS - eine am schnellst wachsende Bogensportmarke für das B2B und B2C Segment weltweit.Wir sind in der Branche die Ausnahmeerscheinun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ython Backend Developer (m/f/d)</text:p>
          </table:table-cell>
          <table:table-cell office:value-type="string" calcext:value-type="string">
            <text:p>Experience in handling big amounts of data.Our office is located directly in the heart of the science park Berlin Adlershof, a brief 10-minute walk from the 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ketplace Operations &amp; Business Development - Werkstudent (m/w/d)</text:p>
          </table:table-cell>
          <table:table-cell office:value-type="string" calcext:value-type="string">
            <text:p>Wir sind ein junges Digitalunternehmen mit Fokus auf die Premium und Luxus Modebranche mit Office in München.Wir freuen uns auf deine Bewerbu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eloper (f/m/d) for Spotlight by SAP</text:p>
          </table:table-cell>
          <table:table-cell office:value-type="string" calcext:value-type="string">
            <text:p>Excellent programming skills in JavaScript, Java and Python and a solid foundation in computer science with strong competencies in data structures, algorithm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React Frontend Developer (m/f/d)</text:p>
          </table:table-cell>
          <table:table-cell office:value-type="string" calcext:value-type="string">
            <text:p>Experience in handling big amounts of data.Our office is located directly in the heart of the science park Berlin Adlershof, a brief 10-minute walk from the 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&amp; Process Specialist in Planning and Controlling (m/f/d)</text:p>
          </table:table-cell>
          <table:table-cell office:value-type="string" calcext:value-type="string">
            <text:p>Passion for data and analytics, translating data-driven insights into decisions and actions.Review and document the global finance data model / architectur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Solution Sales Executive/Expert (w/m/d) Platform &amp; Technologies, Process/Life Science/Chemie</text:p>
          </table:table-cell>
          <table:table-cell office:value-type="string" calcext:value-type="string">
            <text:p>Standort: Alle SAP Standorte in Deutschland wie z.B.Walldorf, Hamburg, Berlin, Ratingen bei Düsseldorf, Eschborn bei Frankfurt, Hallbergmoos bei München, etc.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 Assistant (SHB) (gn)</text:p>
          </table:table-cell>
          <table:table-cell office:value-type="string" calcext:value-type="string">
            <text:p>Desirable: interest in machine learning or data science.The Institute for Biomagnetism and Biosignalanalysis is offering a position limited to 1 year as 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Markets Planning &amp; Controlling (f/m/d)</text:p>
          </table:table-cell>
          <table:table-cell office:value-type="string" calcext:value-type="string">
            <text:p>Prepare ad hoc analysis on trading and sales performance data.HypoVereinsbank is part of UniCredit, a simple, successful Pan European Commercial Bank, with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eveloper (f/m/d) for ABAP Platform Wanted</text:p>
          </table:table-cell>
          <table:table-cell office:value-type="string" calcext:value-type="string">
            <text:p>Creating tools for large-scale data modeling and data analytics.A good to excellent degree in computer science, mathematics, natural science, engineering 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f/m/d): M&amp;A Tax</text:p>
          </table:table-cell>
          <table:table-cell office:value-type="string" calcext:value-type="string">
            <text:p>Coding skills in SQL, ABAP, CDS views and knowledge about SAP data model.Employment Type: Limited Part Time.Because it’s the best-run businesses that make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lution Advisor Expert (m/f/d)</text:p>
          </table:table-cell>
          <table:table-cell office:value-type="string" calcext:value-type="string">
            <text:p>Location: Walldorf and every other SAP location in Germany.Employment Type: Regular Full Time.SAP started in 1972 as a team of five colleagues with a desi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helor of Science (B.Sc.) (w/m/d) Wirtschaftsinformatik Start 2021 Standort Walldorf</text:p>
          </table:table-cell>
          <table:table-cell office:value-type="string" calcext:value-type="string">
            <text:p>Work Area: Education and Training.SAP started in 1972 as a team of five colleagues with a desire to do something new.Was wir uns von dir wünschen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(f/m/d): SAP Digital Commerce</text:p>
          </table:table-cell>
          <table:table-cell office:value-type="string" calcext:value-type="string">
            <text:p>Preferred fields of study: business administration, business economics or computer science.Excellent skills in data analysis which is relevant for key busin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CHENSCHAFTLICHE*R MITARBEITER*IN - DATA SCIENCE / OPERATIONS RESEARCH</text:p>
          </table:table-cell>
          <table:table-cell office:value-type="string" calcext:value-type="string">
            <text:p>Das Fraunhofer-Center für Maritime Logistik und Dienstleistungen CML ist eine von über 80 Forschungseinrichtungen der Fraunhofer-Gesellschaf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/Working Student/Thesis Student (f/m/d): Usage Data Analysis for SAP HANA Cloud - Student</text:p>
          </table:table-cell>
          <table:table-cell office:value-type="string" calcext:value-type="string">
            <text:p>This topic is about technical usage data and not about not customer data.Should have a basic understanding of software quality and interest in data explorati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f/m/d): Technical Writer for SAP Data Warehouse and SAP BW/4HANA</text:p>
          </table:table-cell>
          <table:table-cell office:value-type="string" calcext:value-type="string">
            <text:p>A mentoring concept assures effective “on the job” training and the ongoing opportunity to improve skills and grow career opportunities while pursuing stud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ject administrator (m/f/x)</text:p>
          </table:table-cell>
          <table:table-cell office:value-type="string" calcext:value-type="string">
            <text:p>When you submit a job application to Saarland University you will be transmitting personal data.Please refer to our privacy notice for information on how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 position in multimessenger data analysis (m/f/d)</text:p>
          </table:table-cell>
          <table:table-cell office:value-type="string" calcext:value-type="string">
            <text:p>For information on collecting personal data, please refer to: www.uni-jena.de/Universität/Stellenmarkt/Datenschutzhinweis.html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/ Working Student (f/m/d): SAP Innovation Center Network</text:p>
          </table:table-cell>
          <table:table-cell office:value-type="string" calcext:value-type="string">
            <text:p>Student (f/m/d) at a university or university of applied science.Work Area: Software-Design and Development.Location: Potsdam, Munich, Walldorf or Karlsruh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ata Scientist / Machine Learning Expert (m/f/d) InsurTech</text:p>
          </table:table-cell>
          <table:table-cell office:value-type="string" calcext:value-type="string">
            <text:p>Distinguished experience with Python and its data science libraries (pandas, scikit-learn, numpy, tensorflow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 (f/m/d): Machine Learning Research</text:p>
          </table:table-cell>
          <table:table-cell office:value-type="string" calcext:value-type="string">
            <text:p>Machine Learning enables computers to learn from large amounts of data without being explicitly programmed.The world's most relevant enterprise data is part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Software Engineer (m/f/d)</text:p>
          </table:table-cell>
          <table:table-cell office:value-type="string" calcext:value-type="string">
            <text:p>Develop web frontends in ReactJS according to UI design specification and consume REST endpoints for data exchange.Ensure designs are following specification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ata Scientist (f/m/d) - SAP AI Business Services - Deep Learning Center of Excellence</text:p>
          </table:table-cell>
          <table:table-cell office:value-type="string" calcext:value-type="string">
            <text:p>Push the frontiers of what is possible in the area of machine learning working with real data.You will work within a team of data scientists (f/m/d)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f/m/d): User Assistance for SAP HANA</text:p>
          </table:table-cell>
          <table:table-cell office:value-type="string" calcext:value-type="string">
            <text:p>SAP HANA Cloud brings these qualities to the Cloud, providing customers with one gateway to all data.SAP HANA leverages recent technology advances to establish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(m/f/d)</text:p>
          </table:table-cell>
          <table:table-cell office:value-type="string" calcext:value-type="string">
            <text:p>The ability to design, implement and use effective database structures to ensure data is organised effectively and ready for downstream development of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 / Working Student (f/m/d) at SAP Innovation Center Network</text:p>
          </table:table-cell>
          <table:table-cell office:value-type="string" calcext:value-type="string">
            <text:p>Work Area: Software-Design and Development.Employment Type: Limited Full Time.SAP started in 1972 as a team of five colleagues with a desire to do someth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toral Researcher Position (m/f/d)</text:p>
          </table:table-cell>
          <table:table-cell office:value-type="string" calcext:value-type="string">
            <text:p>For information on collecting personal data, please refer to: www.uni-jena.de/Universität/Stellenmarkt/Datenschutzhinweis.htm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/Working Student/Thesis Student (f/m/d): SAP HANA Software Quality Improvements - Student</text:p>
          </table:table-cell>
          <table:table-cell office:value-type="string" calcext:value-type="string">
            <text:p>SAP HANA is a powerful data management platform for real-time business applications.Currently enrolled student (f/m/d) of computer science or related fields a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ublicly Available Information Associate Researcher</text:p>
          </table:table-cell>
          <table:table-cell office:value-type="string" calcext:value-type="string">
            <text:p>Advanced understanding of PAI data, platforms and technologies.Synthesize large data sets and provide recommendations to senior analysts and staff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elopment Expert (f/m/d) SAP Data Management team</text:p>
          </table:table-cell>
          <table:table-cell office:value-type="string" calcext:value-type="string">
            <text:p>You will build a generic and re-usable system that runs complex data processing and data integration pipelines on a Kubernetes-based platfor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Data Analytics &amp; Forensics (m/w/d)</text:p>
          </table:table-cell>
          <table:table-cell office:value-type="string" calcext:value-type="string">
            <text:p>Wir, die FERNAO Networks mit Sitz in Köln, sind führender Full-Service Provider auf dem Gebiet der IT-Security.Spannende Aufgaben warten auf dich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eloper (f/m/d) for Industry 4.0 and International Data Space (IDS) - SAP Munich</text:p>
          </table:table-cell>
          <table:table-cell office:value-type="string" calcext:value-type="string">
            <text:p>Deal with IoT data and analytics.Industry 4.0 applications generate a huge amount of data that need to be shared among stakeholders like operator, manufactur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Engineer (m/f/d) Financial Market Data</text:p>
          </table:table-cell>
          <table:table-cell office:value-type="string" calcext:value-type="string">
            <text:p>Experience in modern microservice architecture with specific focus on data integration, data provisioning and data management.Job Types: Full-time, Permanen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(f/m/d) for Software Quality Measures in Cloud-based Master Data Integration Service</text:p>
          </table:table-cell>
          <table:table-cell office:value-type="string" calcext:value-type="string">
            <text:p>Student (f/m/d) of computer science or a related field at a university or a university of applied sciences.Within Central Engineering, our team builds and run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(f/m/d): Calculation Engine Quality Assistance</text:p>
          </table:table-cell>
          <table:table-cell office:value-type="string" calcext:value-type="string">
            <text:p>The in-memory computing technology can store data in rows or columns, resulting in higher performance and higher data compression rates.WHAT YOU GET FROM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gital Product Manager</text:p>
          </table:table-cell>
          <table:table-cell office:value-type="string" calcext:value-type="string">
            <text:p>Collaboration with relevant team players like engineers, designers and data scientists are a bonus.A degree in engineering, science, business, economics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Intelligence Manager (m/w/d)</text:p>
          </table:table-cell>
          <table:table-cell office:value-type="string" calcext:value-type="string">
            <text:p>In erster Linie bist Du dafür verantwortlich, dass Deine Organisation alle Entscheidungen basierend auf Zahlen, Daten und Fakten treffen kan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Data Scientist (m/w/d) - Data Analyst</text:p>
          </table:table-cell>
          <table:table-cell office:value-type="string" calcext:value-type="string">
            <text:p>Mit ausgewählten Premiumprodukten konnte sich unser Kunde aus dem Produktionssektor in den vergangenen 50 Jahren zum Weltmarktführer entwickeln und feier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Intelligence Specialist (m/w/d)</text:p>
          </table:table-cell>
          <table:table-cell office:value-type="string" calcext:value-type="string">
            <text:p>Der Job, der dich glücklich macht:Erweiterung von bestehenden Business Intelligence und Data Warehouse Lösungen sowie Entwicklung neuer Anwendungen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coordinator (m/f/x)</text:p>
          </table:table-cell>
          <table:table-cell office:value-type="string" calcext:value-type="string">
            <text:p>When you submit a job application to Saarland University you will be transmitting personal data.Please refer to our privacy notice for information on how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Stack Developer, Europe</text:p>
          </table:table-cell>
          <table:table-cell office:value-type="string" calcext:value-type="string">
            <text:p>At Sezzle, we are more than just brilliant engineers, passionate data enthusiasts, out-of-the-box thinkers, and determined innovators; we are skilled musician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mputer Network Defense Intrusion Analyst (Multiple Openings)</text:p>
          </table:table-cell>
          <table:table-cell office:value-type="string" calcext:value-type="string">
            <text:p>Experience with analyzing network traffic for suspicious and malicious activity using tools such as Wireshark (or equivalent) for packet capture analysi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(m/w/d) Marketing und Eventmanagement</text:p>
          </table:table-cell>
          <table:table-cell office:value-type="string" calcext:value-type="string">
            <text:p>Du suchst ein Praktikum ab dem 01.12.2020, bei dem Du selbstständig und eigenverantwortlich arbeiten, Deine eigenen Ideen einbringen und Deiner Kreativitä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helor of Science (B.Sc.) (w/m/d) Wirtschaftsinformatik Start 2021 Standort Markdorf</text:p>
          </table:table-cell>
          <table:table-cell office:value-type="string" calcext:value-type="string">
            <text:p>Work Area: Education and Training.SAP started in 1972 as a team of five colleagues with a desire to do something new.Was wir uns von dir wünschen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wift Software Developer in Testing for MacOS</text:p>
          </table:table-cell>
          <table:table-cell office:value-type="string" calcext:value-type="string">
            <text:p>Master’s or bachelor’s degree in computer science.You will collaborate closely with software engineers, designers, UX engineers, data analysts, and produc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zialist Office 365 und SharePoint - Digital Workplace (m/w/d)</text:p>
          </table:table-cell>
          <table:table-cell office:value-type="string" calcext:value-type="string">
            <text:p>Konzeption, Planung und Entwicklung von Lösungen auf Basis Microsoft Office 365 für unsere Anwender an PC.Software-Einsatzszenarien, Durchführung von Softwa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HK oder WHB im ArWi Projekt ''Interaktivierung eines Staubfängers..."</text:p>
          </table:table-cell>
          <table:table-cell office:value-type="string" calcext:value-type="string">
            <text:p>Die Ruhr-Universität Bochum (RUB) ist eine der führenden Forschungsuniversitäten in Deutschland.Als reformorientierte Campusuniversität vereint sie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ment Manager</text:p>
          </table:table-cell>
          <table:table-cell office:value-type="string" calcext:value-type="string">
            <text:p>We offer top tier tech &amp; data science colleagues, along with opportunities to push your own limits.You believe data-driven decision making is the norm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ment Expert (f/m/d) for Spotlight by SAP</text:p>
          </table:table-cell>
          <table:table-cell office:value-type="string" calcext:value-type="string">
            <text:p>Its focus is to help enterprises improve their business operations and processes in a data-driven way.In this role, you’ll iterate quickly with a small bu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ile Coach (f/m/d) for Spotlight by SAP</text:p>
          </table:table-cell>
          <table:table-cell office:value-type="string" calcext:value-type="string">
            <text:p>Its focus is to help enterprises improve their business operations and processes in a data-driven way.Based on SAP’s exclusive data assets, domain knowledg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cruiter (m/w/d) Operations</text:p>
          </table:table-cell>
          <table:table-cell office:value-type="string" calcext:value-type="string">
            <text:p>Leveraging the use of key metrics/data and present to senior leadership.Strong recruitment experience in life science/FMCG environment for various operation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/Working Student/Thesis Student (f/m/d): SAP HANA Cloud and Continuous Software - Student</text:p>
          </table:table-cell>
          <table:table-cell office:value-type="string" calcext:value-type="string">
            <text:p>Student of computer science or related fields at a higher education institution.SAP HANA is a powerful data management platform for real-time busines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er (f/m/d) - Secure SDL Integration &amp; Reporting Developer</text:p>
          </table:table-cell>
          <table:table-cell office:value-type="string" calcext:value-type="string">
            <text:p>Bachelor’s degree or equivalent in computer science, natural science or a related discipline.Architect, develop and drive implementations to gather data fro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(f/m/d): Cloud Platform Engineering Research</text:p>
          </table:table-cell>
          <table:table-cell office:value-type="string" calcext:value-type="string">
            <text:p>Machine Learning enables computers to learn from large amounts of data without being explicitly programmed.The world's most relevant enterprise data is part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Robotics (m/f/d)</text:p>
          </table:table-cell>
          <table:table-cell office:value-type="string" calcext:value-type="string">
            <text:p>Corning is one of the world’s leading innovators in materials science.The carrier network product group consists primarily of products and solutions f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ow Code Developer (m/w/d) Microsoft Power Platform</text:p>
          </table:table-cell>
          <table:table-cell office:value-type="string" calcext:value-type="string">
            <text:p>Analyse, Dokumentation und/oder Definition von Workflows.Umsetzung von Applikationen und Prozessautomatisierungen, maßgeblich im Microsoft Power Platfor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eloper (f/m/d)- SAP Intelligent Enterprise</text:p>
          </table:table-cell>
          <table:table-cell office:value-type="string" calcext:value-type="string">
            <text:p>Design and develop the next generation data model (One Domain Model) as well as tools, SDKs, and services easing the consumption of the One Domain Mode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ustomer Success Specialist</text:p>
          </table:table-cell>
          <table:table-cell office:value-type="string" calcext:value-type="string">
            <text:p>Ability to analyse, and interpret data.Proficient in statistical analysis of large data sets.Aid in the data analysis of our elite teams where require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f/m/d): Knowledge and Education, Product Knowledge Development</text:p>
          </table:table-cell>
          <table:table-cell office:value-type="string" calcext:value-type="string">
            <text:p>Student (f/m/d) - at a university or university of applied science.Work Area: Education and Training.Employment Type: Limited Part Time.WHAT YOU GET FROM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P HANA Database Group: Intern, Working Student or Thesis-Student (f/m/d)</text:p>
          </table:table-cell>
          <table:table-cell office:value-type="string" calcext:value-type="string">
            <text:p>SAP HANA is a powerful data management platform that focuses on real-time business applications.Work Area: Software-Design and Developmen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/Working Student/Thesis (f/m/d): Software to Improve the Productivity of SAP HANA Developers</text:p>
          </table:table-cell>
          <table:table-cell office:value-type="string" calcext:value-type="string">
            <text:p>Student of computer science or related fields at a higher education institution.SAP HANA is a powerful data management platform for real-time busines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.) Developer (f/m/d)- "Data Management and Analytics" at SAP Intelligent Enterprise Technology</text:p>
          </table:table-cell>
          <table:table-cell office:value-type="string" calcext:value-type="string">
            <text:p>Comprehensive knowledge of state-of-the-art data management/analytics-related technologies, frameworks, and tools (such as SAP HANA, SAP Analytics Cloud, SAP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ctor, Construction</text:p>
          </table:table-cell>
          <table:table-cell office:value-type="string" calcext:value-type="string">
            <text:p>The Construction team is responsible for the entire process flow of delivering the physical data centers from shovel ready state through commissioning, work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Developer (w/m/d)</text:p>
          </table:table-cell>
          <table:table-cell office:value-type="string" calcext:value-type="string">
            <text:p>Werden Sie Teil unseres hochmotivierten Teams und Teil unseres rasant wachsenden Startups!Nutze die einmalige Chance aktiv an der Gestaltung und Entwickl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Developer (f/m/d) in SAP Cloud Platform Big Data Team</text:p>
          </table:table-cell>
          <table:table-cell office:value-type="string" calcext:value-type="string">
            <text:p>Hands-on experience in cloud computing, distributed systems, big data or container technologies.The Cloud Platform Big Data team is responsible for open sour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sociate Director, Medical Affairs</text:p>
          </table:table-cell>
          <table:table-cell office:value-type="string" calcext:value-type="string">
            <text:p>Support EU RWE data generation projects.Implement Phase IV data generation through execution of registries.At bluebird we are committed to using cutting-edg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count Manager – Behavioural Research</text:p>
          </table:table-cell>
          <table:table-cell office:value-type="string" calcext:value-type="string">
            <text:p>Develop a clear view of upcoming challenges and suggest solutions supported by data.Interface with project managers to deliver high quality project researc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Development Engineer - Amazon Web Services - Berlin (m/f)</text:p>
          </table:table-cell>
          <table:table-cell office:value-type="string" calcext:value-type="string">
            <text:p>We process big data and provide tools for customers to interactively understand their bills.Bachelor's degree in Computer Science, Computer or Electric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ANA Cloud (Senior) Service Developer (f/m/d) - HANA Cross Cloud Enablement Services</text:p>
          </table:table-cell>
          <table:table-cell office:value-type="string" calcext:value-type="string">
            <text:p>We enable our customer to manage their data storage, run powerful applications and federate their data between different sources - all within a single clou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-Professur (W1) für Transfer Learning for Microscopic Image Analysis</text:p>
          </table:table-cell>
          <table:table-cell office:value-type="string" calcext:value-type="string">
            <text:p>In einer gemeinsamen Besetzung mit dem Forschungszentrum Jülich ist im Fach Informatik an der Mathematisch-Naturwissenschaftlichen Fakultät der Heinrich-Hein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Partner Manager - EMEA (Berlin)</text:p>
          </table:table-cell>
          <table:table-cell office:value-type="string" calcext:value-type="string">
            <text:p>We are a rapidly growing, young company developing analytics software for performing advanced data science.Experience with data science, systems integration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C Security Analyst (f/m/d) (T2)</text:p>
          </table:table-cell>
          <table:table-cell office:value-type="string" calcext:value-type="string">
            <text:p>Our Incident Analysts are responsible for triaging security alerts detected by Enterprise Detection and SIEM, analyzing all available data to determine if 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avaScript Developer (w/m/d)</text:p>
          </table:table-cell>
          <table:table-cell office:value-type="string" calcext:value-type="string">
            <text:p>Komm an Bord und werde Teil eines der agilsten und innovativsten Technologie-Startups in Hamburg.Als Forschungs-Spin-Off der Universität Hamburg erforsch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1711 - Principal Regulatory Writer</text:p>
          </table:table-cell>
          <table:table-cell office:value-type="string" calcext:value-type="string">
            <text:p>Able to synthesize data across multiple data sources and documents to create summary reports.Accepting Applicants in Germany or the Netherland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Business Analyst SAP Production Scheduling (f/m/div)*</text:p>
          </table:table-cell>
          <table:table-cell office:value-type="string" calcext:value-type="string">
            <text:p>Bring in your supply chain management process understanding to ensure end-to-end integration with manufacturing systems, finance &amp; controlling, master data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fessur (W2) für Betriebswirtschaftslehre, insbesondere Organisation (mit Tenure Track auf W2)</text:p>
          </table:table-cell>
          <table:table-cell office:value-type="string" calcext:value-type="string">
            <text:p>Reference to data protection: Your data protection rights, the purpose for which your data will be.Welcome a research profile preferably rooted in behavior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Product Manager (m/w/d) STRABAG-Digital Workplace</text:p>
          </table:table-cell>
          <table:table-cell office:value-type="string" calcext:value-type="string">
            <text:p>Aktive Gestaltung der Arbeitsprozesse unserer Anwender durch Verantwortung für Softwareprodukte am STRABAG Digital Workplace an PC, Tablet / Smartphone und Web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eveloper / Development Expert (f/m/d)- SAP Intelligent Enterprise</text:p>
          </table:table-cell>
          <table:table-cell office:value-type="string" calcext:value-type="string">
            <text:p>Design and develop the next generation data model (One Domain Model) as well as tools, SDKs, and services easing the consumption of the One Domain Mode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eveloper/ Scrum Master (f/m/d) for S/4HANA, SAP Labs Munich</text:p>
          </table:table-cell>
          <table:table-cell office:value-type="string" calcext:value-type="string">
            <text:p>Degree in computer science or Engineering (or related field).We support our customers with the successful digital transformation of their asset management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base Migration Consultant, Global Financial Services</text:p>
          </table:table-cell>
          <table:table-cell office:value-type="string" calcext:value-type="string">
            <text:p>Bachelor's degree in Computer science or equivalent experience.Do you like to solve the most complex and high scale data challenges in the world today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luetooth Software Engineer</text:p>
          </table:table-cell>
          <table:table-cell office:value-type="string" calcext:value-type="string">
            <text:p>Experience with resource optimization like data-usage and battery consumption.We are a brand new start-up made of VR enthusiasts, evangelists, and engineer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ment Manager - Cloud HCM Analytics (f/m/d)</text:p>
          </table:table-cell>
          <table:table-cell office:value-type="string" calcext:value-type="string">
            <text:p>Bachelors / Master’s in engineering or Computer science or in related fields.Continuously improve the quality of team's work by making data-driven decisions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eveloper (f/m/d) for SAP Graph Product Development</text:p>
          </table:table-cell>
          <table:table-cell office:value-type="string" calcext:value-type="string">
            <text:p>Solid programming skills and a solid foundation in computer science with strong competencies in data structures, algorithms, databases, and software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Security Architect (f/m/d) - Cyber Security Design (Senior) Specialist</text:p>
          </table:table-cell>
          <table:table-cell office:value-type="string" calcext:value-type="string">
            <text:p>Additionally, it is acting as the trusted partner &amp; advisor for IT and data security matters and is handling Security Incidents.WHAT YOU GET FROM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++ (Senior) Developer for SAP HANA Basis Technology - Tooling (f/m/d)</text:p>
          </table:table-cell>
          <table:table-cell office:value-type="string" calcext:value-type="string">
            <text:p>Good knowledge of data structures, algorithms, and software design.Bachelor or master’s degree or equivalent in computer science or related discipline,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count Executive (m/w/d)</text:p>
          </table:table-cell>
          <table:table-cell office:value-type="string" calcext:value-type="string">
            <text:p>Gpredictive ist eine automatisierte Machine Learning Plattform für Marketinganwendungen, die es ermöglicht, schnell und einfach Predictive Models zu erstell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Assistant - Physicochemical Analysis (m/w/d) - limited for 24 months</text:p>
          </table:table-cell>
          <table:table-cell office:value-type="string" calcext:value-type="string">
            <text:p>Good skills in laboratory work, data collection and interpretation.Very good skills in computer science and different software applications (e.g. Excel, Word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UX Designer</text:p>
          </table:table-cell>
          <table:table-cell office:value-type="string" calcext:value-type="string">
            <text:p>We connect data, science and innovative digital research solutions to provide answers for key business questions around consumers, markets, brands and medi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rand/Product Manager, DACH</text:p>
          </table:table-cell>
          <table:table-cell office:value-type="string" calcext:value-type="string">
            <text:p>Bachelor’s degree or higher education in medical science / life science or a comparable qualification.Attention to detail and ability to understand, interpre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force Developer</text:p>
          </table:table-cell>
          <table:table-cell office:value-type="string" calcext:value-type="string">
            <text:p>B.S. or higher in computer science/technology field preferred or equivalent industry experience.It will involve platform strategy, technical architectur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enario Product Owner for the Siemens / SAP Solution Portfolio and Integration (m/f/d)</text:p>
          </table:table-cell>
          <table:table-cell office:value-type="string" calcext:value-type="string">
            <text:p>Diploma / master’s degree in technology, computer science, or similar.Deep understanding of PLM and PDM master data, as well as related E2E processes and area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/ Expert) Developer (f/m/d) - Security Validation Project Lead</text:p>
          </table:table-cell>
          <table:table-cell office:value-type="string" calcext:value-type="string">
            <text:p>Master’s degree in natural science or a related discipline like in computer science, information systems, mathematics.About the Security Validation Team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Development Engineer - Amazon Web Services - Berlin (m/f)</text:p>
          </table:table-cell>
          <table:table-cell office:value-type="string" calcext:value-type="string">
            <text:p>We process big data and provide tools for customers to interactively understand their bills.Bachelor's degree in Computer Science, Computer or Electric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Security DevOps Application Engineer (f/m/d)</text:p>
          </table:table-cell>
          <table:table-cell office:value-type="string" calcext:value-type="string">
            <text:p>Development and implementation of data quality improvement measures.A high data quality focus and a strong affinity to IT security are ke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Quality Engineer (f/m/d) for Spotlight by SAP</text:p>
          </table:table-cell>
          <table:table-cell office:value-type="string" calcext:value-type="string">
            <text:p>Ensure the quality of our data-science-heavy SaaS application.Its focus is to help enterprises improve their business operations and processes in a data-driv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pplication Support Specialist im Bereich LIMS System</text:p>
          </table:table-cell>
          <table:table-cell office:value-type="string" calcext:value-type="string">
            <text:p>Suchen Sie Abwechslung statt Alltagsroutine?Dann machen Sie den entscheidenden Schritt und werden Sie Teil unseres erfolgreichen Team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/Expert Developer (f/m/d) for Climate 21, SAP Munich</text:p>
          </table:table-cell>
          <table:table-cell office:value-type="string" calcext:value-type="string">
            <text:p>Master’s or Bachelor’s degree in computer science, software engineering or a related field.Advanced experience with object-oriented programming, common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Software Developer (f/m/d) for Spotlight by SAP</text:p>
          </table:table-cell>
          <table:table-cell office:value-type="string" calcext:value-type="string">
            <text:p>Develop our data-science-heavy SaaS solution.Excellent programming skills in Java and Python and a solid foundation in computer science with stro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*r Mitarbeiter*in am Lehrstuhl für Controlling &amp; Unternehmenssteuerung / Doctoral Student/Research Assistant at the Chair of Management Accountion &amp; Control</text:p>
          </table:table-cell>
          <table:table-cell office:value-type="string" calcext:value-type="string">
            <text:p>During your studies, you acquired knowledge in statistical and empirical research, econometrics, and applied data analysis.Die Lehrverpflichtung beträgt 3 SW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Developer*innen Cybersecurity (m/w/d) Backend</text:p>
          </table:table-cell>
          <table:table-cell office:value-type="string" calcext:value-type="string">
            <text:p>Für unseren Kunden in Leipzig suchen wir.Software Developer\*innen Cybersecurity (m/w/d).Erweiterung der Analytics Solution R&amp;S INTRA fü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Cyber Security Architect (Cloud, IAM, or PKI) (f/m/d)</text:p>
          </table:table-cell>
          <table:table-cell office:value-type="string" calcext:value-type="string">
            <text:p>You successfully completed your master’s degree in computer science or similar, preferably with a focus on IT security, cyber security or information securit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Marketing DE/EU</text:p>
          </table:table-cell>
          <table:table-cell office:value-type="string" calcext:value-type="string">
            <text:p>If you have significant experience in executing DE campaigns across media, email, social and content, have a proven track record of running activity based 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ment Architect/Senior Engineer Security Logging/Traceability - S/4HANA Cloud Delivery (f/m/d)</text:p>
          </table:table-cell>
          <table:table-cell office:value-type="string" calcext:value-type="string">
            <text:p>Experience in data protection and in the treatment of personal data during the logging process.Bachelor or master's degree in computer science, natural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gration Product Owner for the Siemens / SAP Solution Portfolio and Integration (m/f/d)</text:p>
          </table:table-cell>
          <table:table-cell office:value-type="string" calcext:value-type="string">
            <text:p>Diploma / master’s degree in business, technology, computer science, or similar.Deep understanding of PLM and PDM master data, as well as related E2E process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Data Center Technician</text:p>
          </table:table-cell>
          <table:table-cell office:value-type="string" calcext:value-type="string">
            <text:p>Attain training to act as data centre SME liaison to other technical teams &amp; non-technical teams (e.g networking, compute, compliance, business operations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ufacturing Data Science Internship, Stamping (m/w/d) - Gigafactory Berlin-Brandenburg</text:p>
          </table:table-cell>
          <table:table-cell office:value-type="string" calcext:value-type="string">
            <text:p>Passion for pairing old economy and data science.Study background in IT, mathemataics or similar discipline with a focus on data science and statistic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3+ years of experience in data science or very advanced data analytics projects.Take ownership of all advanced data science tasks at Trade Republic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rainee Applied Data Science (m/w/d)</text:p>
          </table:table-cell>
          <table:table-cell office:value-type="string" calcext:value-type="string">
            <text:p>Trainee Applied Data Science (m/w/d).Mit mehr als 2.200 Mitarbeitenden an 9 Standorten sowie 15 Marken in 12 Ländern zählt die KLiNGEL Gruppe zu den führend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|f|d)</text:p>
          </table:table-cell>
          <table:table-cell office:value-type="string" calcext:value-type="string">
            <text:p>You assess the effectiveness and accuracy of new data sources and data gathering techniques.Excellent knowledge of machine learning (AI), data mining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arketing Science) (m/w/d)</text:p>
          </table:table-cell>
          <table:table-cell office:value-type="string" calcext:value-type="string">
            <text:p>Als Data Scientist (m/w/d) für Marketing Science arbeitest du in einem wachsenden Team mit den neuesten Technologien und Methoden.Was Dich bei uns erwarte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|f|d) Membrane Technologies</text:p>
          </table:table-cell>
          <table:table-cell office:value-type="string" calcext:value-type="string">
            <text:p>You assess the effectiveness and accuracy of new data sources and data gathering techniques.Excellent knowledge of machine learning (AI), data mining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f/x)</text:p>
          </table:table-cell>
          <table:table-cell office:value-type="string" calcext:value-type="string">
            <text:p>Reporting to the Head of Business Intelligence and working closely with the Product team to iteratively create data science roadmap, assess use cases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UM IDP Project - Data Science for a Fintech (f/m/d)</text:p>
          </table:table-cell>
          <table:table-cell office:value-type="string" calcext:value-type="string">
            <text:p>Our data environment encompasses ecommerce data, bank account data and financial data with the main focus being on product and sales data from onlin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puter scientist/data analyst in Single Cell Genomics &amp; Imaging data</text:p>
          </table:table-cell>
          <table:table-cell office:value-type="string" calcext:value-type="string">
            <text:p>Applicants should have a Ph.D. in biological science, bioinformatics, computer science or physics, and research experience in genomics and/or image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sterand Data Science (m/w/d)</text:p>
          </table:table-cell>
          <table:table-cell office:value-type="string" calcext:value-type="string">
            <text:p>Selbstständige Auswertung von Messdaten zur Überwachung der Wasserqualität in einem Badesee.Zusammenarbeit mit Verantwortlichen für die Messtell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eople Data Scientist (all genders)</text:p>
          </table:table-cell>
          <table:table-cell office:value-type="string" calcext:value-type="string">
            <text:p>Minimum 5 years of data science experience in industry.Proven track record for success in building data science capabilities at the enterprise level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: Data Science</text:p>
          </table:table-cell>
          <table:table-cell office:value-type="string" calcext:value-type="string">
            <text:p>Bei PANDA entwickeln wir die fortschrittlichste KI für die Datenanalyse in industriellen Prozessen.Es ist unser Ziel, Industrieunternehmen bei der Lösung ihr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Create new ways to communicate data-driven insights.Develop state-of-the-art algorithms for processing hyperspectral data.High-end hardware of your choi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Eigenverantwortliche Mitarbeit bei der Umsetzung von spannenden Data Science Projekten für unsere Großkund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nalyst</text:p>
          </table:table-cell>
          <table:table-cell office:value-type="string" calcext:value-type="string">
            <text:p>Develop data visualisations to facilitate policy decisions;Support and manage the Division’s data needs;In addition, the Research Analyst will be responsibl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eMaster Programm - Data Science</text:p>
          </table:table-cell>
          <table:table-cell office:value-type="string" calcext:value-type="string">
            <text:p>Möchten Sie Ihre Ideen in nutzbringende und sinnvolle Technologien verwandeln?Ob im Bereich Mobility Solutions, Consumer Goods, Industrial Technology od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ustainability Data Manager ‏ (d/f/m)</text:p>
          </table:table-cell>
          <table:table-cell office:value-type="string" calcext:value-type="string">
            <text:p>2 years of professional experience in data management and ecological context.Establish analytical tools to work with big data and use of suitable softwar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/ Machine Learning Engineer (m/w/d, Vollzeit)</text:p>
          </table:table-cell>
          <table:table-cell office:value-type="string" calcext:value-type="string">
            <text:p>Für den Ausbau unseres IT-Teams am Standort Freiburg suchen wir ab sofort einen.Data / Machine Learning Engineer (m/w/d, Vollzeit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f/d)</text:p>
          </table:table-cell>
          <table:table-cell office:value-type="string" calcext:value-type="string">
            <text:p>Proficiency in Python and typical data science libraries.Full stack data science skills, from data processing to model-building and model deploy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mit Schwerpunkt BI (w/m/d)</text:p>
          </table:table-cell>
          <table:table-cell office:value-type="string" calcext:value-type="string">
            <text:p>Hat ein Auge fürs Detail - konzentriertes und sorgfältiges Arbeiten macht Dir Spaß und so sagst Du selbst dirty data den Kampf an.In den Einkauf und ins Lager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Warehouse Developer (f/m/d)</text:p>
          </table:table-cell>
          <table:table-cell office:value-type="string" calcext:value-type="string">
            <text:p>Devise data verification and quality check and system standard procedures that will be used to support Enterprise DW/BI platforms.Have we piqued your interes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in Market Analytics (m/f/d)</text:p>
          </table:table-cell>
          <table:table-cell office:value-type="string" calcext:value-type="string">
            <text:p>First, some data on the growth of Bilfinger Digital Next GmbH.Nice to have: Python knowledge in the context of data analysis.What you bring to the table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ce Consultant</text:p>
          </table:table-cell>
          <table:table-cell office:value-type="string" calcext:value-type="string">
            <text:p>Previous experience in data mining is desirable.Educational background in the field of statistics, (business) mathematics, computer science etc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/ Praktikant (m/w/d) Abschlussarbeit im Bereich Data Science</text:p>
          </table:table-cell>
          <table:table-cell office:value-type="string" calcext:value-type="string">
            <text:p>Erleben Sie die führende Bank im Gesundheitswesen als wertvolles Plus Ihrer Entwicklung.ApoBanker sind als Experte, Vertrauensperson und als Mensch geschätzt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f/m/d)</text:p>
          </table:table-cell>
          <table:table-cell office:value-type="string" calcext:value-type="string">
            <text:p>Develop and support the data acquisition and data processing systems.Review current requirements for data management with the focus on online and nearonlin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ata Analyst - Marketing</text:p>
          </table:table-cell>
          <table:table-cell office:value-type="string" calcext:value-type="string">
            <text:p>Collaborate with the data science team closely on advanced analytics projects.Specify improvements to the data warehouse and general data infrastructure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tics Engineer (all genders)</text:p>
          </table:table-cell>
          <table:table-cell office:value-type="string" calcext:value-type="string">
            <text:p>Develop high quality data analyses, analytical models and algorithms supporting our data analytics use cases and solving critical business problem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- Business</text:p>
          </table:table-cell>
          <table:table-cell office:value-type="string" calcext:value-type="string">
            <text:p>Collaborate with the data science team closely on advanced analytics projects.Specify improvements to the data warehouse and general data infrastructure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Data Analyst *</text:p>
          </table:table-cell>
          <table:table-cell office:value-type="string" calcext:value-type="string">
            <text:p>Alle Mitarbeiterinnen und Mitarbeiter in jeder der 123 Einzelgesellschaften der Otto Group tragen täglich mit innovativen Ideen dazu bei, uns unsere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w/m/d) Künstliche Intelligenz / Machine Learning</text:p>
          </table:table-cell>
          <table:table-cell office:value-type="string" calcext:value-type="string">
            <text:p>In einem 10-köpfigen Team, bestehend aus Data Scientists und Data Engineers, setzt du deine Machine Learning Kompetenz in verschiedenen Kundenprojekt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/thesis: Developing Graphical User Interface</text:p>
          </table:table-cell>
          <table:table-cell office:value-type="string" calcext:value-type="string">
            <text:p>Adding data to the data base.Implement various tools for data visualization.Experience in dashboard development and data pipelin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Data Engineer (m/w/d)</text:p>
          </table:table-cell>
          <table:table-cell office:value-type="string" calcext:value-type="string">
            <text:p>Du legst Wert auf eine Unternehmenskultur, in der flache Hierarchien sowie Kommunikation auf Augenhöhe tatsächlich gelebt werd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novation Unit Data Steward</text:p>
          </table:table-cell>
          <table:table-cell office:value-type="string" calcext:value-type="string">
            <text:p>With your excellence in sustainable data management, you establish a data foundation as cornerstone along our journey towards an R&amp;D that is driven through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Data Specialist</text:p>
          </table:table-cell>
          <table:table-cell office:value-type="string" calcext:value-type="string">
            <text:p>A. Ensures integrity of clinical trial data in different processes: planning databases, data cleaning and data reconciliation, including production and QC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Predictive Excellence Solutions und Data Science (w/m/d)</text:p>
          </table:table-cell>
          <table:table-cell office:value-type="string" calcext:value-type="string">
            <text:p>Wir sind ein internationales Netzwerk aus 276.000 Mitarbeiterinnen und Mitarbeitern, die ihr Wissen, ihre Erfahrungen und ihre Ideen miteinander teil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in Data Science at DESY /EuXFEL</text:p>
          </table:table-cell>
          <table:table-cell office:value-type="string" calcext:value-type="string">
            <text:p>PhD in data science or related field.Categorization of measurements and simulation data.In this way, DESY contributes to solving the major questions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mercial Data Science Manager (m/w/d)</text:p>
          </table:table-cell>
          <table:table-cell office:value-type="string" calcext:value-type="string">
            <text:p>Anfertigung analytischer Modelle und Prozesse zur Erstellung oder Änderung von Kundenreisen bei gleichzeitiger Aktivierung ein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w/m/d)</text:p>
          </table:table-cell>
          <table:table-cell office:value-type="string" calcext:value-type="string">
            <text:p>Du glaubst an die Kraft von Daten?Du hast Lust, dich immer wieder neuen Herausforderungen zu stellen und zusammen mit einem hochmotivierten Team bish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odem Field TestEngineer</text:p>
          </table:table-cell>
          <table:table-cell office:value-type="string" calcext:value-type="string">
            <text:p>Understanding of wire line and wireless data protocol stacks including PPP, IP, TCP, etc.LTE/UMTS/GSM - Contract (Frankfurt).Start: As soon as possibl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fic Officer in Genomics Technology Development</text:p>
          </table:table-cell>
          <table:table-cell office:value-type="string" calcext:value-type="string">
            <text:p>We are Europe’s flagship research laboratory for the life sciences – an intergovernmental organisation performing scientific research in disciplines includ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ad Data Analyst (x/f/m)</text:p>
          </table:table-cell>
          <table:table-cell office:value-type="string" calcext:value-type="string">
            <text:p>Within the Data Team, your objective will be to transform big data into smart data to help our teams make informed decisions.Our 6 Doctolib Pillars "SCALES"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 for AI Enabling</text:p>
          </table:table-cell>
          <table:table-cell office:value-type="string" calcext:value-type="string">
            <text:p>Education: Excellent degree (PhD/Master) in computer science, natural science, engineering or similar.Reliable implementation: You assume a mentoring role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&amp; Developer:in [m/w/d] | Expert:in für mutiges Data Science und Software-Entwicklung</text:p>
          </table:table-cell>
          <table:table-cell office:value-type="string" calcext:value-type="string">
            <text:p>Du bist Freidenker: in und Multitalent im digitalen Zeitalter und motiviert, die datenanalytische Perspektive des digitalen Wandels einzunehm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/Machine Learning Engineer (m/f/x) for Computer Vision</text:p>
          </table:table-cell>
          <table:table-cell office:value-type="string" calcext:value-type="string">
            <text:p>Working in a joint data science and data engineering team.Realization of data solutions impacting 1100 stores in 45 countries.Good German skills are a plu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aff Member NFR Measurement &amp; Quantification - Delivery (f/m/d) Berlin</text:p>
          </table:table-cell>
          <table:table-cell office:value-type="string" calcext:value-type="string">
            <text:p>Experience working with standardized processes and managing high volumes of data.Very good eye for detail with an affinity for numbers and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XECUTIVE SECRETARY</text:p>
          </table:table-cell>
          <table:table-cell office:value-type="string" calcext:value-type="string">
            <text:p>Proven working experience in science and policy communities to enhance science-policy interface is desirable.The United Nations Environment Programme (UNEP) i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Analyst - Marketing</text:p>
          </table:table-cell>
          <table:table-cell office:value-type="string" calcext:value-type="string">
            <text:p>Familiar with collaborating with dedicated data engineering and data science teams.Proactively identify high-impact data project opportunities with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perational Intelligence Intern</text:p>
          </table:table-cell>
          <table:table-cell office:value-type="string" calcext:value-type="string">
            <text:p>Provide direction and consultation using data to the various teams at N26 to better manage their processes.We are seeking two Operational Intelligence Intern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ata Scientist</text:p>
          </table:table-cell>
          <table:table-cell office:value-type="string" calcext:value-type="string">
            <text:p>Experience with data streaming technologies i.e. Kafka and Spark are highly desirable.The team you would be joining is the incubation team, the incubation tea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- Machine Learning/Deep Learning Prognose von Medizinischen Bilddaten (m/w/d)</text:p>
          </table:table-cell>
          <table:table-cell office:value-type="string" calcext:value-type="string">
            <text:p>Die Decision-Science-Abteilung von Bayer Pharmaceuticals ist die zentrale Anlaufstelle für alle unsere unternehmensweiten Projekt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coordinator (m/f/x) for the European University Alliance ‘Transform4Europe – T4E’ President’s Office, Coordinating Office for International Affairs Reference number N1272</text:p>
          </table:table-cell>
          <table:table-cell office:value-type="string" calcext:value-type="string">
            <text:p>Computer science and in the life sciences and nanosciences.On how we collect and process personal data in accordance with Art.Project coordinator (m/f/x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Owner (f/m/d) for SAP Analytics Cloud</text:p>
          </table:table-cell>
          <table:table-cell office:value-type="string" calcext:value-type="string">
            <text:p>It combines all analytics capabilities – including business intelligence, planning, predictive, and data visualization - in a single cloud-based solutio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cruiter (m/w/d) Commercial</text:p>
          </table:table-cell>
          <table:table-cell office:value-type="string" calcext:value-type="string">
            <text:p>Leveraging the use of key metrics/data and present to senior leadership.Strong recruitment experience in life science/FMCG environment for various sale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Junior) Developer m/f/d - Node.js / Java in SAP Cloud Application Programming Model (CAP)</text:p>
          </table:table-cell>
          <table:table-cell office:value-type="string" calcext:value-type="string">
            <text:p>An excellent university degree (Bachelor, Diploma, Master, PhD) in computer science or related fields like software engineering, physics, mathematics,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(f/m/d): SAP Cloud Programming Model (CAP) - Java Developer</text:p>
          </table:table-cell>
          <table:table-cell office:value-type="string" calcext:value-type="string">
            <text:p>Preferred fields of study: computer science or related fields.Work Area: Software-Design and Development.Employment Type: Limited Full Tim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Developer (m/w/d)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Quality Specialist (f/m/d) for SAP Analytics Cloud</text:p>
          </table:table-cell>
          <table:table-cell office:value-type="string" calcext:value-type="string">
            <text:p>It combines all analytics capabilities – including business intelligence, planning, predictive, and data visualization - in a single cloud-based solutio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alidierungsingenieur für Computersysteme</text:p>
          </table:table-cell>
          <table:table-cell office:value-type="string" calcext:value-type="string">
            <text:p>Suchen Sie Abwechslung statt Alltagsroutine?Dann machen Sie den entscheidenden Schritt und werden Sie Teil unseres erfolgreichen Team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ront-End Web Engineer</text:p>
          </table:table-cell>
          <table:table-cell office:value-type="string" calcext:value-type="string">
            <text:p>Experience building rich data-driven web applications.Made for\_ is the next generation consumer brand in personalised supplements based in Berlin and New York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ment Engineer for Non-Vital Industrial PC Platform (m/w/d)</text:p>
          </table:table-cell>
          <table:table-cell office:value-type="string" calcext:value-type="string">
            <text:p>Today, they develop solutions for the data-based, autonomous and immersive world of tomorrow – from autonomous vehicle control systems to collaborative comba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Junior) Digital Analyst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</text:p>
          </table:table-cell>
          <table:table-cell office:value-type="string" calcext:value-type="string">
            <text:p>Experience in “Ad Tech” data science principles a huge plus.Working with Product to define data collection and modeling framework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Management Internship (Unpaid)</text:p>
          </table:table-cell>
          <table:table-cell office:value-type="string" calcext:value-type="string">
            <text:p>Analytical and problem-solving skills with expertise in data-driven product development.Academic background in information technology, computer science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onsultant Data Science (m/w/d)</text:p>
          </table:table-cell>
          <table:table-cell office:value-type="string" calcext:value-type="string">
            <text:p>Als Business Data Analyst (m/w) arbeiten Sie in Projekten im agilen Umfeld.Sie sind verantwortlich für die Analyse von Daten, Quellsystemen und Busin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C01-08.20 Scientist</text:p>
          </table:table-cell>
          <table:table-cell office:value-type="string" calcext:value-type="string">
            <text:p>Desirable is a track record of successful grant applications; expertise in evaluation science, including impact and process evaluation; experience with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st / PostDoc (m/f/d) Plasmid Sciences at Penzberg Site</text:p>
          </table:table-cell>
          <table:table-cell office:value-type="string" calcext:value-type="string">
            <text:p>Driving the science together with a highly enthusiastic, agile and crossfunctional team interacting with development experts in Early Research, Bioproces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nalyst Team Lead (m/f/d)</text:p>
          </table:table-cell>
          <table:table-cell office:value-type="string" calcext:value-type="string">
            <text:p>To take Taxfix data-driven culture and self-service data solutions to the next level we are looking for a Data Analyst Team lead.What's in it for you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- Pricing (m/w/d)</text:p>
          </table:table-cell>
          <table:table-cell office:value-type="string" calcext:value-type="string">
            <text:p>Build complex &amp; high scalable machine learning solutions in cooperation with an experienced data science team.Challenges the team will be working on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teward - Helmholtz Metadata Collaboration in the Hub Information</text:p>
          </table:table-cell>
          <table:table-cell office:value-type="string" calcext:value-type="string">
            <text:p>Practical experience with data / research data management and data analysis.HMC offers a unique environment within the Helmholtz Association, in which forwar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ienplatz zum Bachelor of Science (m/w/d) Wirtschaftsinformatik-Data Science</text:p>
          </table:table-cell>
          <table:table-cell office:value-type="string" calcext:value-type="string">
            <text:p>Das duale Ausbildungssystem bietet eine optimale Mischung aus Theorie und Praxis.Die Ausbildung erfolgt in Zusammenarbeit mit der Dualen Hochschule Bad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rtschaftsinformatik - Vertiefung Data Science (DHBW Mannheim)</text:p>
          </table:table-cell>
          <table:table-cell office:value-type="string" calcext:value-type="string">
            <text:p>Protiviti ist ein global agierendes Beratungsunternehmen mit mehr als 80 Büros in 28 Ländern.Ausgewiesene Expertise und fundierte Beratungslösungen in d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ngineer with Focus on Data Protection</text:p>
          </table:table-cell>
          <table:table-cell office:value-type="string" calcext:value-type="string">
            <text:p>The EuroPriSe seal assures users that their personal data are handled in accordance with European data protection laws.42 f. GDPR is currently runni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Analyst - Product</text:p>
          </table:table-cell>
          <table:table-cell office:value-type="string" calcext:value-type="string">
            <text:p>Familiar with collaborating with dedicated data engineering and data science teams.Proactively identify high-impact data project opportunities with the produc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his website uses cookies to improve your experience. We'll assume you're ok with this, but you can optout if you wish. Cookie settings ACCEPT</text:p>
          </table:table-cell>
          <table:table-cell office:value-type="string" calcext:value-type="string">
            <text:p>Develops and maintains updated market data.We are looking for a Junior Global PM to join our Global Marketing team for Limb reconstruction product line 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(m/w/d) Customer &amp; Retail Analytics</text:p>
          </table:table-cell>
          <table:table-cell office:value-type="string" calcext:value-type="string">
            <text:p>Ort: 50933 Köln | Vertragsart: Vollzeit, befristet | Job-ID: 147083.Analytics &amp; Tools ist das zentrale Analyse- und Data Science Center der REWE und PENN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. Mitarbeiter/in (w/m/d)</text:p>
          </table:table-cell>
          <table:table-cell office:value-type="string" calcext:value-type="string">
            <text:p>Experience in the statistical analysis of complex survey data (e.g., panel data).Experience in merging individual-level data and contextual-level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/ Data Engineer (m/w/d)</text:p>
          </table:table-cell>
          <table:table-cell office:value-type="string" calcext:value-type="string">
            <text:p>Sie entwickeln Algorithmen und Architekturkonzepte für die gesamte Daten-Pipeline (Integration von IoT-Sensordaten, Pre- und Postprocessing, Datenbankstruktur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/ Digital Analyst E-Commerce (m/w/d)</text:p>
          </table:table-cell>
          <table:table-cell office:value-type="string" calcext:value-type="string">
            <text:p>Steuerung und Weiterentwickelung der Web-Analyse-Tools sowie Erstellung der Anforderung sowie Spezifikation und Weiterentwicklung des Tagging-Konzepts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Data Science / Data Analyst / Business Intelligence (m/w/d)</text:p>
          </table:table-cell>
          <table:table-cell office:value-type="string" calcext:value-type="string">
            <text:p>Dieser Job ist auch trotz COVID-19 weiterhin relevant.Eine Werkstudentenstelle in einer der spannendsten Kreativagenturen Berlins.Und wenn Du magst ab sofor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Analyst (m/f/d)</text:p>
          </table:table-cell>
          <table:table-cell office:value-type="string" calcext:value-type="string">
            <text:p>You have a data analytics or data science background.You generate meaningful insights by discovering data patterns.Relocation support and visa sponsorship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 (f/m/x)</text:p>
          </table:table-cell>
          <table:table-cell office:value-type="string" calcext:value-type="string">
            <text:p>As such, you will be responsible for building up data science capabilities within the business intelligence team as well as leading and implementing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lgorithmenentwicklung zur Erstellung von 4D-Gebäudemodellen</text:p>
          </table:table-cell>
          <table:table-cell office:value-type="string" calcext:value-type="string">
            <text:p>Die Abteilung "EO Data Science" des Instituts für Methodik der Fernerkundung entwickelt moderne Signalverarbeitungs- und KI-Verfahren für gegenwärtige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I Intern, RADAR-camera systems</text:p>
          </table:table-cell>
          <table:table-cell office:value-type="string" calcext:value-type="string">
            <text:p>Work on data pre-processing and labeling of the data recoded with RADAR-camera setup.Teraki provides data reduction and data processing solutions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&amp; Analytics Team Lead (m/f/d)</text:p>
          </table:table-cell>
          <table:table-cell office:value-type="string" calcext:value-type="string">
            <text:p>Support defining a Data &amp; Analytics strategy on to create a data-driven decision making culture.Challenging, re-fining and re-building current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itarbeiter (m/w/d) im Bereich Protein Engineering</text:p>
          </table:table-cell>
          <table:table-cell office:value-type="string" calcext:value-type="string">
            <text:p>Synbionik ist ein innovatives und expandierendes Biotech Start-Up, welches sich auf die Herstellung von Naturstoffen durch Biosynthese spezialisiert ha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Analyst, EU Payment Acceptance</text:p>
          </table:table-cell>
          <table:table-cell office:value-type="string" calcext:value-type="string">
            <text:p>Understanding of data warehousing and data modeling.Employ data mining, segmentation, and other analytical techniques to capture important trends and creat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urvey Specialist (m/f/d)</text:p>
          </table:table-cell>
          <table:table-cell office:value-type="string" calcext:value-type="string">
            <text:p>Experience with survey data, preferably with SHARE data.SHARE is the largest social science panel study in Europe.Survey Specialist (m/f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w/d)</text:p>
          </table:table-cell>
          <table:table-cell office:value-type="string" calcext:value-type="string">
            <text:p>Eigenverantwortliche Konzeption und Umsetzung von Analytics Infrastrukturen für unsere Kunden.Unterstützung interner und externer Data Science Ressourcen bei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Analyst (m/f/d)</text:p>
          </table:table-cell>
          <table:table-cell office:value-type="string" calcext:value-type="string">
            <text:p>You have a data analytics or data science background.You have knowledge/experience with data lakes.You generate meaningful insights by discovering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versational AI/ML - Intern</text:p>
          </table:table-cell>
          <table:table-cell office:value-type="string" calcext:value-type="string">
            <text:p>Computer science or similar studies in senior Bachelor or early Master semester.Research, test and develop conversational interfaces as well as ML/AI &amp;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Medical Science Liaison, Germany</text:p>
          </table:table-cell>
          <table:table-cell office:value-type="string" calcext:value-type="string">
            <text:p>Facilitate scientific discussions in the field and work with in-house and field partners to facilitate ongoing information/clinical data sharing (i.e., new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 (m/w/d)</text:p>
          </table:table-cell>
          <table:table-cell office:value-type="string" calcext:value-type="string">
            <text:p>Ein starkes Team und vielseitige Initiativen im Data Science-Umfeld, die allesamt von strategischer Relevanz sind – vom Risk Modelling über Pricing und Proc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Full Stack Developer (m/w/d)</text:p>
          </table:table-cell>
          <table:table-cell office:value-type="string" calcext:value-type="string">
            <text:p>Ideally successfully completed training as an IT specialist, web developer, media designer/media technology or completed studies in the fields of comput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nwendungsentwickler (m/w/d)</text:p>
          </table:table-cell>
          <table:table-cell office:value-type="string" calcext:value-type="string">
            <text:p>Für Kompetenz, Fairness und Vertrauen steht die INTER Versicherungsgruppe seit über hundert Jahren.Möchten Sie Teil dieser Erfolgsgeschichte werden und Ihr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ch coordinator (f/m/d)</text:p>
          </table:table-cell>
          <table:table-cell office:value-type="string" calcext:value-type="string">
            <text:p>Degree in biology, biochemistry, molecular medicine or other life science related fields.Data analysis programs; excellent verbal and written communicat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ISCHE HILFSKRAFT IM BEREICH DATA SCIENCE</text:p>
          </table:table-cell>
          <table:table-cell office:value-type="string" calcext:value-type="string">
            <text:p>Das Fraunhofer-Institut für Software- und Systemtechnik ISST unterstützt seine Kunden und Partner bei allen Fragestellungen zur Digitalisierun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ührungsposition Clinical Data Management (m/w/d)</text:p>
          </table:table-cell>
          <table:table-cell office:value-type="string" calcext:value-type="string">
            <text:p>Sie bringen mehrere Jahre Berufserfahrung im klinischen Datenmanagement mit und sind auf der Suche nach einer Führungsposition?Das Team besteht aus c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Securitisation - Trade Receivables Financing (m/f/d)</text:p>
          </table:table-cell>
          <table:table-cell office:value-type="string" calcext:value-type="string">
            <text:p>Support in the analysis of historical receivables portfolio data based on internal (rating) models.Das bringen Sie mit• Studies in: Business Administration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ndatory Intern (f/m/d) Informatics at Innovation Think Tank</text:p>
          </table:table-cell>
          <table:table-cell office:value-type="string" calcext:value-type="string">
            <text:p>We care about your data privacy and take compliance with GDPR as well as other data protection legislation seriously.Fields of working can be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X Researcher - Mixed Methods (f/m/x)</text:p>
          </table:table-cell>
          <table:table-cell office:value-type="string" calcext:value-type="string">
            <text:p>You have a proven record conducting quantitative research and integrating them with qualitative data to enrich your research finding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linical Scientist (f/m/d) in Berlin</text:p>
          </table:table-cell>
          <table:table-cell office:value-type="string" calcext:value-type="string">
            <text:p>PhD in Physics, data science, electrical engineering, or related fields.Work with the clinical staff to collect clinical data for the purpose of the researc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iaSearch - Robotics Perception Intern</text:p>
          </table:table-cell>
          <table:table-cell office:value-type="string" calcext:value-type="string">
            <text:p>MS in computer science or robotics.Deploy the models with data of pilot customers.Develop and improve perception algorithms on autonomous vehicle (AV)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ENANALYST (W/M/D)</text:p>
          </table:table-cell>
          <table:table-cell office:value-type="string" calcext:value-type="string">
            <text:p>Valyue ist der Partner für hochwertige Dienstleistungen und auf die Entwicklung individueller Soft- und Hardwarelösungen für technische Systeme spezialisier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Interessieren Sie sich für Algorithmen und Analysen und sind sicher im Umgang mit einer Data-Science-nahen Programmierumgebung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teward (w/m/d) - Helmholtz Metadata Collaboration im Hub Information</text:p>
          </table:table-cell>
          <table:table-cell office:value-type="string" calcext:value-type="string">
            <text:p>Durchführung von Projekten zur Implementierung der „FAIR-data principles“, unterstützt durch weitere HMC Informatiker.Wir suchen einen hoch motiviert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Data Architect (f/m/d)</text:p>
          </table:table-cell>
          <table:table-cell office:value-type="string" calcext:value-type="string">
            <text:p>Proven experience in data analytics, data transformation and data visualization.Optimization of the data science infrastructure with regard to performance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2021 Finance Leadership Development Program (FLDP) - EMEA</text:p>
          </table:table-cell>
          <table:table-cell office:value-type="string" calcext:value-type="string">
            <text:p>Tech Savvy and data inquisitive.We embrace research and science - bringing innovative ideas, products and services to advance the health and well-being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toral Researcher (m/f/d) in the field of data-driven battery material research</text:p>
          </table:table-cell>
          <table:table-cell office:value-type="string" calcext:value-type="string">
            <text:p>Strong and proven interest in data-based material science,.In the field of data-driven battery material research.Postdoctoral Researcher (m/f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ologist (m/w/d)</text:p>
          </table:table-cell>
          <table:table-cell office:value-type="string" calcext:value-type="string">
            <text:p>Bei ORBIT entwickeln wir digitale Geschäftsmodelle und nachhaltige Lösungen mit messbarem Impact.Wir verbinden Welten: Bei uns treffen sich die best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(w/m/d) für Data Analytics bei Digital Services</text:p>
          </table:table-cell>
          <table:table-cell office:value-type="string" calcext:value-type="string">
            <text:p>Willst du die Zukunft des Gesundheitswesens mitgestalten?Wir bei Siemens Healthineers setzen auf Menschen, die ihre Energie und Leidenschaft diesem Ziel widm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/ Teamleiter Data Science (w/m/d)</text:p>
          </table:table-cell>
          <table:table-cell office:value-type="string" calcext:value-type="string">
            <text:p>Du glaubst an die Kraft von Daten?Du hast Lust, dich immer wieder neuen Herausforderungen zu stellen und zusammen mit einem hochmotivierten Team bish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 COVID-19 Containment Scout</text:p>
          </table:table-cell>
          <table:table-cell office:value-type="string" calcext:value-type="string">
            <text:p>BCG’s diverse, global teams bring deep industry and functional expertise and a range of perspectives to spark change through leading-edge management consul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ademic research assistant (m/f/x) The Department of Biophysics Reference number W1769</text:p>
          </table:table-cell>
          <table:table-cell office:value-type="string" calcext:value-type="string">
            <text:p>Imaging data obtained by microscopy.Computer science and in the life sciences and nanosciences.For information on how we collect and process personal data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Engineer (m/w/t)</text:p>
          </table:table-cell>
          <table:table-cell office:value-type="string" calcext:value-type="string">
            <text:p>BSc/MSc in Computer Science, Mathematics or any related natural science field,.You will perform exploratory data analysis, build new machine learning model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Pricing Analyst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Intelligence Developer</text:p>
          </table:table-cell>
          <table:table-cell office:value-type="string" calcext:value-type="string">
            <text:p>Expand the data warehouse to cover further use cases in close collaboration with the data analytics and engineering teams by adding new entities and addition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m/f/d) Reqirement Management Research and Development</text:p>
          </table:table-cell>
          <table:table-cell office:value-type="string" calcext:value-type="string">
            <text:p>Assisting System Architects and Program Managers with requirement management work in relation to the R&amp;D work, and ensuring proper uploading of data as well a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fessionals Meteorologist m/f/t DE, Essen Fixed Term 17.09.2020</text:p>
          </table:table-cell>
          <table:table-cell office:value-type="string" calcext:value-type="string">
            <text:p>University degree in meteorology or atmospheric science.Develop routines, automated procedures and quantitative analytical tools to draw essential conclusion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avaScript Full Stack Working Student</text:p>
          </table:table-cell>
          <table:table-cell office:value-type="string" calcext:value-type="string">
            <text:p>You studied computer science or similar.You work with data from the real world and solve real problems.Every year, 1.6 billion tons of food worth about $1.2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rfahrener Software-Entwickler und Programmierer</text:p>
          </table:table-cell>
          <table:table-cell office:value-type="string" calcext:value-type="string">
            <text:p>Operaize ist ein innovatives Startup in Köln und entwickelt KI der nächsten Generation insbesondere für die Steuerung komplexer Produktionsprozess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ybersecurity Auditor (m/w/d) - Gigafactory Berlin - Brandenburg</text:p>
          </table:table-cell>
          <table:table-cell office:value-type="string" calcext:value-type="string">
            <text:p>The Cybersecurity Auditor will assess and strengthen Tesla’s security posture in the following areas: vehicle firmware and hardware, data privacy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Data Analytics &amp; Digital Transformation Management</text:p>
          </table:table-cell>
          <table:table-cell office:value-type="string" calcext:value-type="string">
            <text:p>Wir helfen Menschen und Organisationen unmögliche Projekte möglich zu machen.Nur wer die richtigen Technologien, Fähigkeiten und Menschen zusammenbringt, kan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Manager (all genders) Data Science/AI Strategy Financial Services</text:p>
          </table:table-cell>
          <table:table-cell office:value-type="string" calcext:value-type="string">
            <text:p>Deine Persönlichkeit und Individualität machen den Unterschied.Im Team von Accenture steigern wir die unternehmerische Leistungsfähigkeit unserer Kunden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MEA AIS Marketing Lead</text:p>
          </table:table-cell>
          <table:table-cell office:value-type="string" calcext:value-type="string">
            <text:p>Bachelor's degree (business administration or science).Your personal data shall be processed for the purposes of recruitment, recruitment policy and selecti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Engineer (Metrics)</text:p>
          </table:table-cell>
          <table:table-cell office:value-type="string" calcext:value-type="string">
            <text:p>Ingest and aggregate data from both internal and external data sources to build our world class datasets.TMP Data Engineering works on data services acro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Executive TIWS IOT EMEA&amp;APAC ISMANING</text:p>
          </table:table-cell>
          <table:table-cell office:value-type="string" calcext:value-type="string">
            <text:p>3.- Critical capacity, ability to evaluate data and lines of action in order to make correct decisions.Emea &amp; APAC Sales Management under the Chief Commerci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X Researcher - Usability Engineering (f/m/x)</text:p>
          </table:table-cell>
          <table:table-cell office:value-type="string" calcext:value-type="string">
            <text:p>You have strong qualitative research skills and evident experience in autonomously conducting user research using different approaches and methods (e.g.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rchitect (m/f/d)</text:p>
          </table:table-cell>
          <table:table-cell office:value-type="string" calcext:value-type="string">
            <text:p>You will build and manage a growth analytics team including following capabilities: data science, data engineering, devOps, IT change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hief Data Architect (M/W/D) Standort Berlin</text:p>
          </table:table-cell>
          <table:table-cell office:value-type="string" calcext:value-type="string">
            <text:p>Chief Data Architect (M/W/D) Standort Berlin.Eine zentrale, treibende Kraft der digitalen Transformation mit umfassender Management Unterstützung,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heat Seed Production Research Agronomist Germany (m/f/d)</text:p>
          </table:table-cell>
          <table:table-cell office:value-type="string" calcext:value-type="string">
            <text:p>Bachelor´s or master´s degree in agricultural science.You will collect field data, perform assessments, enter the data in the PRISM database and submit report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</text:p>
          </table:table-cell>
          <table:table-cell office:value-type="string" calcext:value-type="string">
            <text:p>Being one of the contributors to our data lake and data platform.Help us shape and steer data drivenness within AutoScout24 by utilizing the transformativ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Clinical Research Associate</text:p>
          </table:table-cell>
          <table:table-cell office:value-type="string" calcext:value-type="string">
            <text:p>Our successful Clinical Research Associates possess varied backgrounds in medical and other science-related healthcare field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raph Technology Data Engineer (m/f/d)</text:p>
          </table:table-cell>
          <table:table-cell office:value-type="string" calcext:value-type="string">
            <text:p>4+ years of experience within data science, data engineering, software development or data strategy.Work with data and analytics experts to strive for grea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Analyst / Data Engineer (f/m/d) IT Investment and Operations Function (2 years contract)</text:p>
          </table:table-cell>
          <table:table-cell office:value-type="string" calcext:value-type="string">
            <text:p>Good understanding of data models, knowledge of data analytics tools, Python, SQL.Support projects and future data initiatives and ensure that busin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Erlebe und gestalte den Aufbau unseres neuen Standortes in Greifswald mit und unterstütze unser Team als Werkstudent Data Scientist (m/w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etrics)</text:p>
          </table:table-cell>
          <table:table-cell office:value-type="string" calcext:value-type="string">
            <text:p>Ingest and aggregate data from both internal and external data sources to build our world class datasets.TMP Data Engineering works on data services acro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administrator (m/f/x) for the European University Alliance ‘Transform4Europe – T4E’ President’s Office, Coordinating Office for International Affairs Reference number N1271</text:p>
          </table:table-cell>
          <table:table-cell office:value-type="string" calcext:value-type="string">
            <text:p>Computer science and in the life sciences and nanosciences.On how we collect and process personal data in accordance with Art.Project administrator (m/f/x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ject Manager Data Migration (w/m/d)</text:p>
          </table:table-cell>
          <table:table-cell office:value-type="string" calcext:value-type="string">
            <text:p>You need to provide guidelines and tools for efficient data migration.Ideally you have knowledge of trading processes and/or master data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(w/m/d) Data Analytics – Consulting (Financial Services)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ushilfe (m/w/d) Coding US</text:p>
          </table:table-cell>
          <table:table-cell office:value-type="string" calcext:value-type="string">
            <text:p>We connect data, science and innovative digital research solutions to provide answers for key business questions around consumers, markets, brands and medi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hief Data Architect (M/W/D) Standort Ihringen</text:p>
          </table:table-cell>
          <table:table-cell office:value-type="string" calcext:value-type="string">
            <text:p>Chief Data Architect (M/W/D) Standort Ihringen.79241 Ihringen bei Freiburg im Breisgau, Deutschland.Die Gesamtverantwortung für die Konzeption, Entwicklu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Applied Scientist - Fashion Recommendations</text:p>
          </table:table-cell>
          <table:table-cell office:value-type="string" calcext:value-type="string">
            <text:p>Keep up to date with the state of the art in recommender systems and contribute to the data science community both internally in Zalando and externally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chbearbeitung Gemeinsames Monitoring-/Kommunikations-Center (GMKC) (m/w/d)</text:p>
          </table:table-cell>
          <table:table-cell office:value-type="string" calcext:value-type="string">
            <text:p>In der Direktion Gefahrenabwehr/Einsatz,.Sechs bis EG 10 TV-L bewertete Stellen unbefristet zu besetzen:Gemeinsames Monitoring- und Kommunikations-Center 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uality Strategy Lead (QSL), Lifecycle Management (all genders)</text:p>
          </table:table-cell>
          <table:table-cell office:value-type="string" calcext:value-type="string">
            <text:p>Minimum 5 - 7 years QA experience or relevant experience in pharmaceutical and/ or biotech industry, in particular Pharmacovigilance (PV) quality management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octoral Researcher/PhD Student (f/m/d)</text:p>
          </table:table-cell>
          <table:table-cell office:value-type="string" calcext:value-type="string">
            <text:p>Excellent master‘s degree in information systems, computer science, business management, economics or an affiliated field.Publish results in leading journal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YS Assistant Director NF-03</text:p>
          </table:table-cell>
          <table:table-cell office:value-type="string" calcext:value-type="string">
            <text:p>The ability to plan and organize work, analyze problems to identify significant factors, gather pertinent data and recognize solutions.This job is open to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Engineer (w/m/d)</text:p>
          </table:table-cell>
          <table:table-cell office:value-type="string" calcext:value-type="string">
            <text:p>Wenn es darum geht, zukünftig Millionen Fahrgäste und tausende Züge auch digital auf den Weg zu bringen, braucht es die besten IT-Expert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Quantum Engineer / Researcher (m/w/d) (100%)</text:p>
          </table:table-cell>
          <table:table-cell office:value-type="string" calcext:value-type="string">
            <text:p>Please take note of the data protection information on collecting and processing personal data contained in your application in accordance with Ar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s4Innovation (m/w/d)</text:p>
          </table:table-cell>
          <table:table-cell office:value-type="string" calcext:value-type="string">
            <text:p>Du möchtest neben Deinem Studium spannende Einblicke in die Industrie gewinnen und Dein Wissen aus der Theorie direkt in der Praxis anwenden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Student or Postdoc (m/f/d) in Computational Engineering</text:p>
          </table:table-cell>
          <table:table-cell office:value-type="string" calcext:value-type="string">
            <text:p>Demonstrated experiences in numerical simulation and utilization of software-tools (e.g. for data science).Beneficial would be experience in software wrapp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orschungsdatenmanager (w/m/d) - FAIR Data in der Helmholtz Metadata Collaboration</text:p>
          </table:table-cell>
          <table:table-cell office:value-type="string" calcext:value-type="string">
            <text:p>Durchführung von Projekten zur Implementierung der „FAIR-data principles“, in enger Zusammenarbeit mit Domänenwissenschaftler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r Python Developer</text:p>
          </table:table-cell>
          <table:table-cell office:value-type="string" calcext:value-type="string">
            <text:p>Implement security and data protection solutions.Developing back-end components to improve responsiveness and overall performa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ssociate for Berlin</text:p>
          </table:table-cell>
          <table:table-cell office:value-type="string" calcext:value-type="string">
            <text:p>Engineering / computer science / physics degree is a must <text:s/>MBA degree is a plus.The ideal candidate should have a passion for emerging technologies includ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redit Analyst Structured Finance (m/f/d)</text:p>
          </table:table-cell>
          <table:table-cell office:value-type="string" calcext:value-type="string">
            <text:p>You have a strong academic background with a BSc / Master’s Degree (or equivalent) in an economic or natural science subjec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f/x)</text:p>
          </table:table-cell>
          <table:table-cell office:value-type="string" calcext:value-type="string">
            <text:p>Help us to build an in-house data warehouse from scratch that will enable data analysis and data-driven decisions for the whole organizatio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nalytics Manager Connected Appliances</text:p>
          </table:table-cell>
          <table:table-cell office:value-type="string" calcext:value-type="string">
            <text:p>University degree or equivalent professional experience in computer science, analytics or data warehousing.Align with data engineers and analysts on technic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 (m/w/d)</text:p>
          </table:table-cell>
          <table:table-cell office:value-type="string" calcext:value-type="string">
            <text:p>Bei ORBIT entwickeln wir digitale Geschäftsmodelle und nachhaltige Lösungen mit messbarem Impact.Wir verbinden Welten: Bei uns treffen sich die best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Nonclinical Drug Development Strategist - Pharmacology, Pharmacokinetics, Toxicology</text:p>
          </table:table-cell>
          <table:table-cell office:value-type="string" calcext:value-type="string">
            <text:p>Demonstrated comprehensive knowledge of nonclinical study designs, data interpretation, concepts within pharmacology, pharmacokinetic, and toxicology focu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istant (m/f/x)</text:p>
          </table:table-cell>
          <table:table-cell office:value-type="string" calcext:value-type="string">
            <text:p>When you submit a job application to Saarland University you will be transmitting personal data.Please refer to our privacy notice for information on how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latform Engineer</text:p>
          </table:table-cell>
          <table:table-cell office:value-type="string" calcext:value-type="string">
            <text:p>Extensive knowledge about backend development, multiprocessing, data modelling, service architectures and messaging systems.First and foremost: The peopl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(m/f/d) Global Product Strategy</text:p>
          </table:table-cell>
          <table:table-cell office:value-type="string" calcext:value-type="string">
            <text:p>University degree in engineering or natural science, preferably in bio- or industrial engineering.It will be on you to drive insightful fact-based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Administrator (m/f/d)</text:p>
          </table:table-cell>
          <table:table-cell office:value-type="string" calcext:value-type="string">
            <text:p>Successfully completed relevant vocational training or successfully completed university education in computer science/applied computer science/IT management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curity Engineer (m/f/d)</text:p>
          </table:table-cell>
          <table:table-cell office:value-type="string" calcext:value-type="string">
            <text:p>Responsible for white paper/presentations focusing on security including details on technical controls regarding how Vivy protects its users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</text:p>
          </table:table-cell>
          <table:table-cell office:value-type="string" calcext:value-type="string">
            <text:p>Field, we are now seeking an academic employee with expertise in computer science (data modeling,.Experience or interest in 3D data modeli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upply Planning Expert (all genders)</text:p>
          </table:table-cell>
          <table:table-cell office:value-type="string" calcext:value-type="string">
            <text:p>For this reason, data and root cause analysis and the identification of corrective actions will be an important task as well.Experience in ERP systems (SAP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SL Diagnostics - North Germany</text:p>
          </table:table-cell>
          <table:table-cell office:value-type="string" calcext:value-type="string">
            <text:p>The MSL – Diagnostics will partner with the clinical science and diagnostics function working in a matrix organization to support early disease recognition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im Bereich Konzernvorausentwicklung - Digitalisierung</text:p>
          </table:table-cell>
          <table:table-cell office:value-type="string" calcext:value-type="string">
            <text:p>Durch unseren Teamgeist entwickeln wir innovative Lösungen für die Mobilität von morgen.Unsere Leidenschaft macht uns nicht nur zu einem internation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Data Manager - FAIR Data in the Helmholtz Metadata Collaboration</text:p>
          </table:table-cell>
          <table:table-cell office:value-type="string" calcext:value-type="string">
            <text:p>University degree in computer science or data science, or comparable expertise in research data management.HMC offers a unique environment within the Helmholtz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h.D. in biophysics as part of the NeuroTrans Project – a Marie Skłodowska-Curie Innovative Training Network (m/f/d)</text:p>
          </table:table-cell>
          <table:table-cell office:value-type="string" calcext:value-type="string">
            <text:p>Develop software for measurement control, data acquisition and analysis.Keen interest in optical method/instrument development including data analysis/softwar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toral position</text:p>
          </table:table-cell>
          <table:table-cell office:value-type="string" calcext:value-type="string">
            <text:p>The work involves the design of masks, the observations, data reduction and analysis, measuring accurate spectroscopic redshifts and exploring the galax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hysical Science Technician (OCONUS - Germany) - DoD Secret Clearance</text:p>
          </table:table-cell>
          <table:table-cell office:value-type="string" calcext:value-type="string">
            <text:p>Shall possess a minimum of one (1) year experience evaluating oil analysis data and issuing maintenance recommendations.Consider joining our team today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toral Researcher (f/m/d)</text:p>
          </table:table-cell>
          <table:table-cell office:value-type="string" calcext:value-type="string">
            <text:p>PhD in neuroscience, psychology, computational science, biostatistics, medicine or related fields.Our group has only recently been created and we are look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*IN – INFORMATIK IM BEREICH RECRUITING (M/W/D)</text:p>
          </table:table-cell>
          <table:table-cell office:value-type="string" calcext:value-type="string">
            <text:p>GKES verbindet exzellente Personalberatung im stark wachsenden Finanz- und Technologiebereich mit einer offenen und sympathischen Teamkultu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gineer Supply Chain (m/f/d)</text:p>
          </table:table-cell>
          <table:table-cell office:value-type="string" calcext:value-type="string">
            <text:p>You are skilled to filter the key informations from big datasets and can carve out correlations as well as convincingly present those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Executive TIWS Messenger service EMEA&amp;APAC ISMANING</text:p>
          </table:table-cell>
          <table:table-cell office:value-type="string" calcext:value-type="string">
            <text:p>Computer engineer or any other degree in the field of computer science and security.3.- Critical capacity, ability to evaluate data and lines of action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Systems Administrator (m/f/i)</text:p>
          </table:table-cell>
          <table:table-cell office:value-type="string" calcext:value-type="string">
            <text:p>Perform or delegate regular backup operations and implement appropriate processes for data protection and backups.IT Systems Administrator (m/f/i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lockchain Developer (DeFi)</text:p>
          </table:table-cell>
          <table:table-cell office:value-type="string" calcext:value-type="string">
            <text:p>Strong skills in core Computer Science theory/use (data structures, algorithms, etc.).Energi (NRG) is a next-generation Proof of Stake (PoS) cryptocurrency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Research Associate</text:p>
          </table:table-cell>
          <table:table-cell office:value-type="string" calcext:value-type="string">
            <text:p>Must have a minimum of a university degree in a health or life science related field;Verification and review of adverse events, serious adverse event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 „Climate Modelling and Isotope Research“ (m/f/d)</text:p>
          </table:table-cell>
          <table:table-cell office:value-type="string" calcext:value-type="string">
            <text:p>For the intended model-data comparison, it is necessary to systematically process and analyse the water vapour isotope data measured with a CRDS instrument 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ackend Developer (f/m/d)</text:p>
          </table:table-cell>
          <table:table-cell office:value-type="string" calcext:value-type="string">
            <text:p>We are looking for a Backend Developer to drive the integration of our backend and data science systems.You ensure that our solutions provide excellent mobil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inical Research Associate Team Lead</text:p>
          </table:table-cell>
          <table:table-cell office:value-type="string" calcext:value-type="string">
            <text:p>Providing operational support to CRAs, pertaining to sites’ performance regarding set-up, conduct and data collection to ensure that all clinical trial and sit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inical Trial Manager (f/m/d) - Phase III</text:p>
          </table:table-cell>
          <table:table-cell office:value-type="string" calcext:value-type="string">
            <text:p>Participate in the ongoing and final review of study data and assessment of the impact of the data to the clinical development progra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(m/f/d) in the field of Social / Socioeconomic Impact Assessment (Munich, Essen, Frankfurt)</text:p>
          </table:table-cell>
          <table:table-cell office:value-type="string" calcext:value-type="string">
            <text:p>The interface between science and politics is of importance here.You will be guided by our "science first" approach, which reflects your systematic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ales Studium Wirtschaftsinformatik - Data Science 2021 (m/w/d)</text:p>
          </table:table-cell>
          <table:table-cell office:value-type="string" calcext:value-type="string">
            <text:p>Nach bestandenem Abitur suchst du einen Ausbildungsplatz, der dir neben der Theorie auch Praxis vermittelt, Dich fördert und forder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QM/RA Engineer IVD (m/f/n)</text:p>
          </table:table-cell>
          <table:table-cell office:value-type="string" calcext:value-type="string">
            <text:p>Knowlegde of data analysis and statistical Techniques.Would you like to contribute your skills to a future-oriented company that is growing rapidly and suppor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ython Software Engineer - Data Product</text:p>
          </table:table-cell>
          <table:table-cell office:value-type="string" calcext:value-type="string">
            <text:p>As a Python Software Engineer, you will be part of building the future of automated data sharing solutions in real-time and batch.Always trying out new thing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ce Berater / Entwickler (m/w/d)</text:p>
          </table:table-cell>
          <table:table-cell office:value-type="string" calcext:value-type="string">
            <text:p>München | Freiberuflich | Ab 01.01.2021 oder nach Vereinbarung |.Entwicklung, Implementierung und Einsatz von datengetriebenen Lösungen in Zusammenarbeit mi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* BIG DATA</text:p>
          </table:table-cell>
          <table:table-cell office:value-type="string" calcext:value-type="string">
            <text:p>Man nehme die Leidenschaft, anderen Freude zu bereiten, und multipliziere es mit mehreren Tausend kreativen und engagierten Köpfen.Was wir Ihnen bieten können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(m/w/d) Produktmanagement</text:p>
          </table:table-cell>
          <table:table-cell office:value-type="string" calcext:value-type="string">
            <text:p>Du suchst ein Praktikum, in welchem Du selbstständig und eigenverantwortlich arbeiten kannst?Du möchtest unsere Softwareprodukte mit Deinen eigenen Ide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Business Analytics im Bereich M&amp;C Operations (w/m/d)</text:p>
          </table:table-cell>
          <table:table-cell office:value-type="string" calcext:value-type="string">
            <text:p>Wir sind ein internationales Netzwerk aus 276.000 Mitarbeiterinnen und Mitarbeitern, die ihr Wissen, ihre Erfahrungen und ihre Ideen miteinander teil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ociate (Subject to personal qualification employees are remunerated according to salary group E 13 TV-L)</text:p>
          </table:table-cell>
          <table:table-cell office:value-type="string" calcext:value-type="string">
            <text:p>Reference to data protection: Your data protection rights, the purpose for which your data will be.An enthusiasm for new challenges in computer science aspec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cialist Learning &amp; Development Digitalization (m/f/d)</text:p>
          </table:table-cell>
          <table:table-cell office:value-type="string" calcext:value-type="string">
            <text:p>In the Coatings Division, we are focused on the development, production and marketing of a variety of coating solutions - from applied surface technologies t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gile Coach (w/m/d) (auch in Teilzeit möglich)</text:p>
          </table:table-cell>
          <table:table-cell office:value-type="string" calcext:value-type="string">
            <text:p>Agile Coach (w/m/d) (auch in Teilzeit möglich).Gesellschaft: EnBW Energie Baden-Württemberg AG.Gemeinsam packen wir Dinge an, die uns auch morgen begleit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Student or Postdoc (m/f/d) 18-20</text:p>
          </table:table-cell>
          <table:table-cell office:value-type="string" calcext:value-type="string">
            <text:p>The aim of both projects is to develop Bayesian or Deep Learning methods to obtain high-resolution molecular structures and dynamics from sparse and nois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gital Skills Trainer (d/f/m)</text:p>
          </table:table-cell>
          <table:table-cell office:value-type="string" calcext:value-type="string">
            <text:p>Degree in computer science, science (medical, pharmaceutical, chemical), medical or commercial (MBA,...) or comparable educations.We are a company of first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ject/Programme Manager – EMBL International PhD programme (EIPP)</text:p>
          </table:table-cell>
          <table:table-cell office:value-type="string" calcext:value-type="string">
            <text:p>Knowledge of advanced statistics and data visualisation would also be an asset.Recent graduates and postdocs with a clear interest in science management ar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Development Student Worker (f/m/d)</text:p>
          </table:table-cell>
          <table:table-cell office:value-type="string" calcext:value-type="string">
            <text:p>Studying towards a science, technology, business degree or relevant experience.We use online business and financial data plus an integrated supply chain to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ium mit vertiefter Praxis zum Bachelor of Engineering bzw. Bachelor of Science (m / w / d) – 2020</text:p>
          </table:table-cell>
          <table:table-cell office:value-type="string" calcext:value-type="string">
            <text:p>Field of studies: computer science or electrical engineering, precision engineering, information technology.Abschluss: Bachelor of Science (B. Sc.) bzw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(w/m/d)</text:p>
          </table:table-cell>
          <table:table-cell office:value-type="string" calcext:value-type="string">
            <text:p>Der Bereich Business Intelligence besitzt für die Otto GmbH &amp; Co.KG eine hohe strategische Bedeutung, da er eine wesentliche Säule für die ständig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Support Specialist</text:p>
          </table:table-cell>
          <table:table-cell office:value-type="string" calcext:value-type="string">
            <text:p>Experience in collaborating with engineering or data science teams.You will join a interdisciplinary team of motivated and highly collaborative data scientist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keting Business Intelligence Analyst (m/f/x)</text:p>
          </table:table-cell>
          <table:table-cell office:value-type="string" calcext:value-type="string">
            <text:p>You will be utilising various databases and querying/programming languages to access and manipulate the data needed.Experience in e-commerce is a plu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Application Specialist - field based - (f, m, d)</text:p>
          </table:table-cell>
          <table:table-cell office:value-type="string" calcext:value-type="string">
            <text:p>In one of the five big Life Science Research companies you will have a full time, science-oriented position and the possibility to develop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terprise Account Executive</text:p>
          </table:table-cell>
          <table:table-cell office:value-type="string" calcext:value-type="string">
            <text:p>Xactly takes Sales Performance Management from a dark art to a science, providing decision-makers with the data insights they need to tap the motivational pow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gineering Manager - Financial Crime Prevention</text:p>
          </table:table-cell>
          <table:table-cell office:value-type="string" calcext:value-type="string">
            <text:p>Have an interest, experience or some knowledge around data science as you'll be working closely with data scientists on fraud models.What you will bring along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venance und Metadaten im Forschungsdatenmanagement</text:p>
          </table:table-cell>
          <table:table-cell office:value-type="string" calcext:value-type="string">
            <text:p>Die Spitzenposition der Helmholtz-Forschung beruht zunehmend auf zentrenübergreifender und internationaler Zusammenarbeit und dem gemeinsamen Zugang zu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Scientific Liaison (m/f/d) DACH</text:p>
          </table:table-cell>
          <table:table-cell office:value-type="string" calcext:value-type="string">
            <text:p>The Medical Scientific Liaison shall act as a medical-scientific expert between Abiomed and the medical community through the communication of med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gional Director EMEA (m/f/d)</text:p>
          </table:table-cell>
          <table:table-cell office:value-type="string" calcext:value-type="string">
            <text:p>Experience within life science supply chain models.You can rest assured that we treat your data with absolute confidentialit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Engineer</text:p>
          </table:table-cell>
          <table:table-cell office:value-type="string" calcext:value-type="string">
            <text:p>Being one of the contributors to our data lake and data platform.Help us shape and steer data drivenness within AutoScout24 by utilizing the transformativ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inical Trial Manager (f/m/d) - Phase I/II</text:p>
          </table:table-cell>
          <table:table-cell office:value-type="string" calcext:value-type="string">
            <text:p>Participate in the ongoing and final review of study data and assessment of the impact of the data to the clinical development progra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ull Stack Developer (m/w/d)</text:p>
          </table:table-cell>
          <table:table-cell office:value-type="string" calcext:value-type="string">
            <text:p>We develop Anomaly Detection tools which maximize data insights for engineers, analysts and managers, enabling them to make fast and informed decis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lobal Marketing Automation Manager [m/f/d]</text:p>
          </table:table-cell>
          <table:table-cell office:value-type="string" calcext:value-type="string">
            <text:p>Use data-driven techniques for data segmentation and data analysis to identify natural clusters in our customer or prospect basis, interpret merged data fro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fic Research Coordinator (m/f/d) | Center for Humans and Machines</text:p>
          </table:table-cell>
          <table:table-cell office:value-type="string" calcext:value-type="string">
            <text:p>Here you can read the data protection declaration for the processing of personal data within the scope of your application.Job Offer from September 17, 2020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linical Research Associate GER</text:p>
          </table:table-cell>
          <table:table-cell office:value-type="string" calcext:value-type="string">
            <text:p>Taking responsibilityfor sites’ performance regarding set-up, conduct and data collection.Let's push the boundaries together and make the most of your talents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eloper (m/f/d)</text:p>
          </table:table-cell>
          <table:table-cell office:value-type="string" calcext:value-type="string">
            <text:p>Experience with data visualization in web environments.Validation of simulated soil temperatures at specific locations with observed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ullstack Developer (f/m/d)</text:p>
          </table:table-cell>
          <table:table-cell office:value-type="string" calcext:value-type="string">
            <text:p>Expert knowledge in data science and machine learning.Our customer base is growing rapidly all over the world and we plan to invest heavily in data-driv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um (m/w/d) im Bereich Consumer Panel</text:p>
          </table:table-cell>
          <table:table-cell office:value-type="string" calcext:value-type="string">
            <text:p>We connect data, science and innovative digital research solutions to provide answers for key business questions around consumers, markets, brands and medi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base architect and experiment designer (m/f/d)</text:p>
          </table:table-cell>
          <table:table-cell office:value-type="string" calcext:value-type="string">
            <text:p>Ensuring all the data complies with legal regulations.Implement and manage company data management practices and policies.Then we are a perfect match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ab Technician - VIE Contract (W/M)</text:p>
          </table:table-cell>
          <table:table-cell office:value-type="string" calcext:value-type="string">
            <text:p>Adequate knowledge regarding systems managing data of chromatographic systems like Empower, Atlas or comparable systems (Laboratory Information Manage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es Studium Cyber Security (Bachelor of Science)</text:p>
          </table:table-cell>
          <table:table-cell office:value-type="string" calcext:value-type="string">
            <text:p>Logicalis lets you experience the digital transformation up close – and to get involved in actively shaping its future.And your latest school certificat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M1 - Planning Analytics Consultant (m/w/d)</text:p>
          </table:table-cell>
          <table:table-cell office:value-type="string" calcext:value-type="string">
            <text:p>Sie sind in der IBM BI- und Analytics-Welt zu Hause?Sie möchten eigenverantwortlich arbeiten und Ihre Kenntnisse und Fertigkeiten rund um TM1 sowie Plann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ische Hilfskraft (w/m/d) - Finance</text:p>
          </table:table-cell>
          <table:table-cell office:value-type="string" calcext:value-type="string">
            <text:p>BCG’s diverse, global teams bring deep industry and functional expertise and a range of perspectives to spark change through leading-edge management consul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ata Scientist (m/w/d)</text:p>
          </table:table-cell>
          <table:table-cell office:value-type="string" calcext:value-type="string">
            <text:p>(Senior) Data Scientist (m/w/d).Sie sind auf der Suche nach einer neuen spannenden Herausforderung, in der Sie das Unternehmen aktiv mitgestalten könn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lectrical Engineer</text:p>
          </table:table-cell>
          <table:table-cell office:value-type="string" calcext:value-type="string">
            <text:p>Evaluate data obtained and incorporates the salient factors into the design considerations and solutions.Prepare or review drawings, specifications and desig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(m/w/d) Dataanalyst</text:p>
          </table:table-cell>
          <table:table-cell office:value-type="string" calcext:value-type="string">
            <text:p>W*erkstudent (m/w/d) Dataanalyst im AWADO.FUTURE.LAB.Wer hat eigentlich beschlossen, dass Stellenanzeigen nur in eine Richtung funktionier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fessional Services Delivery Engineer</text:p>
          </table:table-cell>
          <table:table-cell office:value-type="string" calcext:value-type="string">
            <text:p>Providing process, data and object modeling in a variety of application and database environments.Are you looking for an opportunity where your skill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 Engineer</text:p>
          </table:table-cell>
          <table:table-cell office:value-type="string" calcext:value-type="string">
            <text:p>Colt provides network, voice and data centre services to thousands of businesses around the world, allowing them to focus on delivering their business goal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ackend-Engineer Java/C# (f/m/d) - Cologne, Paderborn oder remote</text:p>
          </table:table-cell>
          <table:table-cell office:value-type="string" calcext:value-type="string">
            <text:p>Solid understanding of algorithmic complexity and common data structures.A degree in computer science or comparable, alternatively several years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Tech &amp; Automation Manager (f/m/d)</text:p>
          </table:table-cell>
          <table:table-cell office:value-type="string" calcext:value-type="string">
            <text:p>You have a Master Degree in the field of marketing technology, information systems, data engineering, or data science.You could be one of the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toral Researcher – High-Performance Computing</text:p>
          </table:table-cell>
          <table:table-cell office:value-type="string" calcext:value-type="string">
            <text:p>The successful candidate has a PhD degree in computer science or a related discipline.Successful candidates will carry out exciting projects related to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graduate research student (f/m/d)</text:p>
          </table:table-cell>
          <table:table-cell office:value-type="string" calcext:value-type="string">
            <text:p>» Analyse big satellite data sets jointly with project partners performing ground-based observations and model simulations.It is limited to three year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icing Analyst (m/w/d)</text:p>
          </table:table-cell>
          <table:table-cell office:value-type="string" calcext:value-type="string">
            <text:p>Der Unternehmensbereich Merchandise Planning &amp; Management der Ludwig Görtz GmbH hat zum Ziel, die Rentabilität durch optimierte Planungs- und Steuerungsprozess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(m/w/d) für den Bereich Automation &amp; Robotics in Essen</text:p>
          </table:table-cell>
          <table:table-cell office:value-type="string" calcext:value-type="string">
            <text:p>A desired degree in (business) computer science (BSc) or a comparable / higher technical education.Atos is a global leader in digital transformation with 110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. Hilfskraft zur Qualitätssicherung wiss. Software (8 Std./Wo.)</text:p>
          </table:table-cell>
          <table:table-cell office:value-type="string" calcext:value-type="string">
            <text:p>Other tasks may include making data (computer code and experimental data) accessible to all group members as well as the wider scientific community, help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/Working Student (m/f/d) Global Compensation &amp; Benefits</text:p>
          </table:table-cell>
          <table:table-cell office:value-type="string" calcext:value-type="string">
            <text:p>Analysis of compensation data for projects.We are on an exciting mission to make a real difference in science and healthcar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linical Research Associate-Sponsor-Dedicated</text:p>
          </table:table-cell>
          <table:table-cell office:value-type="string" calcext:value-type="string">
            <text:p>You'll be supported with comprehensive resources based on today's emerging technologies, data, science and knowledge - instead of practices from the pas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rsonalrecruiter (m/w/d) Erlangen</text:p>
          </table:table-cell>
          <table:table-cell office:value-type="string" calcext:value-type="string">
            <text:p>„Handmade Software“ – wir leben unser Handwerk, unsere Werkstücke sind digital.Wir sind auf die Entwicklung komplexer Individualsoftware und Data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raineeships in IT Security</text:p>
          </table:table-cell>
          <table:table-cell office:value-type="string" calcext:value-type="string">
            <text:p>Programming or scripting skills relevant to security engineering or data analysis;A bachelor’s degree or higher in the field of computer science, informat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ioinformatician</text:p>
          </table:table-cell>
          <table:table-cell office:value-type="string" calcext:value-type="string">
            <text:p>Analyses of Bioinformatic data and development of algorithms.This is a fantastic opportunity to transform real-world clinical and genetic data into actionabl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hD Position "Impact of oceanic heat advection on the atmospheric column in the North Atlantic Arctic" (m/f/d)</text:p>
          </table:table-cell>
          <table:table-cell office:value-type="string" calcext:value-type="string">
            <text:p>Use of in-situ and remote sensing measurement data of atmospheric and oceanic parameters in combination with data from reanalyses and regional climate modell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ull Stack Developer (m/w/d)</text:p>
          </table:table-cell>
          <table:table-cell office:value-type="string" calcext:value-type="string">
            <text:p>Das European Site &amp; Verbund Management entwickelt die großen, europäischen Standorte der BASF stetig weiter und sichert damit deren Wettbewerbsfähigkeit: Wi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Owner - Connected Vehicle (m/f/d)</text:p>
          </table:table-cell>
          <table:table-cell office:value-type="string" calcext:value-type="string">
            <text:p>We're looking for a motivated and driven Product Owner (m/f/d) to join our Connected Vehicle team.This team works closely with Traffic Control, Customer Car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ssistant Professor (W2 Tenure Track) for Quantum Computing</text:p>
          </table:table-cell>
          <table:table-cell office:value-type="string" calcext:value-type="string">
            <text:p>Within computer science, these include artificial intelligence, cryptography, data management, and high-performance computing.Starting as soon as possibl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Project Manager (m|f|d) - Global Early Development</text:p>
          </table:table-cell>
          <table:table-cell office:value-type="string" calcext:value-type="string">
            <text:p>You hold a Degree in medicine, pharmacy or science.Your responsibility will include the organization of scientific advisory, data safety and monitoring board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twicklung Machine Vision</text:p>
          </table:table-cell>
          <table:table-cell office:value-type="string" calcext:value-type="string">
            <text:p>Wir suchen Dich als kreativen Entwickler (m/w/d) zur Verstärkung unseres Teams für ein.Unterstützung unseres Entwicklungsteams bei der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ad Engineer (m/w/d)</text:p>
          </table:table-cell>
          <table:table-cell office:value-type="string" calcext:value-type="string">
            <text:p>We are looking to hire a creative lead engineer with a lean and agile mindset who will form the core of our engineering team developing the platform f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student (m/f/d), E13</text:p>
          </table:table-cell>
          <table:table-cell office:value-type="string" calcext:value-type="string">
            <text:p>The University of Oldenburg is dedicated to increase the percentage of female employees in the field of sc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ssistant Professor (W2 Tenure Track) for Human Computer Interaction</text:p>
          </table:table-cell>
          <table:table-cell office:value-type="string" calcext:value-type="string">
            <text:p>Commitment to teaching in our bachelor and master programs in computer science is of importance.As the professorship is anchored in computer science,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gnos BI Consultant (m/w/d)</text:p>
          </table:table-cell>
          <table:table-cell office:value-type="string" calcext:value-type="string">
            <text:p>Sie sind in der IBM BI- und Analytics-Welt zu Hause?Sie möchten eigenverantwortlich arbeiten und Ihre Kenntnisse und Fertigkeiten rund um Cognos BI sow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Key Account Manager (m/f/d)</text:p>
          </table:table-cell>
          <table:table-cell office:value-type="string" calcext:value-type="string">
            <text:p>At Temedica, we combine digital technologies with medical science - two areas that for us are inseparable.It means you get the opportunity to craft the futu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Student (m/f/x) in Active Tectonics [english]</text:p>
          </table:table-cell>
          <table:table-cell office:value-type="string" calcext:value-type="string">
            <text:p>Synthesize field data with additional data sets in structural models.Your personal data will be treated in line with Art.As a partner in Geo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Development Manager, Europe</text:p>
          </table:table-cell>
          <table:table-cell office:value-type="string" calcext:value-type="string">
            <text:p>Utilize internal data tracking tools to record and monitor ongoing sales activities and for producing sales metrics reports as need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Product Manager (m/f/d)</text:p>
          </table:table-cell>
          <table:table-cell office:value-type="string" calcext:value-type="string">
            <text:p>Promote data features in the organisation.To take Taxfix data-driven culture and self-service data solutions to the next level we are looking for a Senior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rum Master (m/w/d)</text:p>
          </table:table-cell>
          <table:table-cell office:value-type="string" calcext:value-type="string">
            <text:p>Als agiles Startup im dynamischen Wachstumsmarkt für Smart-Energy-Software begleiten wir weltweit Energieversorger und Unternehmenskunden bei der Realisier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ystem Administrator (m/f/x)</text:p>
          </table:table-cell>
          <table:table-cell office:value-type="string" calcext:value-type="string">
            <text:p>Bachelor’s degree in technology or computer science.Work closely with our Engineering team to provide maximum security for company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crum Master</text:p>
          </table:table-cell>
          <table:table-cell office:value-type="string" calcext:value-type="string">
            <text:p>You will be working with data-driven applications on a long-term, ongoing contract assignment.A fantastic opportunity to join one of the top, mo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ython Engineer - Vendor Platform (f/m/d)</text:p>
          </table:table-cell>
          <table:table-cell office:value-type="string" calcext:value-type="string">
            <text:p>A rock-solid foundation in Computer Science (data structures, algorithms, software design).We are looking for a Senior Python Engineer (f/m/d) to join 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chine Learning Engineer</text:p>
          </table:table-cell>
          <table:table-cell office:value-type="string" calcext:value-type="string">
            <text:p>Managing data dependencies and interfaces.Verifying and ensuring data and model quality.Implementing and evaluating ML algorithms, data preprocessing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nager Tele-Optometry Platform Business (m/w/d)</text:p>
          </table:table-cell>
          <table:table-cell office:value-type="string" calcext:value-type="string">
            <text:p>Entrepreneurial spirit and data driven mentality.Collect and prepare relevant data from potential roll out countries and prepare segmentation and compile bas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DEVELOPMENT MANAGER</text:p>
          </table:table-cell>
          <table:table-cell office:value-type="string" calcext:value-type="string">
            <text:p>First experience in the coordination and steering of cross-functional projects and/or the field of business development, digital analytics, data science 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- Internal Software Development &amp; Analytics (m/f/d)</text:p>
          </table:table-cell>
          <table:table-cell office:value-type="string" calcext:value-type="string">
            <text:p>Your are studying computer science or any related field.With the help of complex queries across our database you will also provide data analytics for our team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gital Transformation Expert (m/w/d)</text:p>
          </table:table-cell>
          <table:table-cell office:value-type="string" calcext:value-type="string">
            <text:p>Support and drive digitalization projects utilizing latest tools and methods in the area of robotic process automation, big data analytics, data warehousing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Infrastructure Architect (m/w/d)</text:p>
          </table:table-cell>
          <table:table-cell office:value-type="string" calcext:value-type="string">
            <text:p>Proven experience and understanding of architecture principles across infrastructure platforms, security, data, integration and applications layer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roduct Analyst</text:p>
          </table:table-cell>
          <table:table-cell office:value-type="string" calcext:value-type="string">
            <text:p>Collaborate closely with our data engineers to ensure data quality and consistency.Own and Improve our click data (currently on GA) and establishing servi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Software Engineer (f/m/x)</text:p>
          </table:table-cell>
          <table:table-cell office:value-type="string" calcext:value-type="string">
            <text:p>Ensure data quality through FHIR profiles.Data4Life ist eine gemeinnützige Organisation, die von der Hasso Plattner Foundation finanziert wir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Developer (m/f/d)</text:p>
          </table:table-cell>
          <table:table-cell office:value-type="string" calcext:value-type="string">
            <text:p>We save and process your data strictly confidential according to general data protection guidelines.We use this personal data solely for the applicat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 (m/f/d)</text:p>
          </table:table-cell>
          <table:table-cell office:value-type="string" calcext:value-type="string">
            <text:p>We predominantly use JavaScript for the application development and Python for data engineering.We are serving a growing global healthcare market segment wit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Implementation Consultant - Quality Systems (Remote)</text:p>
          </table:table-cell>
          <table:table-cell office:value-type="string" calcext:value-type="string">
            <text:p>Life Science, computer science or related degree.Veeva’s Vault Quality suite is the industry’s only complete quality solution for managing quality process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. Mitarbeiter/in (bei Vorliegen der persönlichen Voraussetzungen E 13 TV-L)</text:p>
          </table:table-cell>
          <table:table-cell office:value-type="string" calcext:value-type="string">
            <text:p>An der Professur für Wirtschaftsinformatik, insb.01.01.2021 zur Verstärkung der Forschungsgruppe Wissensmanagement eine Stelle al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yber Hunt Threat Analyst</text:p>
          </table:table-cell>
          <table:table-cell office:value-type="string" calcext:value-type="string">
            <text:p>Use Network and Host Based data to drive detection, monitoring, and response capabilities.The Cyber Hunt and Threat Analysis team is seeking a motivat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BI Engineer (m/f/d)</text:p>
          </table:table-cell>
          <table:table-cell office:value-type="string" calcext:value-type="string">
            <text:p>Strong data visualization and data modelling skills.Manage regular auditing of data sources and take remedial action as required to improve data qualit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</text:p>
          </table:table-cell>
          <table:table-cell office:value-type="string" calcext:value-type="string">
            <text:p>Experience in high volume data processing.A university degree in a numerate subject (e.g. computer science, maths, engineering, natural science) or simila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ociate (PhD Student) – High-Performance Computing</text:p>
          </table:table-cell>
          <table:table-cell office:value-type="string" calcext:value-type="string">
            <text:p>The successful candidate has a master’s degree in computer science or a related discipline.Successful candidates will carry out exciting projects related t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Software Engineer (f/m/x)</text:p>
          </table:table-cell>
          <table:table-cell office:value-type="string" calcext:value-type="string">
            <text:p>Ensure data quality through FHIR profiles.Are you eager to learn new things and implement your own ideas?Would you love to solve technical challenges for 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-Berater (M/F/D) - ETL/DWH - Frankfurt</text:p>
          </table:table-cell>
          <table:table-cell office:value-type="string" calcext:value-type="string">
            <text:p>Work within a team to support clients on data integration, business intelligence, big data and cloud.Work alongside data professionals who you can transf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ngine and Modul Testing Operator (m/f/d)</text:p>
          </table:table-cell>
          <table:table-cell office:value-type="string" calcext:value-type="string">
            <text:p>We offer monolithically integrated semiconductor chips and transceivers for next generation data centers.Sicoya is a technology leader in silicon photonic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mmercial Advanced Analytics Manager (m/f/d)</text:p>
          </table:table-cell>
          <table:table-cell office:value-type="string" calcext:value-type="string">
            <text:p>Be responsible for key aspects along the data modelling cycle (from definition of business questions and hypotheses, to data sourcing an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int Cloud Data Processing Software Engineer (m/f/d)</text:p>
          </table:table-cell>
          <table:table-cell office:value-type="string" calcext:value-type="string">
            <text:p>You have a degree in computer science or equivalent.Together with the Object Recognition team, you develop algorithms and integrate Point Cloud data in usefu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/ Business Architect (f/m/d)</text:p>
          </table:table-cell>
          <table:table-cell office:value-type="string" calcext:value-type="string">
            <text:p>We offer digital health services based on advanced data analytics and a modern IT architecture.At Allianz Digital Health (ADH), our mission is to radicall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ium mit vertiefter Praxis zum Bachelor of Engineering bzw. Bachelor of Science (m / w / d) – 2021</text:p>
          </table:table-cell>
          <table:table-cell office:value-type="string" calcext:value-type="string">
            <text:p>Field of studies: computer science or electrical engineering, precision engineering, information technology.Dualer Partner: Technische Hochschule (TH) Nürnber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Interaction Designer, Google Families</text:p>
          </table:table-cell>
          <table:table-cell office:value-type="string" calcext:value-type="string">
            <text:p>Demonstrated core interaction design skills to solve complex user flows, visually organize complex data, and build cohesive design framework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-Founder &amp; CEO @ B2C FinTech Startup - MyHomely (f/m/d)</text:p>
          </table:table-cell>
          <table:table-cell office:value-type="string" calcext:value-type="string">
            <text:p>You are data and customer-driven and have a solid concept on how to implement this in your daily work.You hold a Bachelor or Master degree with outstand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lectronic Engineer for Analog and Digital Systems (Remuneration Group 13)</text:p>
          </table:table-cell>
          <table:table-cell office:value-type="string" calcext:value-type="string">
            <text:p>These electronic devices are used for data aquisition and processing of scientific data from experiments worldwide and at DESY, for instance the Photo Inject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(m/w/d) im Bereich Consumer Panels Central Specialist Team (Scope)</text:p>
          </table:table-cell>
          <table:table-cell office:value-type="string" calcext:value-type="string">
            <text:p>We connect data, science and innovative digital research solutions to provide answers for key business questions around consumers, markets, brands and medi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Developer / Software Engineer (Front-end OR Full-stack)</text:p>
          </table:table-cell>
          <table:table-cell office:value-type="string" calcext:value-type="string">
            <text:p>Experience with big data, database architecture, data mining, etc.Founding team of Valculus looks for an experienced IT expert, with a background in Compu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lutions Engineer DACH (m/w/d)</text:p>
          </table:table-cell>
          <table:table-cell office:value-type="string" calcext:value-type="string">
            <text:p>Catalogic Software, the market leader in Software Defined Copy Data Management and Data Protection Solutions.The key responsibilities of the Solutions Engine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iter Einkauf (m/w/d)</text:p>
          </table:table-cell>
          <table:table-cell office:value-type="string" calcext:value-type="string">
            <text:p>Deine Karriere bei CENTOGENE beginnt jetzt!Die CENTOGENE GmbH ("CENTOGENE") ist weltweit führend auf dem Gebiet der genetischen Diagnostik von Erbkrankheit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Onboarding &amp; Entwicklung (w/m/d)</text:p>
          </table:table-cell>
          <table:table-cell office:value-type="string" calcext:value-type="string">
            <text:p>Komm an Bord und werde Teil eines der agilsten und innovativsten Technologie-Startups in Hamburg.Als Forschungs-SpinOff der Universität Hamburg erforsch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D / PK Programmer (m/f/d)</text:p>
          </table:table-cell>
          <table:table-cell office:value-type="string" calcext:value-type="string">
            <text:p>Experience in data pooling and graphical representation.Profound experience in similar position working with PK/PD data.Phone: +41-61-2250 - 518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of Software Engineering - Sustainable Places</text:p>
          </table:table-cell>
          <table:table-cell office:value-type="string" calcext:value-type="string">
            <text:p>Technology is the core and integral part of what we do, all the way for empowering Arcadians to harness the power of data and AI/ML for sensors, IIOT,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icing Innovation &amp; Implementation Lead (m/f/d)</text:p>
          </table:table-cell>
          <table:table-cell office:value-type="string" calcext:value-type="string">
            <text:p>Advanced academic degree in science or equivalent.Responsible for developing innovative pricing and contracting models for current and future pharma portfolio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pplication Solutions Expert (m/w/d)</text:p>
          </table:table-cell>
          <table:table-cell office:value-type="string" calcext:value-type="string">
            <text:p>Ability to translate data into meaningful information.Understanding of innovative processes and data technologies.You are looking for a new challenge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RA Germany</text:p>
          </table:table-cell>
          <table:table-cell office:value-type="string" calcext:value-type="string">
            <text:p>You'll be supported with comprehensive resources based on today's emerging technologies, data, science and knowledge - instead of practices from the pas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Training Specialist</text:p>
          </table:table-cell>
          <table:table-cell office:value-type="string" calcext:value-type="string">
            <text:p>You have a bachelor's degree or equivalent experience in computer science, information technology, business information systems or a related fiel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armacovigilance (PV) and Regulatory Affairs (RA) Lead (m/f/d) #NCP1</text:p>
          </table:table-cell>
          <table:table-cell office:value-type="string" calcext:value-type="string">
            <text:p>The incumbent must have a health, life science, or medical science degree or equivalent by education/experience.Responsible for strategic PV and RA leadership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: Chip Entwicklung Cloud / chipdev-cloud (m/w/x)</text:p>
          </table:table-cell>
          <table:table-cell office:value-type="string" calcext:value-type="string">
            <text:p>IBMers believe that the application of intelligence, reason and science can improve business, society and the human condition.CV incl. your level of Germa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 Mitarbeit im Projekt "Verfahrenstechnik 4.0"</text:p>
          </table:table-cell>
          <table:table-cell office:value-type="string" calcext:value-type="string">
            <text:p>Nachhaltige Lösungen für die gesellschaftlichen Herausforderungen von Gegenwart und Zukunft entwickeln: Das ist das Ziel der Hochschule für Angewandt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urchasing Process and Performance Manager (m/f/d)</text:p>
          </table:table-cell>
          <table:table-cell office:value-type="string" calcext:value-type="string">
            <text:p>University degree in science, business administration or similar studies.Utilization of data analytics and appropriate presentation of key findings to suppor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Backend (m/w/d)</text:p>
          </table:table-cell>
          <table:table-cell office:value-type="string" calcext:value-type="string">
            <text:p>Du hältst unser Unternehmen auf einem erfolgreichen Wachstumskurs, indem Du unsere Kunden bei der Durchführung ihrer IT Projekte erfolgreich unterstütz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en Analyst im medizinischen Forschungsbereich</text:p>
          </table:table-cell>
          <table:table-cell office:value-type="string" calcext:value-type="string">
            <text:p>Interessieren Sie sich für die Analyse von großen Datenmengen und sind sicher im Umgang mit klinischen Studi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inux Safety Expert (m/f/d)</text:p>
          </table:table-cell>
          <table:table-cell office:value-type="string" calcext:value-type="string">
            <text:p>You are consolidating partner input into safety case, certification data package and provide feedback to partner.Then, get started with us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2 Research Associates / Postdocs (subject to personal qualification employees are remunerated according to salary group E 13 TV-L)</text:p>
          </table:table-cell>
          <table:table-cell office:value-type="string" calcext:value-type="string">
            <text:p>Reference to data protection: Your data protection rights, the purpose for which your data will be.Processed, as well as further information about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Haskell and PureScript Developer (m/f/d)</text:p>
          </table:table-cell>
          <table:table-cell office:value-type="string" calcext:value-type="string">
            <text:p>Master’s degree in computer science or related fields, or equivalent practical experience.With our expert team of application developers and data scientists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lobal Key Account Manager Medical ‏ (d/f/m)</text:p>
          </table:table-cell>
          <table:table-cell office:value-type="string" calcext:value-type="string">
            <text:p>Proficiency with Microsoft Office Applications, SAP, and data platforms.HENKEL IS FOR THOSE WHO STEP UP.At Henkel, you can make a difference and craft y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 / PhD student (Subject to personal qualification employees are remunerated according to salary group E 13 TV-L)</text:p>
          </table:table-cell>
          <table:table-cell office:value-type="string" calcext:value-type="string">
            <text:p>Reference to data protection: Your data protection rights, the purpose for which your data will be.Outstanding university degree in materials scienc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7813: Dualer Master (m/w/d) als Softwareentwickler in Memmingen</text:p>
          </table:table-cell>
          <table:table-cell office:value-type="string" calcext:value-type="string">
            <text:p>Bei unserem Partnerunternehmen COMSYS verantworten Sie eigenständig ein Studienprojekt im Bereich der Softwareentwicklung in der Lebensmittelindustrie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g Data Engineer (w/m/d)</text:p>
          </table:table-cell>
          <table:table-cell office:value-type="string" calcext:value-type="string">
            <text:p>Wir sind ein junges Unternehmen, das als Team mit einer Vision der Zukunft aufgebrochen ist, um an den Weichenstellungen und Entwicklungen in den nächst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Game Designer (f/m/d)</text:p>
          </table:table-cell>
          <table:table-cell office:value-type="string" calcext:value-type="string">
            <text:p>You will identify future features for the game by developing a deep understanding of our player’s needs and motivations using both data, information from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nctional Avionics Engineer</text:p>
          </table:table-cell>
          <table:table-cell office:value-type="string" calcext:value-type="string">
            <text:p>As this data is constantly updated and extended while the subsystem design evolves, consistency need to be guaranteed by a single, up-to date data poo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ustomer Service Technical Support (m/f/d)</text:p>
          </table:table-cell>
          <table:table-cell office:value-type="string" calcext:value-type="string">
            <text:p>Bachelor’s Degree and/or certification in computer science or other technical field.With our expert team of application developers and data scientists we work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ser Support incl. Tool Administration for Standards Management Systems (f/m/d)</text:p>
          </table:table-cell>
          <table:table-cell office:value-type="string" calcext:value-type="string">
            <text:p>At least a Bachelor degree, e.g. Computer science or with an engineering or business focus.Contact for all users of the NormMaster worldwid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hrstuhl für Psychologie mit Schwerpunkt Mensch-Maschine-Interaktion</text:p>
          </table:table-cell>
          <table:table-cell office:value-type="string" calcext:value-type="string">
            <text:p>Die Universität Passau genießt durch exzellente Forschung, innovative Lehre und ein.Dichtes internationales Netzwerk hohe Sichtbarkeit und Anseh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nctional Safety Manager (f/m/d)</text:p>
          </table:table-cell>
          <table:table-cell office:value-type="string" calcext:value-type="string">
            <text:p>As a key player in the project, he is KA interface for external stakeholders related to functional safety data and compliance aroun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 / PhD student (Subject to personal qualification employees are remunerated according to salary group E 13 TV-L)</text:p>
          </table:table-cell>
          <table:table-cell office:value-type="string" calcext:value-type="string">
            <text:p>Reference to data protection: Your data protection rights, the purpose for which your data will be.Outstanding university degree in materials science, organic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ief Information Security Officer (CISO)</text:p>
          </table:table-cell>
          <table:table-cell office:value-type="string" calcext:value-type="string">
            <text:p>Ensuring compliance and governance for Security and data privacy is met.Successfully completed Master's degree in computer science or in a related fiel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ster specialized on continuous testing</text:p>
          </table:table-cell>
          <table:table-cell office:value-type="string" calcext:value-type="string">
            <text:p>Extract, pre-process and visualize test data.Planblue is a diverse team of visionary entrepreneurs and engineers whose mission is to protect, explore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Fraud Manager (m/w/d)</text:p>
          </table:table-cell>
          <table:table-cell office:value-type="string" calcext:value-type="string">
            <text:p>Sie besitzen eine ausgeprägte Zahlenaffinität und kennen gängige Anti-Fraud-Tools und Methoden?Dann sind Sie hier genau richtig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ystem Software Engineer, Real-Time Simulation - Automotive</text:p>
          </table:table-cell>
          <table:table-cell office:value-type="string" calcext:value-type="string">
            <text:p>Experience in applying data science methods.Develop the APIs and system software that enable high-throughput, low-latency data flow.What you’ll be doing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artner Solutions Architect - VMware Partner Specialist</text:p>
          </table:table-cell>
          <table:table-cell office:value-type="string" calcext:value-type="string">
            <text:p>An advanced degree in computer science, engineering or mathematics or equivalent experience.3+ years in customer or partner-facing rol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nure Track Assistant Professor in » Soil Biophysics and Environmental Systems «</text:p>
          </table:table-cell>
          <table:table-cell office:value-type="string" calcext:value-type="string">
            <text:p>These guidelines and detailed information about the TUM Faculty Recruitment and Career System are available on www.tum.de/faculty-recruiting.Here, you will als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ustomer Success Manager (m/w/d) eHealth Startup</text:p>
          </table:table-cell>
          <table:table-cell office:value-type="string" calcext:value-type="string">
            <text:p>Linderas Vision ist es, weltweite Standards in Mobility Assessment und Mobility Decision Intelligence zu setzen.Und hier kommst du ins Spiel..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Product Owner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Manager (m/f/d)</text:p>
          </table:table-cell>
          <table:table-cell office:value-type="string" calcext:value-type="string">
            <text:p>Thermo Fisher Scientific Inc. (NYSE: TMO) is the world leader in serving science, with revenues of more than $25 billion and approximately 75,000 employe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I/UX Developer</text:p>
          </table:table-cell>
          <table:table-cell office:value-type="string" calcext:value-type="string">
            <text:p>\* Solid programming skills and a solid foundation in computer science with strong competencies in data structures, algorithms, databases, and software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, Clinical Development – International Pharma</text:p>
          </table:table-cell>
          <table:table-cell office:value-type="string" calcext:value-type="string">
            <text:p>Experience overseeing study logistics, monitoring and data management.Alex is a Specialist Clinical Operations/Development Recruiter with a strong backgro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TSE – Mathematisch-technischer Softwareentwickler Studium und Ausbildung (m/w/d) ab/starting: 2021</text:p>
          </table:table-cell>
          <table:table-cell office:value-type="string" calcext:value-type="string">
            <text:p>Die EUtech Scientific Engineering entwickelt innovative, technologische Lösungen im Bereich der Energie-, Prozess- und Antriebstechnik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Machine Learning Engineer - Payments - (W/M/W)</text:p>
          </table:table-cell>
          <table:table-cell office:value-type="string" calcext:value-type="string">
            <text:p>Solid experience with Python / Scala, big data frameworks like Spark, ML libraries like scikit-learn, Spark ML, PyTorch/TensorFlow, and cloud-based solutions 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hD student "MOSAiC - CiASOM: Change of water isotopes in the arctic water cycle" (m/f/d)</text:p>
          </table:table-cell>
          <table:table-cell office:value-type="string" calcext:value-type="string">
            <text:p>Experience with the statistical analysis of large data sets is an advantage.Exciting science topics, with opportunities also in technology, administration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erformance Consultant - Germany</text:p>
          </table:table-cell>
          <table:table-cell office:value-type="string" calcext:value-type="string">
            <text:p>Ability to identify key issues, analyze data, and make recommendations to address problems.Riverbed enables organizations to maximize performance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-Founder &amp; CEO @ B2B FinTech Startup - LaraPay (f/m/d)</text:p>
          </table:table-cell>
          <table:table-cell office:value-type="string" calcext:value-type="string">
            <text:p>You are data and customer-driven and have a solid concept on how to implement this in your daily work.You hold a Bachelor or Master degree with outstand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toral Research Associate (m/f/d) for the development of acquisition, storage and processing pipelines for reproducible science building on the BIDS standard, E13</text:p>
          </table:table-cell>
          <table:table-cell office:value-type="string" calcext:value-type="string">
            <text:p>In a newly funded project we aim to implement data storage and processing pipelines for reproducible science building on the BIDS standar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Owner (m/w/d) Smart-Energy-Software</text:p>
          </table:table-cell>
          <table:table-cell office:value-type="string" calcext:value-type="string">
            <text:p>Als agiles Startup im dynamischen Wachstumsmarkt für Smart-Energy-Software begleiten wir weltweit Energieversorger und.Bereits heute leisten wir so ein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er / Engineer (m/f/d) R&amp;D Robotics (Senior &amp; Principal Level)</text:p>
          </table:table-cell>
          <table:table-cell office:value-type="string" calcext:value-type="string">
            <text:p>PhD, master of science or bachelor of science.Join ABB and work in a team that is dedicated to creating a future where innovative digital technologies allow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Owner (m/f/x)</text:p>
          </table:table-cell>
          <table:table-cell office:value-type="string" calcext:value-type="string">
            <text:p>Very good experience in data-driven creation of digital products.At Temedica, we combine digital technologies with medical science - two areas that for us a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lution Architect (m/f/d)</text:p>
          </table:table-cell>
          <table:table-cell office:value-type="string" calcext:value-type="string">
            <text:p>You lead the Forecasty AI Product Development &amp; IT Architecture team to build state-of-the-art digital product with advanced AI/ML models to make forecast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Engineer</text:p>
          </table:table-cell>
          <table:table-cell office:value-type="string" calcext:value-type="string">
            <text:p>The team you would be joining is the incubation team, the incubation team are responsible for building data science POC's and implementing the new Data product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Naturwissenschaftler IT Applications (m/w/d)</text:p>
          </table:table-cell>
          <table:table-cell office:value-type="string" calcext:value-type="string">
            <text:p>Suchen Sie die Chance, IT und Naturwissenschaften miteinander zu verbinden?Wir ermöglichen Ihnen den Einstieg in den global agierenden und traditionsreich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 (f/m/d) Java Specialist with AI</text:p>
          </table:table-cell>
          <table:table-cell office:value-type="string" calcext:value-type="string">
            <text:p>Master's degree in computer science or another relevant field, such as mechanical engineering, physics, electrical engineering with advanced computer scie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Co-Founder (m,f,x) – High-impact Health-Tech Venture</text:p>
          </table:table-cell>
          <table:table-cell office:value-type="string" calcext:value-type="string">
            <text:p>Experience with digital health apps, behavioral change, and data science is a strong plus.5+ years of high-performance tech environment (ideally start-up) as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roduct Manager (m/f), EIM</text:p>
          </table:table-cell>
          <table:table-cell office:value-type="string" calcext:value-type="string">
            <text:p>Demonstrable data-driven decision-making and strong quantitative analysis skills.MBA or advanced degree in engineering, supply chain management, mathematics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evOps Engineer</text:p>
          </table:table-cell>
          <table:table-cell office:value-type="string" calcext:value-type="string">
            <text:p>Bachelor’s Degree in computer science / related studies or at least 5 years of experience as a DevOps Engineer.Provide a timely response to all incident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Shared Services) (m/f/x)</text:p>
          </table:table-cell>
          <table:table-cell office:value-type="string" calcext:value-type="string">
            <text:p>Create the common software layer for our engineering teams delivering highly tailored mobile apps and data products.We offer you relocation and visa suppor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ntent Marketing Manager (f/m/d)</text:p>
          </table:table-cell>
          <table:table-cell office:value-type="string" calcext:value-type="string">
            <text:p>Experience in climate science is a plus.As we see ourselves as 'for-purpose - for-profit', we're committed to employing all entrepreneurial abilities to solv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Architect - Security Specialist</text:p>
          </table:table-cell>
          <table:table-cell office:value-type="string" calcext:value-type="string">
            <text:p>Information privacy/ data protection – CIPPE/ + CIPM.Bachelor of Science degree in electrical engineering, computer science or relevant field or equival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Engineer- Monetization Team (m / f / d)</text:p>
          </table:table-cell>
          <table:table-cell office:value-type="string" calcext:value-type="string">
            <text:p>Use state-of-the-art data and cloud technology (queues, data stores, ETL pipelines) to move around the massive data on our hands to help the team make decision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esales Systems Engineer</text:p>
          </table:table-cell>
          <table:table-cell office:value-type="string" calcext:value-type="string">
            <text:p>Continuous self-improvement and learning to maintain technical leadership of applicable technologies (data center, SDN, public cloud, security, networking, etc.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aff Software Engineer I (Pricing)</text:p>
          </table:table-cell>
          <table:table-cell office:value-type="string" calcext:value-type="string">
            <text:p>This means an opportunity to work on virtually any type of computer science and software engineering problem, particularly in the areas of large scal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QA Engineer (f/m/d)</text:p>
          </table:table-cell>
          <table:table-cell office:value-type="string" calcext:value-type="string">
            <text:p>You have strong skills in design &amp; implementation of automation frameworks via data driven/keyword/hybrid models.You could be one of them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Product Manager (m/f/d)</text:p>
          </table:table-cell>
          <table:table-cell office:value-type="string" calcext:value-type="string">
            <text:p>Influence heavily the the tooling and usage of data within Zenjob.Ideally you have a background in computer science and/or worked as a Software Enginee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uditor (f/m/d) IT and Cybersecurity Assurance</text:p>
          </table:table-cell>
          <table:table-cell office:value-type="string" calcext:value-type="string">
            <text:p>We care about your data privacy and take compliance with GDPR as well as other data protection legislation seriously.Change is a constant aspect of our work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(m/w/d) für Qualitätssicherung und IT-Support, Erlangen</text:p>
          </table:table-cell>
          <table:table-cell office:value-type="string" calcext:value-type="string">
            <text:p>„Handmade Software“ – wir leben unser Handwerk, unsere Werkstücke sind digital.Wir sind auf die Entwicklung komplexer Individualsoftware und Data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ull-Stack Developer (f/m/x)</text:p>
          </table:table-cell>
          <table:table-cell office:value-type="string" calcext:value-type="string">
            <text:p>Field, such as data mining, ecommerce or building information modeling.You will be part of a cross-functional team, continuously testing new ideas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20080 - Solution Architect - ICT (m/w/d)</text:p>
          </table:table-cell>
          <table:table-cell office:value-type="string" calcext:value-type="string">
            <text:p>Telespazio VEGA Deutschland is the first choice European aerospace company for ICT and engineering solutions and services.Data Centre Networking and Securit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es Studium – Bachelor of Science Wirtschaftsinformatik (m/w/d) für 2021</text:p>
          </table:table-cell>
          <table:table-cell office:value-type="string" calcext:value-type="string">
            <text:p>In der Hirschvogel Holding GmbH in Denklingen laufen die Drähte der Hirschvogel Automotive Group und ihrer zahlreichen Standorte zusamm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intenance Worker / Wartungstechniker/in (m/f/d)</text:p>
          </table:table-cell>
          <table:table-cell office:value-type="string" calcext:value-type="string">
            <text:p>Infarm definiert Wachstum neu – 2013 von Osnat Michaeli and den Brüdern Erez and Guy Galonska gegründet, versammelt infarm heute ein stetig wachsendes Team v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oder Werkstudent Softwareentwicklung (Front- oder Backend) Industrie 4.0 IT-Solutions (M/W/D)</text:p>
          </table:table-cell>
          <table:table-cell office:value-type="string" calcext:value-type="string">
            <text:p>Praktikant oder Werkstudent Softwareentwicklung (Front- oder Backend) Industrie 4.0 IT-Solutions (M/W/D).Du begeisterst Dich für Themen wie IIoT, Industrie 4.0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ktmanager (m/w/d) Insurance Platform</text:p>
          </table:table-cell>
          <table:table-cell office:value-type="string" calcext:value-type="string">
            <text:p>Unüberschaubare, staubige Aktenordner waren gestern – mit dem neuen CHECK24 Versicherungscenter behältst Du den vollen Durchblick bei Deinen Unterlag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Sales Manager (m/w/d)(SaaS) - im Smart Energy Startup</text:p>
          </table:table-cell>
          <table:table-cell office:value-type="string" calcext:value-type="string">
            <text:p>Die Energieversorger auf dem deutschen Markt kennen wir bereits.Nun wird es Zeit, auf dem Markt der Unternehmenskunden Fuß zu fass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ir Base Air Defense Systems Maintenance Specialist</text:p>
          </table:table-cell>
          <table:table-cell office:value-type="string" calcext:value-type="string">
            <text:p>Knowledge of modern information systems, including computer hardware, data storage, network, and distributed system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ront-End Engineer (f/m/d) - Freelance Possible</text:p>
          </table:table-cell>
          <table:table-cell office:value-type="string" calcext:value-type="string">
            <text:p>As we see ourselves as 'for-purpose - for-profit', we're committed to employing all entrepreneurial abilities to solve one of our generation's most press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usiness Intelligence Consultant (m/w/d)</text:p>
          </table:table-cell>
          <table:table-cell office:value-type="string" calcext:value-type="string">
            <text:p>Unsere Recruiting Policy während Corona: M2 stellt weiterhin Talente ein.Bewerbungen werden bearbeitet und Interviews finden bis auf weiteres per Video stat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Digitalisierung (mwd)</text:p>
          </table:table-cell>
          <table:table-cell office:value-type="string" calcext:value-type="string">
            <text:p>Beratung von Kunden bei der Digitalisierung und Entwicklung von Data Governance Frameworks.Vertragsart: Unbefristete Festanstellung durch unseren Klient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Consultant Predictive Excellence (w/m/d)</text:p>
          </table:table-cell>
          <table:table-cell office:value-type="string" calcext:value-type="string">
            <text:p>Wir sind ein internationales Netzwerk aus 276.000 Mitarbeiterinnen und Mitarbeitern, die ihr Wissen, ihre Erfahrungen und ihre Ideen miteinander teil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helor of Science (Wirtschaftsinformatik) + Fachinformatiker für Systemintegration (w/m/d) - Duales Studium</text:p>
          </table:table-cell>
          <table:table-cell office:value-type="string" calcext:value-type="string">
            <text:p>Als einer der weltweit führenden Hersteller von Abfüll- und Verpackungsanlagen für die Getränke-, Food- und Non-Food-Industrie ist es unser Anspruch, immer di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am Lead UX Design (Schwerpunkt Suchende) (m/w/d) – Nürnberg</text:p>
          </table:table-cell>
          <table:table-cell office:value-type="string" calcext:value-type="string">
            <text:p>Die Arbeit an der nächsten Generation der erfolgreichen immowelt Plattform hat begonnen.Wenn du heiß darauf bist, etwas Großartiges zu schaffen, und dein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 Manager (m/f/d) Clinical Sequencing DM Central Europe</text:p>
          </table:table-cell>
          <table:table-cell office:value-type="string" calcext:value-type="string">
            <text:p>Thermo Fisher Scientific Inc. is the world leader in serving science, with annual revenue exceeding $25 billion.Location: Remote, based in Darmstad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r. Software Development Engineer</text:p>
          </table:table-cell>
          <table:table-cell office:value-type="string" calcext:value-type="string">
            <text:p>Fast-paced organization: Join a fast-growing organization that takes pride in its record of delivery and ability to solve complex science and engineer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es Studium Wirtschaftsinformatik, Bachelor of Science (B.Sc.)</text:p>
          </table:table-cell>
          <table:table-cell office:value-type="string" calcext:value-type="string">
            <text:p>Die SSC-LUXon GmbH ist ein junges und dynamisches E-Commerce-Unternehmen im Bereich energieeffizienter Beleuchtung mit Sitz in Bad Krozingen (Raum Freiburg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obile App Engineer (Flutter)</text:p>
          </table:table-cell>
          <table:table-cell office:value-type="string" calcext:value-type="string">
            <text:p>Experience with resource optimization like data-usage and battery consumption.We are a brand new start-up made of VR enthusiasts, evangelists, and engineer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Technical Lead (f/m/d)</text:p>
          </table:table-cell>
          <table:table-cell office:value-type="string" calcext:value-type="string">
            <text:p>Work side by side with product managers and data scientists in an agile environment.We develop Anomaly Detection tools which maximize data insights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oder Werkstudent Vertriebsassistenz Industrie 4.0 IT-Solutions (M/W/D)</text:p>
          </table:table-cell>
          <table:table-cell office:value-type="string" calcext:value-type="string">
            <text:p>Praktikant oder Werkstudent Vertriebsassistenz Industrie 4.0 IT-Solutions (M/W/D).Du begeisterst Dich für Themen wie IIoT, Industrie 4.0, KI sowie Data Scie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reative Direction &amp; Conception [m/w/d] | Expert:in für digitale Konzepte &amp; Brand Building</text:p>
          </table:table-cell>
          <table:table-cell office:value-type="string" calcext:value-type="string">
            <text:p>Du hast das Multitalent, das alle wollen.Wenn wir dich auf eine Marke loslassen, kommst du mit der Brand zurück, von der andere nicht mal zu träumen wag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lution Architect - ICT (m/w/d)</text:p>
          </table:table-cell>
          <table:table-cell office:value-type="string" calcext:value-type="string">
            <text:p>Telespazio VEGA Deutschland is the first choice European aerospace company for ICT and engineering solutions and services.Data Centre Networking and Securit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Development (Co-CTO) (m/f/x, 100%, in Freiburg/ Germany)</text:p>
          </table:table-cell>
          <table:table-cell office:value-type="string" calcext:value-type="string">
            <text:p>Development of quality assurance and data protection processes.Bachelor's degree in computer science, engineering or a similar fiel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Javascript Developer (m/f/x), Hamburg</text:p>
          </table:table-cell>
          <table:table-cell office:value-type="string" calcext:value-type="string">
            <text:p>Implement security and data protection.Founded in 2013, payever´s mission is to challenge the status quo on behalf of small and medium sized businesses again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sales consultant / Solution Architect - Europe - Frankfurt (m/w)</text:p>
          </table:table-cell>
          <table:table-cell office:value-type="string" calcext:value-type="string">
            <text:p>Our customers are large multi-nationals and organizations handling critical and sensitive data such as financial institutions or health-car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am Lead UX Design (Schwerpunkt Suchende) (m/w/d) – Hamburg</text:p>
          </table:table-cell>
          <table:table-cell office:value-type="string" calcext:value-type="string">
            <text:p>Die Arbeit an der nächsten Generation der erfolgreichen immowelt Plattform hat begonnen.Wenn du heiß darauf bist, etwas Großartiges zu schaffen, und dein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house IT Consultant (m/w/d) - Digital Manufacturing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ystem Architect (m/f/d) for Traffic Management Systems</text:p>
          </table:table-cell>
          <table:table-cell office:value-type="string" calcext:value-type="string">
            <text:p>Today, they develop solutions for the data-based, autonomous and immersive world of tomorrow – from autonomous vehicle control systems to collaborative comba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 MITARBEIT FÜR DEN AUFBAU EINES OPEN-ACCESS-LABORS</text:p>
          </table:table-cell>
          <table:table-cell office:value-type="string" calcext:value-type="string">
            <text:p>FAKULTÄT DESIGN, MEDIEN UND INFORMATION.Dezember 2020 eine Person für die.FÜR DEN AUFBAU EINES OPEN-ACCESS-LABORS.EG 13 TV-L, KENNZIFFER 133/20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zialist für Künstliche Intelligenz</text:p>
          </table:table-cell>
          <table:table-cell office:value-type="string" calcext:value-type="string">
            <text:p>Wenn Sie gemeinsam mit uns interessante und herausfordernde Projekte im Bereich der Künstlichen Intelligenz umsetzen wollen und eine attraktive sow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ccounting in Insurance (SAP) Senior Consultant</text:p>
          </table:table-cell>
          <table:table-cell office:value-type="string" calcext:value-type="string">
            <text:p>An accounting and reporting background in relation to data management and IT architecture, preferably within Insurance or Financial Servic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stack Frontend Entwickler (m/w/d)</text:p>
          </table:table-cell>
          <table:table-cell office:value-type="string" calcext:value-type="string">
            <text:p>München | Freiberuflich | Ab 01.01.2021 oder nach Vereinbarung |.Entwicklung von datengetriebenen Lösungen in Zusammenarbeit mit einem internationalen Team au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erman Localization Business Development Manager</text:p>
          </table:table-cell>
          <table:table-cell office:value-type="string" calcext:value-type="string">
            <text:p>Encompassing everything from hosting and data science to warehousing and fulfilment, we simplify the minefield of digital commerce, and enable brands to for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oud Entwickler &amp; Consultant (m/w/d)</text:p>
          </table:table-cell>
          <table:table-cell office:value-type="string" calcext:value-type="string">
            <text:p>München | Freiberuflich | 01.01.2021 oder nach Vereinbarung |.Entwicklung und Architektur einer internen Data-Science Plattfor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ystem Engineer / Software Architect (m/f/d)</text:p>
          </table:table-cell>
          <table:table-cell office:value-type="string" calcext:value-type="string">
            <text:p>Experience with cyber security, data privacy and system performance requirements.Design and implement system engineering approach to support the develop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ava Softwareentwickler / Machine Learning</text:p>
          </table:table-cell>
          <table:table-cell office:value-type="string" calcext:value-type="string">
            <text:p>Interessieren Sie sich für das hochspannende Thema Machine Learning und sind sicher im Umgang mit Java-Programmierung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ad Quality Officer 50% (m/f/d)</text:p>
          </table:table-cell>
          <table:table-cell office:value-type="string" calcext:value-type="string">
            <text:p>Compilation and review of all the batch data (manufacturing &amp; analytic).Bachelor’s Degree in science with demonstrable QA experience within the pharmaceut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am Lead UX Design (Schwerpunkt Suchende) (m/w/d)</text:p>
          </table:table-cell>
          <table:table-cell office:value-type="string" calcext:value-type="string">
            <text:p>Die immowelt Hamburg GmbH ist Teil der immowelt Group, einer Tochter der Axel Springer SE.Zu dieser gehören auch die immowelt AG mit ihren Portalen immowelt.d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count Manager: Life Sciences (Berlin)</text:p>
          </table:table-cell>
          <table:table-cell office:value-type="string" calcext:value-type="string">
            <text:p>We are a rapidly growing, young company developing analytics software for performing advanced data science.Our open source KNIME Analytics Platform, develope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Manager (m/f/d) Clinical Sequencing DM Central Europe copy copy</text:p>
          </table:table-cell>
          <table:table-cell office:value-type="string" calcext:value-type="string">
            <text:p>Thermo Fisher Scientific Inc. is the world leader in serving science, with annual revenue exceeding $25 billion.Location: Remote, based in Darmstad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Ops Engineer II</text:p>
          </table:table-cell>
          <table:table-cell office:value-type="string" calcext:value-type="string">
            <text:p>We offer top tier tech &amp; data science colleagues, along with opportunities to push your own limits.You believe data-driven decision making is the nor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icrosoft BI Consultant (m/w/d)</text:p>
          </table:table-cell>
          <table:table-cell office:value-type="string" calcext:value-type="string">
            <text:p>Wir sind ein schlagkräftiges Team datengetriebener “Überzeugungstäter: innen”: Daten helfen uns, Probleme zu verstehen und Lösungen zu entwickel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ctor Marketing Services &amp; User Insights (m|w|x)</text:p>
          </table:table-cell>
          <table:table-cell office:value-type="string" calcext:value-type="string">
            <text:p>Idealo blickt auf eine 20-jährige Unternehmensgeschichte zurück und gewinnt als Shopping- und Vergleichsplattform mit monatlich rund 16 Millionen Nutzer*inn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les Manager (m/f/d) Clinical Sequencing DM Central Europe copy</text:p>
          </table:table-cell>
          <table:table-cell office:value-type="string" calcext:value-type="string">
            <text:p>Thermo Fisher Scientific Inc. is the world leader in serving science, with annual revenue exceeding $25 billion.Location: Remote, based in Darmstad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ndroid SDK Developer (m/f/d)</text:p>
          </table:table-cell>
          <table:table-cell office:value-type="string" calcext:value-type="string">
            <text:p>Advanced targeting capabilities and competitive intelligence help publishers optimize their monetization strategy to create data-driven experiences and reach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nager, Machine Learning (Incentives Optimisation Squad) - Marketing Tech (f/m/d)</text:p>
          </table:table-cell>
          <table:table-cell office:value-type="string" calcext:value-type="string">
            <text:p>Lead and guide the career development of a team of data scientists and engineers, focused on improving the loyalty and ordering frequency of our customer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Ops Engineer – (Senior) Consultant</text:p>
          </table:table-cell>
          <table:table-cell office:value-type="string" calcext:value-type="string">
            <text:p>At Machine Learning Reply Germany we strive to work on leading-edge data science projects with our clients for which we are seeking DevOps Engineers with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ales Studium Informatik (m/w/d)</text:p>
          </table:table-cell>
          <table:table-cell office:value-type="string" calcext:value-type="string">
            <text:p>4K ANALYTICS* ist ein agiles und innovatives Unternehmen aus Leipzig, mit Expertise und Passion für Entwicklung von Verfahren und Anwendungen mit künstlich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PYTHON DEVELOPER (w,m,d) - FRONT-&amp; BACKEND</text:p>
          </table:table-cell>
          <table:table-cell office:value-type="string" calcext:value-type="string">
            <text:p>A university degree in computer science or a similar field.Experience with agile development methods and solid knowledge of data structures and algorithm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ccount Manager, Life Sciences - SaaS Sales (m/f/d)</text:p>
          </table:table-cell>
          <table:table-cell office:value-type="string" calcext:value-type="string">
            <text:p>Experience in selling SaaS solutions and life science software.Our customers around the globe trust us with their data, their business and their success and w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IT Berater Pharma / Chemie (mwd)</text:p>
          </table:table-cell>
          <table:table-cell office:value-type="string" calcext:value-type="string">
            <text:p>(Senior) IT Berater Pharma / Chemie (mwd).Internationale IT-Beratungsaufgabe im Chemie- und Pharmabereich.Als (Senior) IT Berater Pharma / Chemie führen Si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or Staff Product IT Architect and Development Engineer (m/f/d)</text:p>
          </table:table-cell>
          <table:table-cell office:value-type="string" calcext:value-type="string">
            <text:p>Develop and implement cyber security on key components and consider cyber security aspects and data privacy aspects in the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entwickler mit dem Schwerpunkt Python</text:p>
          </table:table-cell>
          <table:table-cell office:value-type="string" calcext:value-type="string">
            <text:p>Möchten Sie die nächste Stufe in Ihrer Karriere erreichen?Bei Brunel haben Sie die Möglichkeit sich bei namhaften Kunden kontinuierlich weiterzuentwickel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entwickler SCALA</text:p>
          </table:table-cell>
          <table:table-cell office:value-type="string" calcext:value-type="string">
            <text:p>Wenn Sie gemeinsam mit uns interessante und herausfordernde Projekte im Engineering umsetzen wollen und eine attraktive sowie abwechslungsreiche beruflic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Volljurist / Syndikusrechtsanwalt (m/w/d), Schwerpunkt Medizin- und Medizinprodukterecht sowie GenDG</text:p>
          </table:table-cell>
          <table:table-cell office:value-type="string" calcext:value-type="string">
            <text:p>Ihre Karriere bei CENTOGENE beginnt jetzt!Die CENTOGENE GmbH ("CENTOGENE") ist weltweit führend auf dem Gebiet der genetischen Diagnostik von Erbkrankheit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 / PhD student (Subject to personal qualification employees are remunerated according to salary group E 13 TV-L)</text:p>
          </table:table-cell>
          <table:table-cell office:value-type="string" calcext:value-type="string">
            <text:p>Reference to data protection: Your data protection rights, the purpose for which your data will be.Materials science or similar; previous experience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ackend Developer</text:p>
          </table:table-cell>
          <table:table-cell office:value-type="string" calcext:value-type="string">
            <text:p>Big data technologies and techniques.Software architecture, data structures and design patterns.Work on a modern web and big data stack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Frontend Developer (m/f/d)</text:p>
          </table:table-cell>
          <table:table-cell office:value-type="string" calcext:value-type="string">
            <text:p>Their interdisciplinary team transfers years of research of the RWTH Aachen University in the field of mechanical engineering and computer science into re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zialist (m/w/d) MS Power BI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Pre-sales Consultant – Automation and Data (m/f/x)</text:p>
          </table:table-cell>
          <table:table-cell office:value-type="string" calcext:value-type="string">
            <text:p>In agile teams, we use methods and technologies from the fields of data analytics, deep learning, process mining and business intelligence to turn customer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ava Web Developer (f/m/d)</text:p>
          </table:table-cell>
          <table:table-cell office:value-type="string" calcext:value-type="string">
            <text:p>Information on data protection for job applicants.Detailed information concerning data processing in connection with the job application process, is available…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 style:data-style-name="N2" text:time-value="13:20:24.20413261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13T14:38:12.829565542</dc:date>
    <meta:editing-duration>PT24M59S</meta:editing-duration>
    <meta:editing-cycles>7</meta:editing-cycles>
    <meta:generator>LibreOffice/7.0.2.2$Linux_X86_64 LibreOffice_project/3a01483fc371ab18cfca4bab0d636937da5eaf70</meta:generator>
    <meta:document-statistic meta:table-count="1" meta:cell-count="2778" meta:object-count="0"/>
  </office:meta>
</office:document-meta>
</file>